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1.94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8.9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nWN_angles_FastText_300d" table:style-name="ta1">
        <table:shapes>
          <draw:frame draw:z-index="0" draw:style-name="gr1" draw:text-style-name="P1" svg:width="159.99mm" svg:height="89.99mm" svg:x="95.86mm" svg:y="0mm">
            <loext:p draw:notify-on-update-of-ranges="OnWN_angles_FastText_300d.A1:OnWN_angles_FastText_300d.A1 OnWN_angles_FastText_300d.A2:OnWN_angles_FastText_300d.A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7.38mm" svg:height="111.02mm" svg:x="91.9mm" svg:y="71.39mm">
            <loext:p draw:notify-on-update-of-ranges="OnWN_angles_FastText_300d.B1:OnWN_angles_FastText_300d.B1 OnWN_angles_FastText_300d.B2:OnWN_angles_FastText_300d.B97 OnWN_angles_FastText_300d.C1:OnWN_angles_FastText_300d.C1 OnWN_angles_FastText_300d.C2:OnWN_angles_FastText_300d.C97 OnWN_angles_FastText_300d.D1:OnWN_angles_FastText_300d.D1 OnWN_angles_FastText_300d.D2:OnWN_angles_FastText_300d.D97 OnWN_angles_FastText_300d.E1:OnWN_angles_FastText_300d.E1 OnWN_angles_FastText_300d.E2:OnWN_angles_FastText_300d.E9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3199" calcext:value-type="float">
            <text:p>1.3199</text:p>
          </table:table-cell>
          <table:table-cell office:value-type="float" office:value="1.3444" calcext:value-type="float">
            <text:p>1.3444</text:p>
          </table:table-cell>
          <table:table-cell office:value-type="float" office:value="1.4877" calcext:value-type="float">
            <text:p>1.4877</text:p>
          </table:table-cell>
          <table:table-cell office:value-type="float" office:value="0.5843" calcext:value-type="float">
            <text:p>0.5843</text:p>
          </table:table-cell>
          <table:table-cell office:value-type="float" office:value="1.34517824649811" calcext:value-type="float">
            <text:p>1.34517824649811</text:p>
          </table:table-cell>
          <table:table-cell office:value-type="float" office:value="1.26655697822571" calcext:value-type="float">
            <text:p>1.26655697822571</text:p>
          </table:table-cell>
          <table:table-cell office:value-type="float" office:value="1.33680903911591" calcext:value-type="float">
            <text:p>1.33680903911591</text:p>
          </table:table-cell>
          <table:table-cell office:value-type="float" office:value="1.40808880329132" calcext:value-type="float">
            <text:p>1.40808880329132</text:p>
          </table:table-cell>
          <table:table-cell office:value-type="float" office:value="1.33119058609009" calcext:value-type="float">
            <text:p>1.33119058609009</text:p>
          </table:table-cell>
          <table:table-cell office:value-type="float" office:value="1.34558010101318" calcext:value-type="float">
            <text:p>1.34558010101318</text:p>
          </table:table-cell>
          <table:table-cell office:value-type="float" office:value="1.43697392940521" calcext:value-type="float">
            <text:p>1.43697392940521</text:p>
          </table:table-cell>
          <table:table-cell office:value-type="float" office:value="1.3474258184433" calcext:value-type="float">
            <text:p>1.3474258184433</text:p>
          </table:table-cell>
          <table:table-cell office:value-type="float" office:value="1.36096572875977" calcext:value-type="float">
            <text:p>1.36096572875977</text:p>
          </table:table-cell>
          <table:table-cell office:value-type="float" office:value="1.38887798786163" calcext:value-type="float">
            <text:p>1.38887798786163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19692850112915" calcext:value-type="float">
            <text:p>1.19692850112915</text:p>
          </table:table-cell>
          <table:table-cell office:value-type="float" office:value="1.3505265712738" calcext:value-type="float">
            <text:p>1.3505265712738</text:p>
          </table:table-cell>
          <table:table-cell office:value-type="float" office:value="1.22135663032532" calcext:value-type="float">
            <text:p>1.22135663032532</text:p>
          </table:table-cell>
          <table:table-cell office:value-type="float" office:value="1.33296799659729" calcext:value-type="float">
            <text:p>1.33296799659729</text:p>
          </table:table-cell>
          <table:table-cell office:value-type="float" office:value="1.06687355041504" calcext:value-type="float">
            <text:p>1.06687355041504</text:p>
          </table:table-cell>
          <table:table-cell office:value-type="float" office:value="1.26139497756958" calcext:value-type="float">
            <text:p>1.26139497756958</text:p>
          </table:table-cell>
          <table:table-cell office:value-type="float" office:value="0.99822986125946" calcext:value-type="float">
            <text:p>0.99822986125946</text:p>
          </table:table-cell>
          <table:table-cell office:value-type="float" office:value="1.35423731803894" calcext:value-type="float">
            <text:p>1.35423731803894</text:p>
          </table:table-cell>
          <table:table-cell office:value-type="float" office:value="1.34367847442627" calcext:value-type="float">
            <text:p>1.34367847442627</text:p>
          </table:table-cell>
          <table:table-cell office:value-type="float" office:value="1.37197661399841" calcext:value-type="float">
            <text:p>1.37197661399841</text:p>
          </table:table-cell>
          <table:table-cell office:value-type="float" office:value="1.39970541000366" calcext:value-type="float">
            <text:p>1.39970541000366</text:p>
          </table:table-cell>
          <table:table-cell office:value-type="float" office:value="1.31785702705383" calcext:value-type="float">
            <text:p>1.31785702705383</text:p>
          </table:table-cell>
          <table:table-cell office:value-type="float" office:value="1.23151755332947" calcext:value-type="float">
            <text:p>1.23151755332947</text:p>
          </table:table-cell>
          <table:table-cell office:value-type="float" office:value="1.37431621551514" calcext:value-type="float">
            <text:p>1.37431621551514</text:p>
          </table:table-cell>
          <table:table-cell office:value-type="float" office:value="1.41802477836609" calcext:value-type="float">
            <text:p>1.41802477836609</text:p>
          </table:table-cell>
          <table:table-cell office:value-type="float" office:value="1.29770743846893" calcext:value-type="float">
            <text:p>1.29770743846893</text:p>
          </table:table-cell>
          <table:table-cell office:value-type="float" office:value="1.35614025592804" calcext:value-type="float">
            <text:p>1.35614025592804</text:p>
          </table:table-cell>
          <table:table-cell office:value-type="float" office:value="1.29880523681641" calcext:value-type="float">
            <text:p>1.29880523681641</text:p>
          </table:table-cell>
          <table:table-cell office:value-type="float" office:value="1.28199601173401" calcext:value-type="float">
            <text:p>1.28199601173401</text:p>
          </table:table-cell>
          <table:table-cell office:value-type="float" office:value="1.40986633300781" calcext:value-type="float">
            <text:p>1.40986633300781</text:p>
          </table:table-cell>
          <table:table-cell office:value-type="float" office:value="1.40088832378387" calcext:value-type="float">
            <text:p>1.40088832378387</text:p>
          </table:table-cell>
          <table:table-cell office:value-type="float" office:value="1.32621169090271" calcext:value-type="float">
            <text:p>1.32621169090271</text:p>
          </table:table-cell>
          <table:table-cell office:value-type="float" office:value="1.39828252792358" calcext:value-type="float">
            <text:p>1.39828252792358</text:p>
          </table:table-cell>
          <table:table-cell office:value-type="float" office:value="1.29584872722626" calcext:value-type="float">
            <text:p>1.29584872722626</text:p>
          </table:table-cell>
          <table:table-cell office:value-type="float" office:value="1.36651515960693" calcext:value-type="float">
            <text:p>1.36651515960693</text:p>
          </table:table-cell>
          <table:table-cell office:value-type="float" office:value="1.3715283870697" calcext:value-type="float">
            <text:p>1.3715283870697</text:p>
          </table:table-cell>
          <table:table-cell office:value-type="float" office:value="1.41795587539673" calcext:value-type="float">
            <text:p>1.41795587539673</text:p>
          </table:table-cell>
          <table:table-cell office:value-type="float" office:value="1.28507876396179" calcext:value-type="float">
            <text:p>1.28507876396179</text:p>
          </table:table-cell>
          <table:table-cell office:value-type="float" office:value="1.29363989830017" calcext:value-type="float">
            <text:p>1.29363989830017</text:p>
          </table:table-cell>
          <table:table-cell office:value-type="float" office:value="1.3500349521637" calcext:value-type="float">
            <text:p>1.3500349521637</text:p>
          </table:table-cell>
          <table:table-cell office:value-type="float" office:value="1.20570170879364" calcext:value-type="float">
            <text:p>1.20570170879364</text:p>
          </table:table-cell>
          <table:table-cell office:value-type="float" office:value="1.39728081226349" calcext:value-type="float">
            <text:p>1.39728081226349</text:p>
          </table:table-cell>
          <table:table-cell office:value-type="float" office:value="1.23495924472809" calcext:value-type="float">
            <text:p>1.23495924472809</text:p>
          </table:table-cell>
          <table:table-cell office:value-type="float" office:value="1.32810521125793" calcext:value-type="float">
            <text:p>1.32810521125793</text:p>
          </table:table-cell>
          <table:table-cell office:value-type="float" office:value="1.45427227020264" calcext:value-type="float">
            <text:p>1.45427227020264</text:p>
          </table:table-cell>
          <table:table-cell office:value-type="float" office:value="1.3858414888382" calcext:value-type="float">
            <text:p>1.3858414888382</text:p>
          </table:table-cell>
          <table:table-cell office:value-type="float" office:value="1.46980714797974" calcext:value-type="float">
            <text:p>1.46980714797974</text:p>
          </table:table-cell>
          <table:table-cell office:value-type="float" office:value="1.4358412027359" calcext:value-type="float">
            <text:p>1.4358412027359</text:p>
          </table:table-cell>
          <table:table-cell office:value-type="float" office:value="1.414799451828" calcext:value-type="float">
            <text:p>1.414799451828</text:p>
          </table:table-cell>
          <table:table-cell office:value-type="float" office:value="1.39018619060516" calcext:value-type="float">
            <text:p>1.39018619060516</text:p>
          </table:table-cell>
          <table:table-cell office:value-type="float" office:value="1.28154170513153" calcext:value-type="float">
            <text:p>1.28154170513153</text:p>
          </table:table-cell>
          <table:table-cell office:value-type="float" office:value="0.584277868270874" calcext:value-type="float">
            <text:p>0.584277868270874</text:p>
          </table:table-cell>
          <table:table-cell office:value-type="float" office:value="1.30224704742432" calcext:value-type="float">
            <text:p>1.30224704742432</text:p>
          </table:table-cell>
          <table:table-cell office:value-type="float" office:value="1.33623218536377" calcext:value-type="float">
            <text:p>1.33623218536377</text:p>
          </table:table-cell>
          <table:table-cell office:value-type="float" office:value="1.32066440582275" calcext:value-type="float">
            <text:p>1.32066440582275</text:p>
          </table:table-cell>
          <table:table-cell office:value-type="float" office:value="1.36653995513916" calcext:value-type="float">
            <text:p>1.36653995513916</text:p>
          </table:table-cell>
          <table:table-cell office:value-type="float" office:value="1.4877245426178" calcext:value-type="float">
            <text:p>1.4877245426178</text:p>
          </table:table-cell>
          <table:table-cell office:value-type="float" office:value="1.39752554893494" calcext:value-type="float">
            <text:p>1.39752554893494</text:p>
          </table:table-cell>
          <table:table-cell office:value-type="float" office:value="1.47370827198029" calcext:value-type="float">
            <text:p>1.47370827198029</text:p>
          </table:table-cell>
          <table:table-cell office:value-type="float" office:value="1.22170913219452" calcext:value-type="float">
            <text:p>1.22170913219452</text:p>
          </table:table-cell>
          <table:table-cell office:value-type="float" office:value="1.24354255199432" calcext:value-type="float">
            <text:p>1.24354255199432</text:p>
          </table:table-cell>
          <table:table-cell office:value-type="float" office:value="1.2933042049408" calcext:value-type="float">
            <text:p>1.2933042049408</text:p>
          </table:table-cell>
          <table:table-cell office:value-type="float" office:value="1.44527435302734" calcext:value-type="float">
            <text:p>1.44527435302734</text:p>
          </table:table-cell>
          <table:table-cell office:value-type="float" office:value="1.30265378952026" calcext:value-type="float">
            <text:p>1.30265378952026</text:p>
          </table:table-cell>
          <table:table-cell office:value-type="float" office:value="1.28754448890686" calcext:value-type="float">
            <text:p>1.287544488906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097" calcext:value-type="float">
            <text:p>1.3097</text:p>
          </table:table-cell>
          <table:table-cell office:value-type="float" office:value="1.33" calcext:value-type="float">
            <text:p>1.33</text:p>
          </table:table-cell>
          <table:table-cell office:value-type="float" office:value="1.4648" calcext:value-type="float">
            <text:p>1.4648</text:p>
          </table:table-cell>
          <table:table-cell office:value-type="float" office:value="1.0636" calcext:value-type="float">
            <text:p>1.0636</text:p>
          </table:table-cell>
          <table:table-cell office:value-type="float" office:value="1.41492056846619" calcext:value-type="float">
            <text:p>1.41492056846619</text:p>
          </table:table-cell>
          <table:table-cell office:value-type="float" office:value="1.38994991779327" calcext:value-type="float">
            <text:p>1.38994991779327</text:p>
          </table:table-cell>
          <table:table-cell office:value-type="float" office:value="1.46484637260437" calcext:value-type="float">
            <text:p>1.46484637260437</text:p>
          </table:table-cell>
          <table:table-cell office:value-type="float" office:value="1.26390933990479" calcext:value-type="float">
            <text:p>1.26390933990479</text:p>
          </table:table-cell>
          <table:table-cell office:value-type="float" office:value="1.43832755088806" calcext:value-type="float">
            <text:p>1.43832755088806</text:p>
          </table:table-cell>
          <table:table-cell office:value-type="float" office:value="1.44255328178406" calcext:value-type="float">
            <text:p>1.44255328178406</text:p>
          </table:table-cell>
          <table:table-cell office:value-type="float" office:value="1.32997179031372" calcext:value-type="float">
            <text:p>1.32997179031372</text:p>
          </table:table-cell>
          <table:table-cell office:value-type="float" office:value="1.44921875" calcext:value-type="float">
            <text:p>1.44921875</text:p>
          </table:table-cell>
          <table:table-cell office:value-type="float" office:value="1.43072736263275" calcext:value-type="float">
            <text:p>1.43072736263275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1.19511222839355" calcext:value-type="float">
            <text:p>1.19511222839355</text:p>
          </table:table-cell>
          <table:table-cell office:value-type="float" office:value="1.25560760498047" calcext:value-type="float">
            <text:p>1.25560760498047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06357765197754" calcext:value-type="float">
            <text:p>1.06357765197754</text:p>
          </table:table-cell>
          <table:table-cell office:value-type="float" office:value="1.3297084569931" calcext:value-type="float">
            <text:p>1.3297084569931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26903223991394" calcext:value-type="float">
            <text:p>1.26903223991394</text:p>
          </table:table-cell>
          <table:table-cell office:value-type="float" office:value="1.30935335159302" calcext:value-type="float">
            <text:p>1.30935335159302</text:p>
          </table:table-cell>
          <table:table-cell office:value-type="float" office:value="1.13096833229065" calcext:value-type="float">
            <text:p>1.13096833229065</text:p>
          </table:table-cell>
          <table:table-cell office:value-type="float" office:value="1.37426722049713" calcext:value-type="float">
            <text:p>1.37426722049713</text:p>
          </table:table-cell>
          <table:table-cell office:value-type="float" office:value="1.14956152439117" calcext:value-type="float">
            <text:p>1.14956152439117</text:p>
          </table:table-cell>
          <table:table-cell office:value-type="float" office:value="1.33105516433716" calcext:value-type="float">
            <text:p>1.33105516433716</text:p>
          </table:table-cell>
          <table:table-cell office:value-type="float" office:value="1.23793649673462" calcext:value-type="float">
            <text:p>1.23793649673462</text:p>
          </table:table-cell>
          <table:table-cell office:value-type="float" office:value="1.3649320602417" calcext:value-type="float">
            <text:p>1.3649320602417</text:p>
          </table:table-cell>
          <table:table-cell office:value-type="float" office:value="1.30591523647308" calcext:value-type="float">
            <text:p>1.30591523647308</text:p>
          </table:table-cell>
          <table:table-cell office:value-type="float" office:value="1.38301610946655" calcext:value-type="float">
            <text:p>1.38301610946655</text:p>
          </table:table-cell>
          <table:table-cell office:value-type="float" office:value="1.17602825164795" calcext:value-type="float">
            <text:p>1.17602825164795</text:p>
          </table:table-cell>
          <table:table-cell office:value-type="float" office:value="1.32647705078125" calcext:value-type="float">
            <text:p>1.32647705078125</text:p>
          </table:table-cell>
          <table:table-cell office:value-type="float" office:value="1.2572238445282" calcext:value-type="float">
            <text:p>1.2572238445282</text:p>
          </table:table-cell>
          <table:table-cell office:value-type="float" office:value="1.37083768844605" calcext:value-type="float">
            <text:p>1.37083768844605</text:p>
          </table:table-cell>
          <table:table-cell office:value-type="float" office:value="1.34229505062103" calcext:value-type="float">
            <text:p>1.34229505062103</text:p>
          </table:table-cell>
          <table:table-cell office:value-type="float" office:value="1.28922140598297" calcext:value-type="float">
            <text:p>1.28922140598297</text:p>
          </table:table-cell>
          <table:table-cell office:value-type="float" office:value="1.11640310287476" calcext:value-type="float">
            <text:p>1.11640310287476</text:p>
          </table:table-cell>
          <table:table-cell office:value-type="float" office:value="1.22525596618652" calcext:value-type="float">
            <text:p>1.22525596618652</text:p>
          </table:table-cell>
          <table:table-cell office:value-type="float" office:value="1.32118427753448" calcext:value-type="float">
            <text:p>1.32118427753448</text:p>
          </table:table-cell>
          <table:table-cell office:value-type="float" office:value="1.40034317970276" calcext:value-type="float">
            <text:p>1.40034317970276</text:p>
          </table:table-cell>
          <table:table-cell office:value-type="float" office:value="1.3380264043808" calcext:value-type="float">
            <text:p>1.338026404380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37885928153992" calcext:value-type="float">
            <text:p>1.37885928153992</text:p>
          </table:table-cell>
          <table:table-cell office:value-type="float" office:value="1.34755682945251" calcext:value-type="float">
            <text:p>1.34755682945251</text:p>
          </table:table-cell>
          <table:table-cell office:value-type="float" office:value="1.36851942539215" calcext:value-type="float">
            <text:p>1.36851942539215</text:p>
          </table:table-cell>
          <table:table-cell office:value-type="float" office:value="1.37860703468323" calcext:value-type="float">
            <text:p>1.37860703468323</text:p>
          </table:table-cell>
          <table:table-cell office:value-type="float" office:value="1.36799800395966" calcext:value-type="float">
            <text:p>1.36799800395966</text:p>
          </table:table-cell>
          <table:table-cell office:value-type="float" office:value="1.37659132480621" calcext:value-type="float">
            <text:p>1.37659132480621</text:p>
          </table:table-cell>
          <table:table-cell office:value-type="float" office:value="1.28129327297211" calcext:value-type="float">
            <text:p>1.28129327297211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834" calcext:value-type="float">
            <text:p>1.2834</text:p>
          </table:table-cell>
          <table:table-cell office:value-type="float" office:value="1.3072" calcext:value-type="float">
            <text:p>1.3072</text:p>
          </table:table-cell>
          <table:table-cell office:value-type="float" office:value="1.4526" calcext:value-type="float">
            <text:p>1.452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8649475574493" calcext:value-type="float">
            <text:p>1.38649475574493</text:p>
          </table:table-cell>
          <table:table-cell office:value-type="float" office:value="1.37432587146759" calcext:value-type="float">
            <text:p>1.37432587146759</text:p>
          </table:table-cell>
          <table:table-cell office:value-type="float" office:value="1.30939877033234" calcext:value-type="float">
            <text:p>1.30939877033234</text:p>
          </table:table-cell>
          <table:table-cell office:value-type="float" office:value="1.22787654399872" calcext:value-type="float">
            <text:p>1.22787654399872</text:p>
          </table:table-cell>
          <table:table-cell office:value-type="float" office:value="1.32355451583862" calcext:value-type="float">
            <text:p>1.32355451583862</text:p>
          </table:table-cell>
          <table:table-cell office:value-type="float" office:value="1.36111009120941" calcext:value-type="float">
            <text:p>1.36111009120941</text:p>
          </table:table-cell>
          <table:table-cell office:value-type="float" office:value="1.33692872524261" calcext:value-type="float">
            <text:p>1.33692872524261</text:p>
          </table:table-cell>
          <table:table-cell office:value-type="float" office:value="1.25048089027405" calcext:value-type="float">
            <text:p>1.25048089027405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19511222839355" calcext:value-type="float">
            <text:p>1.19511222839355</text:p>
          </table:table-cell>
          <table:table-cell office:value-type="float" office:value="1.21941685676575" calcext:value-type="float">
            <text:p>1.21941685676575</text:p>
          </table:table-cell>
          <table:table-cell office:value-type="float" office:value="1.28550350666046" calcext:value-type="float">
            <text:p>1.28550350666046</text:p>
          </table:table-cell>
          <table:table-cell office:value-type="float" office:value="1.343470454216" calcext:value-type="float">
            <text:p>1.343470454216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8301610946655" calcext:value-type="float">
            <text:p>1.38301610946655</text:p>
          </table:table-cell>
          <table:table-cell office:value-type="float" office:value="1.35252773761749" calcext:value-type="float">
            <text:p>1.35252773761749</text:p>
          </table:table-cell>
          <table:table-cell office:value-type="float" office:value="1.4067862033844" calcext:value-type="float">
            <text:p>1.4067862033844</text:p>
          </table:table-cell>
          <table:table-cell office:value-type="float" office:value="1.43507468700409" calcext:value-type="float">
            <text:p>1.43507468700409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32940554618835" calcext:value-type="float">
            <text:p>1.32940554618835</text:p>
          </table:table-cell>
          <table:table-cell office:value-type="float" office:value="1.36454617977142" calcext:value-type="float">
            <text:p>1.36454617977142</text:p>
          </table:table-cell>
          <table:table-cell office:value-type="float" office:value="1.36077618598938" calcext:value-type="float">
            <text:p>1.36077618598938</text:p>
          </table:table-cell>
          <table:table-cell office:value-type="float" office:value="1.09188199043274" calcext:value-type="float">
            <text:p>1.09188199043274</text:p>
          </table:table-cell>
          <table:table-cell office:value-type="float" office:value="1.2572238445282" calcext:value-type="float">
            <text:p>1.2572238445282</text:p>
          </table:table-cell>
          <table:table-cell office:value-type="float" office:value="1.20472395420074" calcext:value-type="float">
            <text:p>1.20472395420074</text:p>
          </table:table-cell>
          <table:table-cell office:value-type="float" office:value="1.26924896240234" calcext:value-type="float">
            <text:p>1.26924896240234</text:p>
          </table:table-cell>
          <table:table-cell office:value-type="float" office:value="1.19293928146362" calcext:value-type="float">
            <text:p>1.19293928146362</text:p>
          </table:table-cell>
          <table:table-cell office:value-type="float" office:value="1.18950009346008" calcext:value-type="float">
            <text:p>1.18950009346008</text:p>
          </table:table-cell>
          <table:table-cell office:value-type="float" office:value="1.45256507396698" calcext:value-type="float">
            <text:p>1.45256507396698</text:p>
          </table:table-cell>
          <table:table-cell office:value-type="float" office:value="1.29672920703888" calcext:value-type="float">
            <text:p>1.29672920703888</text:p>
          </table:table-cell>
          <table:table-cell office:value-type="float" office:value="1.43054211139679" calcext:value-type="float">
            <text:p>1.43054211139679</text:p>
          </table:table-cell>
          <table:table-cell office:value-type="float" office:value="1.23439311981201" calcext:value-type="float">
            <text:p>1.23439311981201</text:p>
          </table:table-cell>
          <table:table-cell office:value-type="float" office:value="1.34173178672791" calcext:value-type="float">
            <text:p>1.34173178672791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958" calcext:value-type="float">
            <text:p>1.2958</text:p>
          </table:table-cell>
          <table:table-cell office:value-type="float" office:value="1.2989" calcext:value-type="float">
            <text:p>1.2989</text:p>
          </table:table-cell>
          <table:table-cell office:value-type="float" office:value="1.4625" calcext:value-type="float">
            <text:p>1.4625</text:p>
          </table:table-cell>
          <table:table-cell office:value-type="float" office:value="0.6773" calcext:value-type="float">
            <text:p>0.6773</text:p>
          </table:table-cell>
          <table:table-cell office:value-type="float" office:value="1.21135520935059" calcext:value-type="float">
            <text:p>1.21135520935059</text:p>
          </table:table-cell>
          <table:table-cell office:value-type="float" office:value="1.26655697822571" calcext:value-type="float">
            <text:p>1.26655697822571</text:p>
          </table:table-cell>
          <table:table-cell office:value-type="float" office:value="1.2916454076767" calcext:value-type="float">
            <text:p>1.2916454076767</text:p>
          </table:table-cell>
          <table:table-cell office:value-type="float" office:value="1.2866096496582" calcext:value-type="float">
            <text:p>1.2866096496582</text:p>
          </table:table-cell>
          <table:table-cell office:value-type="float" office:value="1.28550410270691" calcext:value-type="float">
            <text:p>1.28550410270691</text:p>
          </table:table-cell>
          <table:table-cell office:value-type="float" office:value="1.30029010772705" calcext:value-type="float">
            <text:p>1.30029010772705</text:p>
          </table:table-cell>
          <table:table-cell office:value-type="float" office:value="1.31043696403503" calcext:value-type="float">
            <text:p>1.31043696403503</text:p>
          </table:table-cell>
          <table:table-cell office:value-type="float" office:value="1.38961005210876" calcext:value-type="float">
            <text:p>1.38961005210876</text:p>
          </table:table-cell>
          <table:table-cell office:value-type="float" office:value="1.29754507541657" calcext:value-type="float">
            <text:p>1.29754507541657</text:p>
          </table:table-cell>
          <table:table-cell office:value-type="float" office:value="1.33407092094421" calcext:value-type="float">
            <text:p>1.33407092094421</text:p>
          </table:table-cell>
          <table:table-cell office:value-type="float" office:value="1.28329753875732" calcext:value-type="float">
            <text:p>1.28329753875732</text:p>
          </table:table-cell>
          <table:table-cell office:value-type="float" office:value="1.25599920749664" calcext:value-type="float">
            <text:p>1.25599920749664</text:p>
          </table:table-cell>
          <table:table-cell office:value-type="float" office:value="1.4016649723053" calcext:value-type="float">
            <text:p>1.4016649723053</text:p>
          </table:table-cell>
          <table:table-cell office:value-type="float" office:value="1.39355874061584" calcext:value-type="float">
            <text:p>1.39355874061584</text:p>
          </table:table-cell>
          <table:table-cell office:value-type="float" office:value="1.2638852596283" calcext:value-type="float">
            <text:p>1.2638852596283</text:p>
          </table:table-cell>
          <table:table-cell office:value-type="float" office:value="1.35846543312073" calcext:value-type="float">
            <text:p>1.35846543312073</text:p>
          </table:table-cell>
          <table:table-cell office:value-type="float" office:value="1.34746825695038" calcext:value-type="float">
            <text:p>1.34746825695038</text:p>
          </table:table-cell>
          <table:table-cell office:value-type="float" office:value="1.25577330589294" calcext:value-type="float">
            <text:p>1.25577330589294</text:p>
          </table:table-cell>
          <table:table-cell office:value-type="float" office:value="1.23204851150513" calcext:value-type="float">
            <text:p>1.23204851150513</text:p>
          </table:table-cell>
          <table:table-cell office:value-type="float" office:value="1.43781614303589" calcext:value-type="float">
            <text:p>1.43781614303589</text:p>
          </table:table-cell>
          <table:table-cell office:value-type="float" office:value="1.21830427646637" calcext:value-type="float">
            <text:p>1.21830427646637</text:p>
          </table:table-cell>
          <table:table-cell office:value-type="float" office:value="1.46246325969696" calcext:value-type="float">
            <text:p>1.46246325969696</text:p>
          </table:table-cell>
          <table:table-cell office:value-type="float" office:value="1.32434010505676" calcext:value-type="float">
            <text:p>1.32434010505676</text:p>
          </table:table-cell>
          <table:table-cell office:value-type="float" office:value="0.677327692508698" calcext:value-type="float">
            <text:p>0.677327692508698</text:p>
          </table:table-cell>
          <table:table-cell office:value-type="float" office:value="1.36747670173645" calcext:value-type="float">
            <text:p>1.36747670173645</text:p>
          </table:table-cell>
          <table:table-cell office:value-type="float" office:value="1.29070842266083" calcext:value-type="float">
            <text:p>1.29070842266083</text:p>
          </table:table-cell>
          <table:table-cell office:value-type="float" office:value="1.33145344257355" calcext:value-type="float">
            <text:p>1.33145344257355</text:p>
          </table:table-cell>
          <table:table-cell office:value-type="float" office:value="1.4079384803772" calcext:value-type="float">
            <text:p>1.4079384803772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66" calcext:value-type="float">
            <text:p>1.2766</text:p>
          </table:table-cell>
          <table:table-cell office:value-type="float" office:value="1.311" calcext:value-type="float">
            <text:p>1.311</text:p>
          </table:table-cell>
          <table:table-cell office:value-type="float" office:value="1.4528" calcext:value-type="float">
            <text:p>1.452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39902067184448" calcext:value-type="float">
            <text:p>1.39902067184448</text:p>
          </table:table-cell>
          <table:table-cell office:value-type="float" office:value="1.18093466758728" calcext:value-type="float">
            <text:p>1.18093466758728</text:p>
          </table:table-cell>
          <table:table-cell office:value-type="float" office:value="1.34707427024841" calcext:value-type="float">
            <text:p>1.34707427024841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528124332428" calcext:value-type="float">
            <text:p>1.4528124332428</text:p>
          </table:table-cell>
          <table:table-cell office:value-type="float" office:value="1.40311765670776" calcext:value-type="float">
            <text:p>1.40311765670776</text:p>
          </table:table-cell>
          <table:table-cell office:value-type="float" office:value="1.35409963130951" calcext:value-type="float">
            <text:p>1.35409963130951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30081987380981" calcext:value-type="float">
            <text:p>1.30081987380981</text:p>
          </table:table-cell>
          <table:table-cell office:value-type="float" office:value="1.27713692188263" calcext:value-type="float">
            <text:p>1.27713692188263</text:p>
          </table:table-cell>
          <table:table-cell office:value-type="float" office:value="1.27313077449799" calcext:value-type="float">
            <text:p>1.27313077449799</text:p>
          </table:table-cell>
          <table:table-cell office:value-type="float" office:value="1.35563540458679" calcext:value-type="float">
            <text:p>1.35563540458679</text:p>
          </table:table-cell>
          <table:table-cell office:value-type="float" office:value="1.42917215824127" calcext:value-type="float">
            <text:p>1.42917215824127</text:p>
          </table:table-cell>
          <table:table-cell office:value-type="float" office:value="1.29367578029633" calcext:value-type="float">
            <text:p>1.29367578029633</text:p>
          </table:table-cell>
          <table:table-cell office:value-type="float" office:value="1.38979864120483" calcext:value-type="float">
            <text:p>1.38979864120483</text:p>
          </table:table-cell>
          <table:table-cell office:value-type="float" office:value="1.39104449748993" calcext:value-type="float">
            <text:p>1.39104449748993</text:p>
          </table:table-cell>
          <table:table-cell office:value-type="float" office:value="1.16546285152435" calcext:value-type="float">
            <text:p>1.16546285152435</text:p>
          </table:table-cell>
          <table:table-cell office:value-type="float" office:value="1.31327593326569" calcext:value-type="float">
            <text:p>1.31327593326569</text:p>
          </table:table-cell>
          <table:table-cell office:value-type="float" office:value="1.10317635536194" calcext:value-type="float">
            <text:p>1.10317635536194</text:p>
          </table:table-cell>
          <table:table-cell office:value-type="float" office:value="1.4000232219696" calcext:value-type="float">
            <text:p>1.4000232219696</text:p>
          </table:table-cell>
          <table:table-cell office:value-type="float" office:value="1.30872130393982" calcext:value-type="float">
            <text:p>1.30872130393982</text:p>
          </table:table-cell>
          <table:table-cell office:value-type="float" office:value="1.24777412414551" calcext:value-type="float">
            <text:p>1.24777412414551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8917026519775" calcext:value-type="float">
            <text:p>1.28917026519775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684" calcext:value-type="float">
            <text:p>1.2684</text:p>
          </table:table-cell>
          <table:table-cell office:value-type="float" office:value="1.3169" calcext:value-type="float">
            <text:p>1.3169</text:p>
          </table:table-cell>
          <table:table-cell office:value-type="float" office:value="1.3724" calcext:value-type="float">
            <text:p>1.3724</text:p>
          </table:table-cell>
          <table:table-cell office:value-type="float" office:value="1.1173" calcext:value-type="float">
            <text:p>1.1173</text:p>
          </table:table-cell>
          <table:table-cell office:value-type="float" office:value="1.37237751483917" calcext:value-type="float">
            <text:p>1.37237751483917</text:p>
          </table:table-cell>
          <table:table-cell office:value-type="float" office:value="1.12807583808899" calcext:value-type="float">
            <text:p>1.12807583808899</text:p>
          </table:table-cell>
          <table:table-cell office:value-type="float" office:value="1.28199601173401" calcext:value-type="float">
            <text:p>1.28199601173401</text:p>
          </table:table-cell>
          <table:table-cell office:value-type="float" office:value="1.35859847068787" calcext:value-type="float">
            <text:p>1.35859847068787</text:p>
          </table:table-cell>
          <table:table-cell office:value-type="float" office:value="1.35179102420807" calcext:value-type="float">
            <text:p>1.35179102420807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215" calcext:value-type="float">
            <text:p>1.2215</text:p>
          </table:table-cell>
          <table:table-cell office:value-type="float" office:value="1.2461" calcext:value-type="float">
            <text:p>1.2461</text:p>
          </table:table-cell>
          <table:table-cell office:value-type="float" office:value="1.4066" calcext:value-type="float">
            <text:p>1.4066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3308479785919" calcext:value-type="float">
            <text:p>1.23308479785919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24931740760803" calcext:value-type="float">
            <text:p>1.24931740760803</text:p>
          </table:table-cell>
          <table:table-cell office:value-type="float" office:value="1.32426977157593" calcext:value-type="float">
            <text:p>1.32426977157593</text:p>
          </table:table-cell>
          <table:table-cell office:value-type="float" office:value="1.33180212974548" calcext:value-type="float">
            <text:p>1.33180212974548</text:p>
          </table:table-cell>
          <table:table-cell office:value-type="float" office:value="1.23568558692932" calcext:value-type="float">
            <text:p>1.23568558692932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15874063968658" calcext:value-type="float">
            <text:p>1.15874063968658</text:p>
          </table:table-cell>
          <table:table-cell office:value-type="float" office:value="1.20536851882935" calcext:value-type="float">
            <text:p>1.20536851882935</text:p>
          </table:table-cell>
          <table:table-cell office:value-type="float" office:value="1.28149318695068" calcext:value-type="float">
            <text:p>1.28149318695068</text:p>
          </table:table-cell>
          <table:table-cell office:value-type="float" office:value="1.40659070014954" calcext:value-type="float">
            <text:p>1.40659070014954</text:p>
          </table:table-cell>
          <table:table-cell office:value-type="float" office:value="1.31950402259827" calcext:value-type="float">
            <text:p>1.31950402259827</text:p>
          </table:table-cell>
          <table:table-cell office:value-type="float" office:value="1.34463667869568" calcext:value-type="float">
            <text:p>1.34463667869568</text:p>
          </table:table-cell>
          <table:table-cell office:value-type="float" office:value="1.18170285224915" calcext:value-type="float">
            <text:p>1.18170285224915</text:p>
          </table:table-cell>
          <table:table-cell office:value-type="float" office:value="1.23810017108917" calcext:value-type="float">
            <text:p>1.23810017108917</text:p>
          </table:table-cell>
          <table:table-cell office:value-type="float" office:value="1.2560533285141" calcext:value-type="float">
            <text:p>1.2560533285141</text:p>
          </table:table-cell>
          <table:table-cell office:value-type="float" office:value="1.37697815895081" calcext:value-type="float">
            <text:p>1.37697815895081</text:p>
          </table:table-cell>
          <table:table-cell office:value-type="float" office:value="1.34535419940948" calcext:value-type="float">
            <text:p>1.34535419940948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0.947164416313171" calcext:value-type="float">
            <text:p>0.947164416313171</text:p>
          </table:table-cell>
          <table:table-cell office:value-type="float" office:value="1.23272657394409" calcext:value-type="float">
            <text:p>1.23272657394409</text:p>
          </table:table-cell>
          <table:table-cell office:value-type="float" office:value="1.37592911720276" calcext:value-type="float">
            <text:p>1.37592911720276</text:p>
          </table:table-cell>
          <table:table-cell office:value-type="float" office:value="1.24293184280396" calcext:value-type="float">
            <text:p>1.24293184280396</text:p>
          </table:table-cell>
          <table:table-cell office:value-type="float" office:value="1.14311695098877" calcext:value-type="float">
            <text:p>1.14311695098877</text:p>
          </table:table-cell>
          <table:table-cell office:value-type="float" office:value="1.29297697544098" calcext:value-type="float">
            <text:p>1.29297697544098</text:p>
          </table:table-cell>
          <table:table-cell office:value-type="float" office:value="1.32789957523346" calcext:value-type="float">
            <text:p>1.32789957523346</text:p>
          </table:table-cell>
          <table:table-cell office:value-type="float" office:value="1.29287695884705" calcext:value-type="float">
            <text:p>1.29287695884705</text:p>
          </table:table-cell>
          <table:table-cell office:value-type="float" office:value="1.21632182598114" calcext:value-type="float">
            <text:p>1.21632182598114</text:p>
          </table:table-cell>
          <table:table-cell office:value-type="float" office:value="1.2905969619751" calcext:value-type="float">
            <text:p>1.2905969619751</text:p>
          </table:table-cell>
          <table:table-cell office:value-type="float" office:value="1.35717976093292" calcext:value-type="float">
            <text:p>1.35717976093292</text:p>
          </table:table-cell>
          <table:table-cell office:value-type="float" office:value="1.2947473526001" calcext:value-type="float">
            <text:p>1.2947473526001</text:p>
          </table:table-cell>
          <table:table-cell office:value-type="float" office:value="1.35176646709442" calcext:value-type="float">
            <text:p>1.35176646709442</text:p>
          </table:table-cell>
          <table:table-cell office:value-type="float" office:value="1.23016977310181" calcext:value-type="float">
            <text:p>1.23016977310181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61" calcext:value-type="float">
            <text:p>1.2861</text:p>
          </table:table-cell>
          <table:table-cell office:value-type="float" office:value="1.3304" calcext:value-type="float">
            <text:p>1.3304</text:p>
          </table:table-cell>
          <table:table-cell office:value-type="float" office:value="1.4817" calcext:value-type="float">
            <text:p>1.481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0595719814301" calcext:value-type="float">
            <text:p>1.30595719814301</text:p>
          </table:table-cell>
          <table:table-cell office:value-type="float" office:value="1.09529960155487" calcext:value-type="float">
            <text:p>1.09529960155487</text:p>
          </table:table-cell>
          <table:table-cell office:value-type="float" office:value="1.20828545093536" calcext:value-type="float">
            <text:p>1.20828545093536</text:p>
          </table:table-cell>
          <table:table-cell office:value-type="float" office:value="1.32437133789063" calcext:value-type="float">
            <text:p>1.32437133789063</text:p>
          </table:table-cell>
          <table:table-cell office:value-type="float" office:value="1.35469007492065" calcext:value-type="float">
            <text:p>1.35469007492065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41413986682892" calcext:value-type="float">
            <text:p>1.41413986682892</text:p>
          </table:table-cell>
          <table:table-cell office:value-type="float" office:value="1.40441870689392" calcext:value-type="float">
            <text:p>1.40441870689392</text:p>
          </table:table-cell>
          <table:table-cell office:value-type="float" office:value="1.14151537418365" calcext:value-type="float">
            <text:p>1.14151537418365</text:p>
          </table:table-cell>
          <table:table-cell office:value-type="float" office:value="1.15549170970917" calcext:value-type="float">
            <text:p>1.15549170970917</text:p>
          </table:table-cell>
          <table:table-cell office:value-type="float" office:value="1.38090717792511" calcext:value-type="float">
            <text:p>1.38090717792511</text:p>
          </table:table-cell>
          <table:table-cell office:value-type="float" office:value="1.40614020824432" calcext:value-type="float">
            <text:p>1.4061402082443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8168396949768" calcext:value-type="float">
            <text:p>1.48168396949768</text:p>
          </table:table-cell>
          <table:table-cell office:value-type="float" office:value="1.38346779346466" calcext:value-type="float">
            <text:p>1.38346779346466</text:p>
          </table:table-cell>
          <table:table-cell office:value-type="float" office:value="1.37644183635712" calcext:value-type="float">
            <text:p>1.37644183635712</text:p>
          </table:table-cell>
          <table:table-cell office:value-type="float" office:value="1.27230978012085" calcext:value-type="float">
            <text:p>1.27230978012085</text:p>
          </table:table-cell>
          <table:table-cell office:value-type="float" office:value="1.26022171974182" calcext:value-type="float">
            <text:p>1.26022171974182</text:p>
          </table:table-cell>
          <table:table-cell office:value-type="float" office:value="1.31128334999084" calcext:value-type="float">
            <text:p>1.31128334999084</text:p>
          </table:table-cell>
          <table:table-cell office:value-type="float" office:value="1.33639812469482" calcext:value-type="float">
            <text:p>1.33639812469482</text:p>
          </table:table-cell>
          <table:table-cell office:value-type="float" office:value="1.26171898841858" calcext:value-type="float">
            <text:p>1.26171898841858</text:p>
          </table:table-cell>
          <table:table-cell office:value-type="float" office:value="1.3831102848053" calcext:value-type="float">
            <text:p>1.3831102848053</text:p>
          </table:table-cell>
          <table:table-cell office:value-type="float" office:value="1.38337790966034" calcext:value-type="float">
            <text:p>1.38337790966034</text:p>
          </table:table-cell>
          <table:table-cell office:value-type="float" office:value="1.03135085105896" calcext:value-type="float">
            <text:p>1.03135085105896</text:p>
          </table:table-cell>
          <table:table-cell office:value-type="float" office:value="1.44261384010315" calcext:value-type="float">
            <text:p>1.44261384010315</text:p>
          </table:table-cell>
          <table:table-cell office:value-type="float" office:value="1.4181694984436" calcext:value-type="float">
            <text:p>1.4181694984436</text:p>
          </table:table-cell>
          <table:table-cell office:value-type="float" office:value="1.44513976573944" calcext:value-type="float">
            <text:p>1.44513976573944</text:p>
          </table:table-cell>
          <table:table-cell office:value-type="float" office:value="1.06167244911194" calcext:value-type="float">
            <text:p>1.06167244911194</text:p>
          </table:table-cell>
          <table:table-cell office:value-type="float" office:value="1.3672821521759" calcext:value-type="float">
            <text:p>1.3672821521759</text:p>
          </table:table-cell>
          <table:table-cell office:value-type="float" office:value="1.19102871417999" calcext:value-type="float">
            <text:p>1.19102871417999</text:p>
          </table:table-cell>
          <table:table-cell office:value-type="float" office:value="1.28775835037231" calcext:value-type="float">
            <text:p>1.28775835037231</text:p>
          </table:table-cell>
          <table:table-cell office:value-type="float" office:value="1.47656178474426" calcext:value-type="float">
            <text:p>1.47656178474426</text:p>
          </table:table-cell>
          <table:table-cell office:value-type="float" office:value="1.320183634758" calcext:value-type="float">
            <text:p>1.320183634758</text:p>
          </table:table-cell>
          <table:table-cell office:value-type="float" office:value="1.36543440818787" calcext:value-type="float">
            <text:p>1.36543440818787</text:p>
          </table:table-cell>
          <table:table-cell office:value-type="float" office:value="1.42386567592621" calcext:value-type="float">
            <text:p>1.42386567592621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3419" calcext:value-type="float">
            <text:p>1.3419</text:p>
          </table:table-cell>
          <table:table-cell office:value-type="float" office:value="1.4351" calcext:value-type="float">
            <text:p>1.4351</text:p>
          </table:table-cell>
          <table:table-cell office:value-type="float" office:value="0.898" calcext:value-type="float">
            <text:p>0.898</text:p>
          </table:table-cell>
          <table:table-cell office:value-type="float" office:value="1.36502647399902" calcext:value-type="float">
            <text:p>1.3650264739990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9108335971832" calcext:value-type="float">
            <text:p>1.39108335971832</text:p>
          </table:table-cell>
          <table:table-cell office:value-type="float" office:value="1.35998344421387" calcext:value-type="float">
            <text:p>1.35998344421387</text:p>
          </table:table-cell>
          <table:table-cell office:value-type="float" office:value="1.22537326812744" calcext:value-type="float">
            <text:p>1.22537326812744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6913371086121" calcext:value-type="float">
            <text:p>1.36913371086121</text:p>
          </table:table-cell>
          <table:table-cell office:value-type="float" office:value="1.34348678588867" calcext:value-type="float">
            <text:p>1.34348678588867</text:p>
          </table:table-cell>
          <table:table-cell office:value-type="float" office:value="1.37811958789825" calcext:value-type="float">
            <text:p>1.37811958789825</text:p>
          </table:table-cell>
          <table:table-cell office:value-type="float" office:value="1.42003083229065" calcext:value-type="float">
            <text:p>1.42003083229065</text:p>
          </table:table-cell>
          <table:table-cell office:value-type="float" office:value="1.24181234836578" calcext:value-type="float">
            <text:p>1.24181234836578</text:p>
          </table:table-cell>
          <table:table-cell office:value-type="float" office:value="1.4009096622467" calcext:value-type="float">
            <text:p>1.4009096622467</text:p>
          </table:table-cell>
          <table:table-cell office:value-type="float" office:value="1.29677927494049" calcext:value-type="float">
            <text:p>1.29677927494049</text:p>
          </table:table-cell>
          <table:table-cell office:value-type="float" office:value="1.33008646965027" calcext:value-type="float">
            <text:p>1.33008646965027</text:p>
          </table:table-cell>
          <table:table-cell office:value-type="float" office:value="1.34037208557129" calcext:value-type="float">
            <text:p>1.34037208557129</text:p>
          </table:table-cell>
          <table:table-cell office:value-type="float" office:value="1.32345306873322" calcext:value-type="float">
            <text:p>1.3234530687332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7162411212921" calcext:value-type="float">
            <text:p>1.37162411212921</text:p>
          </table:table-cell>
          <table:table-cell office:value-type="float" office:value="0.89799439907074" calcext:value-type="float">
            <text:p>0.89799439907074</text:p>
          </table:table-cell>
          <table:table-cell office:value-type="float" office:value="1.43512606620789" calcext:value-type="float">
            <text:p>1.43512606620789</text:p>
          </table:table-cell>
          <table:table-cell office:value-type="float" office:value="1.42993295192719" calcext:value-type="float">
            <text:p>1.42993295192719</text:p>
          </table:table-cell>
          <table:table-cell office:value-type="float" office:value="1.26302027702332" calcext:value-type="float">
            <text:p>1.26302027702332</text:p>
          </table:table-cell>
          <table:table-cell office:value-type="float" office:value="1.33929467201233" calcext:value-type="float">
            <text:p>1.33929467201233</text:p>
          </table:table-cell>
          <table:table-cell office:value-type="float" office:value="1.4280309677124" calcext:value-type="float">
            <text:p>1.4280309677124</text:p>
          </table:table-cell>
          <table:table-cell office:value-type="float" office:value="1.30501234531403" calcext:value-type="float">
            <text:p>1.30501234531403</text:p>
          </table:table-cell>
          <table:table-cell office:value-type="float" office:value="1.33347916603088" calcext:value-type="float">
            <text:p>1.33347916603088</text:p>
          </table:table-cell>
          <table:table-cell office:value-type="float" office:value="1.34894168376923" calcext:value-type="float">
            <text:p>1.34894168376923</text:p>
          </table:table-cell>
          <table:table-cell office:value-type="float" office:value="1.42684698104858" calcext:value-type="float">
            <text:p>1.42684698104858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03" calcext:value-type="float">
            <text:p>1.303</text:p>
          </table:table-cell>
          <table:table-cell office:value-type="float" office:value="1.3054" calcext:value-type="float">
            <text:p>1.3054</text:p>
          </table:table-cell>
          <table:table-cell office:value-type="float" office:value="1.462" calcext:value-type="float">
            <text:p>1.462</text:p>
          </table:table-cell>
          <table:table-cell office:value-type="float" office:value="1.1623" calcext:value-type="float">
            <text:p>1.1623</text:p>
          </table:table-cell>
          <table:table-cell office:value-type="float" office:value="1.46196103096008" calcext:value-type="float">
            <text:p>1.46196103096008</text:p>
          </table:table-cell>
          <table:table-cell office:value-type="float" office:value="1.28044414520264" calcext:value-type="float">
            <text:p>1.28044414520264</text:p>
          </table:table-cell>
          <table:table-cell office:value-type="float" office:value="1.25577330589294" calcext:value-type="float">
            <text:p>1.25577330589294</text:p>
          </table:table-cell>
          <table:table-cell office:value-type="float" office:value="1.16234624385834" calcext:value-type="float">
            <text:p>1.16234624385834</text:p>
          </table:table-cell>
          <table:table-cell office:value-type="float" office:value="1.37518501281738" calcext:value-type="float">
            <text:p>1.37518501281738</text:p>
          </table:table-cell>
          <table:table-cell office:value-type="float" office:value="1.28199601173401" calcext:value-type="float">
            <text:p>1.28199601173401</text:p>
          </table:table-cell>
          <table:table-cell office:value-type="float" office:value="1.30540871620178" calcext:value-type="float">
            <text:p>1.30540871620178</text:p>
          </table:table-cell>
          <table:table-cell office:value-type="float" office:value="1.38265895843506" calcext:value-type="float">
            <text:p>1.38265895843506</text:p>
          </table:table-cell>
          <table:table-cell office:value-type="float" office:value="1.32587945461273" calcext:value-type="float">
            <text:p>1.32587945461273</text:p>
          </table:table-cell>
          <table:table-cell office:value-type="float" office:value="1.20665216445923" calcext:value-type="float">
            <text:p>1.20665216445923</text:p>
          </table:table-cell>
          <table:table-cell office:value-type="float" office:value="1.37392795085907" calcext:value-type="float">
            <text:p>1.37392795085907</text:p>
          </table:table-cell>
          <table:table-cell office:value-type="float" office:value="1.38350439071655" calcext:value-type="float">
            <text:p>1.38350439071655</text:p>
          </table:table-cell>
          <table:table-cell office:value-type="float" office:value="1.16831660270691" calcext:value-type="float">
            <text:p>1.16831660270691</text:p>
          </table:table-cell>
          <table:table-cell office:value-type="float" office:value="1.35847187042236" calcext:value-type="float">
            <text:p>1.35847187042236</text:p>
          </table:table-cell>
          <table:table-cell office:value-type="float" office:value="1.27816212177277" calcext:value-type="float">
            <text:p>1.27816212177277</text:p>
          </table:table-cell>
          <table:table-cell office:value-type="float" office:value="1.38432431221008" calcext:value-type="float">
            <text:p>1.38432431221008</text:p>
          </table:table-cell>
          <table:table-cell office:value-type="float" office:value="1.39245522022247" calcext:value-type="float">
            <text:p>1.39245522022247</text:p>
          </table:table-cell>
          <table:table-cell office:value-type="float" office:value="1.36038076877594" calcext:value-type="float">
            <text:p>1.36038076877594</text:p>
          </table:table-cell>
          <table:table-cell office:value-type="float" office:value="1.22597944736481" calcext:value-type="float">
            <text:p>1.22597944736481</text:p>
          </table:table-cell>
          <table:table-cell office:value-type="float" office:value="1.22525596618652" calcext:value-type="float">
            <text:p>1.22525596618652</text:p>
          </table:table-cell>
          <table:table-cell office:value-type="float" office:value="1.1739239692688" calcext:value-type="float">
            <text:p>1.1739239692688</text:p>
          </table:table-cell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846" calcext:value-type="float">
            <text:p>1.2846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4309" calcext:value-type="float">
            <text:p>1.4309</text:p>
          </table:table-cell>
          <table:table-cell office:value-type="float" office:value="1.0747" calcext:value-type="float">
            <text:p>1.0747</text:p>
          </table:table-cell>
          <table:table-cell office:value-type="float" office:value="1.20620131492615" calcext:value-type="float">
            <text:p>1.20620131492615</text:p>
          </table:table-cell>
          <table:table-cell office:value-type="float" office:value="1.35703277587891" calcext:value-type="float">
            <text:p>1.35703277587891</text:p>
          </table:table-cell>
          <table:table-cell office:value-type="float" office:value="1.27976644039154" calcext:value-type="float">
            <text:p>1.27976644039154</text:p>
          </table:table-cell>
          <table:table-cell office:value-type="float" office:value="1.25438976287842" calcext:value-type="float">
            <text:p>1.25438976287842</text:p>
          </table:table-cell>
          <table:table-cell office:value-type="float" office:value="1.15391981601715" calcext:value-type="float">
            <text:p>1.15391981601715</text:p>
          </table:table-cell>
          <table:table-cell office:value-type="float" office:value="1.20057320594788" calcext:value-type="float">
            <text:p>1.20057320594788</text:p>
          </table:table-cell>
          <table:table-cell office:value-type="float" office:value="1.19219374656677" calcext:value-type="float">
            <text:p>1.19219374656677</text:p>
          </table:table-cell>
          <table:table-cell office:value-type="float" office:value="1.14767801761627" calcext:value-type="float">
            <text:p>1.14767801761627</text:p>
          </table:table-cell>
          <table:table-cell office:value-type="float" office:value="1.41967833042145" calcext:value-type="float">
            <text:p>1.41967833042145</text:p>
          </table:table-cell>
          <table:table-cell office:value-type="float" office:value="1.38000524044037" calcext:value-type="float">
            <text:p>1.38000524044037</text:p>
          </table:table-cell>
          <table:table-cell office:value-type="float" office:value="1.34296369552612" calcext:value-type="float">
            <text:p>1.34296369552612</text:p>
          </table:table-cell>
          <table:table-cell office:value-type="float" office:value="1.38450455665588" calcext:value-type="float">
            <text:p>1.38450455665588</text:p>
          </table:table-cell>
          <table:table-cell office:value-type="float" office:value="1.23533344268799" calcext:value-type="float">
            <text:p>1.23533344268799</text:p>
          </table:table-cell>
          <table:table-cell office:value-type="float" office:value="1.35872793197632" calcext:value-type="float">
            <text:p>1.35872793197632</text:p>
          </table:table-cell>
          <table:table-cell office:value-type="float" office:value="1.33331096172333" calcext:value-type="float">
            <text:p>1.33331096172333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43091726303101" calcext:value-type="float">
            <text:p>1.43091726303101</text:p>
          </table:table-cell>
          <table:table-cell office:value-type="float" office:value="1.3917601108551" calcext:value-type="float">
            <text:p>1.3917601108551</text:p>
          </table:table-cell>
          <table:table-cell office:value-type="float" office:value="1.22136473655701" calcext:value-type="float">
            <text:p>1.22136473655701</text:p>
          </table:table-cell>
          <table:table-cell office:value-type="float" office:value="1.30372929573059" calcext:value-type="float">
            <text:p>1.30372929573059</text:p>
          </table:table-cell>
          <table:table-cell office:value-type="float" office:value="1.14201438426971" calcext:value-type="float">
            <text:p>1.14201438426971</text:p>
          </table:table-cell>
          <table:table-cell office:value-type="float" office:value="1.32707822322845" calcext:value-type="float">
            <text:p>1.32707822322845</text:p>
          </table:table-cell>
          <table:table-cell office:value-type="float" office:value="1.32937479019165" calcext:value-type="float">
            <text:p>1.32937479019165</text:p>
          </table:table-cell>
          <table:table-cell office:value-type="float" office:value="1.17933261394501" calcext:value-type="float">
            <text:p>1.17933261394501</text:p>
          </table:table-cell>
          <table:table-cell office:value-type="float" office:value="1.36228585243225" calcext:value-type="float">
            <text:p>1.36228585243225</text:p>
          </table:table-cell>
          <table:table-cell office:value-type="float" office:value="1.30591523647308" calcext:value-type="float">
            <text:p>1.30591523647308</text:p>
          </table:table-cell>
          <table:table-cell office:value-type="float" office:value="1.33005619049072" calcext:value-type="float">
            <text:p>1.33005619049072</text:p>
          </table:table-cell>
          <table:table-cell office:value-type="float" office:value="1.39874398708344" calcext:value-type="float">
            <text:p>1.39874398708344</text:p>
          </table:table-cell>
          <table:table-cell office:value-type="float" office:value="1.09188199043274" calcext:value-type="float">
            <text:p>1.09188199043274</text:p>
          </table:table-cell>
          <table:table-cell office:value-type="float" office:value="1.41052091121674" calcext:value-type="float">
            <text:p>1.41052091121674</text:p>
          </table:table-cell>
          <table:table-cell office:value-type="float" office:value="1.26515305042267" calcext:value-type="float">
            <text:p>1.26515305042267</text:p>
          </table:table-cell>
          <table:table-cell office:value-type="float" office:value="1.25842785835266" calcext:value-type="float">
            <text:p>1.25842785835266</text:p>
          </table:table-cell>
          <table:table-cell office:value-type="float" office:value="1.23944520950317" calcext:value-type="float">
            <text:p>1.23944520950317</text:p>
          </table:table-cell>
          <table:table-cell office:value-type="float" office:value="1.29009568691254" calcext:value-type="float">
            <text:p>1.29009568691254</text:p>
          </table:table-cell>
          <table:table-cell office:value-type="float" office:value="1.33963537216187" calcext:value-type="float">
            <text:p>1.33963537216187</text:p>
          </table:table-cell>
          <table:table-cell office:value-type="float" office:value="1.28333306312561" calcext:value-type="float">
            <text:p>1.28333306312561</text:p>
          </table:table-cell>
          <table:table-cell office:value-type="float" office:value="1.15430235862732" calcext:value-type="float">
            <text:p>1.15430235862732</text:p>
          </table:table-cell>
          <table:table-cell office:value-type="float" office:value="1.08572602272034" calcext:value-type="float">
            <text:p>1.08572602272034</text:p>
          </table:table-cell>
          <table:table-cell office:value-type="float" office:value="1.35379362106323" calcext:value-type="float">
            <text:p>1.35379362106323</text:p>
          </table:table-cell>
          <table:table-cell office:value-type="float" office:value="1.35029065608978" calcext:value-type="float">
            <text:p>1.35029065608978</text:p>
          </table:table-cell>
          <table:table-cell office:value-type="float" office:value="1.27722024917603" calcext:value-type="float">
            <text:p>1.27722024917603</text:p>
          </table:table-cell>
          <table:table-cell office:value-type="float" office:value="1.33261227607727" calcext:value-type="float">
            <text:p>1.33261227607727</text:p>
          </table:table-cell>
          <table:table-cell office:value-type="float" office:value="1.29279804229736" calcext:value-type="float">
            <text:p>1.29279804229736</text:p>
          </table:table-cell>
          <table:table-cell office:value-type="float" office:value="1.35892951488495" calcext:value-type="float">
            <text:p>1.35892951488495</text:p>
          </table:table-cell>
          <table:table-cell office:value-type="float" office:value="1.38041687011719" calcext:value-type="float">
            <text:p>1.3804168701171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253" calcext:value-type="float">
            <text:p>1.3253</text:p>
          </table:table-cell>
          <table:table-cell office:value-type="float" office:value="1.3441" calcext:value-type="float">
            <text:p>1.3441</text:p>
          </table:table-cell>
          <table:table-cell office:value-type="float" office:value="1.4348" calcext:value-type="float">
            <text:p>1.4348</text:p>
          </table:table-cell>
          <table:table-cell office:value-type="float" office:value="1.0875" calcext:value-type="float">
            <text:p>1.0875</text:p>
          </table:table-cell>
          <table:table-cell office:value-type="float" office:value="1.37287402153015" calcext:value-type="float">
            <text:p>1.37287402153015</text:p>
          </table:table-cell>
          <table:table-cell office:value-type="float" office:value="1.28380441665649" calcext:value-type="float">
            <text:p>1.28380441665649</text:p>
          </table:table-cell>
          <table:table-cell office:value-type="float" office:value="1.43480241298676" calcext:value-type="float">
            <text:p>1.43480241298676</text:p>
          </table:table-cell>
          <table:table-cell office:value-type="float" office:value="1.19862580299377" calcext:value-type="float">
            <text:p>1.19862580299377</text:p>
          </table:table-cell>
          <table:table-cell office:value-type="float" office:value="1.2554657459259" calcext:value-type="float">
            <text:p>1.2554657459259</text:p>
          </table:table-cell>
          <table:table-cell office:value-type="float" office:value="1.33365738391876" calcext:value-type="float">
            <text:p>1.33365738391876</text:p>
          </table:table-cell>
          <table:table-cell office:value-type="float" office:value="1.3657398223877" calcext:value-type="float">
            <text:p>1.3657398223877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8905000686646" calcext:value-type="float">
            <text:p>1.38905000686646</text:p>
          </table:table-cell>
          <table:table-cell office:value-type="float" office:value="1.38683462142944" calcext:value-type="float">
            <text:p>1.38683462142944</text:p>
          </table:table-cell>
          <table:table-cell office:value-type="float" office:value="1.32101511955261" calcext:value-type="float">
            <text:p>1.32101511955261</text:p>
          </table:table-cell>
          <table:table-cell office:value-type="float" office:value="1.35059237480164" calcext:value-type="float">
            <text:p>1.35059237480164</text:p>
          </table:table-cell>
          <table:table-cell office:value-type="float" office:value="1.43432605266571" calcext:value-type="float">
            <text:p>1.43432605266571</text:p>
          </table:table-cell>
          <table:table-cell office:value-type="float" office:value="1.25622522830963" calcext:value-type="float">
            <text:p>1.25622522830963</text:p>
          </table:table-cell>
          <table:table-cell office:value-type="float" office:value="1.40817677974701" calcext:value-type="float">
            <text:p>1.40817677974701</text:p>
          </table:table-cell>
          <table:table-cell office:value-type="float" office:value="1.34205961227417" calcext:value-type="float">
            <text:p>1.34205961227417</text:p>
          </table:table-cell>
          <table:table-cell office:value-type="float" office:value="1.20551025867462" calcext:value-type="float">
            <text:p>1.20551025867462</text:p>
          </table:table-cell>
          <table:table-cell office:value-type="float" office:value="1.23403608798981" calcext:value-type="float">
            <text:p>1.23403608798981</text:p>
          </table:table-cell>
          <table:table-cell office:value-type="float" office:value="1.26779329776764" calcext:value-type="float">
            <text:p>1.26779329776764</text:p>
          </table:table-cell>
          <table:table-cell office:value-type="float" office:value="1.41121256351471" calcext:value-type="float">
            <text:p>1.41121256351471</text:p>
          </table:table-cell>
          <table:table-cell office:value-type="float" office:value="1.08749389648438" calcext:value-type="float">
            <text:p>1.08749389648438</text:p>
          </table:table-cell>
          <table:table-cell office:value-type="float" office:value="1.36468923091888" calcext:value-type="float">
            <text:p>1.36468923091888</text:p>
          </table:table-cell>
          <table:table-cell office:value-type="float" office:value="1.39972841739655" calcext:value-type="float">
            <text:p>1.39972841739655</text:p>
          </table:table-cell>
          <table:table-cell office:value-type="float" office:value="1.4051319360733" calcext:value-type="float">
            <text:p>1.4051319360733</text:p>
          </table:table-cell>
          <table:table-cell office:value-type="float" office:value="1.42339134216309" calcext:value-type="float">
            <text:p>1.42339134216309</text:p>
          </table:table-cell>
          <table:table-cell office:value-type="float" office:value="1.41735124588013" calcext:value-type="float">
            <text:p>1.41735124588013</text:p>
          </table:table-cell>
          <table:table-cell office:value-type="float" office:value="1.19831418991089" calcext:value-type="float">
            <text:p>1.19831418991089</text:p>
          </table:table-cell>
          <table:table-cell office:value-type="float" office:value="1.30586814880371" calcext:value-type="float">
            <text:p>1.30586814880371</text:p>
          </table:table-cell>
          <table:table-cell office:value-type="float" office:value="1.36959493160248" calcext:value-type="float">
            <text:p>1.36959493160248</text:p>
          </table:table-cell>
          <table:table-cell office:value-type="float" office:value="1.27141189575195" calcext:value-type="float">
            <text:p>1.27141189575195</text:p>
          </table:table-cell>
          <table:table-cell office:value-type="float" office:value="1.34332239627838" calcext:value-type="float">
            <text:p>1.34332239627838</text:p>
          </table:table-cell>
          <table:table-cell office:value-type="float" office:value="1.34488999843597" calcext:value-type="float">
            <text:p>1.34488999843597</text:p>
          </table:table-cell>
          <table:table-cell office:value-type="float" office:value="1.32887601852417" calcext:value-type="float">
            <text:p>1.32887601852417</text:p>
          </table:table-cell>
          <table:table-cell office:value-type="float" office:value="1.42501628398895" calcext:value-type="float">
            <text:p>1.42501628398895</text:p>
          </table:table-cell>
          <table:table-cell office:value-type="float" office:value="1.25071251392365" calcext:value-type="float">
            <text:p>1.25071251392365</text:p>
          </table:table-cell>
          <table:table-cell office:value-type="float" office:value="1.42715489864349" calcext:value-type="float">
            <text:p>1.42715489864349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24" calcext:value-type="float">
            <text:p>1.3324</text:p>
          </table:table-cell>
          <table:table-cell office:value-type="float" office:value="1.3444" calcext:value-type="float">
            <text:p>1.3444</text:p>
          </table:table-cell>
          <table:table-cell office:value-type="float" office:value="1.5108" calcext:value-type="float">
            <text:p>1.5108</text:p>
          </table:table-cell>
          <table:table-cell office:value-type="float" office:value="1.1312" calcext:value-type="float">
            <text:p>1.1312</text:p>
          </table:table-cell>
          <table:table-cell office:value-type="float" office:value="1.34838223457336" calcext:value-type="float">
            <text:p>1.34838223457336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21322774887085" calcext:value-type="float">
            <text:p>1.21322774887085</text:p>
          </table:table-cell>
          <table:table-cell office:value-type="float" office:value="1.36248576641083" calcext:value-type="float">
            <text:p>1.36248576641083</text:p>
          </table:table-cell>
          <table:table-cell office:value-type="float" office:value="1.20145153999329" calcext:value-type="float">
            <text:p>1.20145153999329</text:p>
          </table:table-cell>
          <table:table-cell office:value-type="float" office:value="1.35969018936157" calcext:value-type="float">
            <text:p>1.35969018936157</text:p>
          </table:table-cell>
          <table:table-cell office:value-type="float" office:value="1.31569290161133" calcext:value-type="float">
            <text:p>1.31569290161133</text:p>
          </table:table-cell>
          <table:table-cell office:value-type="float" office:value="1.26237857341766" calcext:value-type="float">
            <text:p>1.26237857341766</text:p>
          </table:table-cell>
          <table:table-cell office:value-type="float" office:value="1.45284938812256" calcext:value-type="float">
            <text:p>1.45284938812256</text:p>
          </table:table-cell>
          <table:table-cell office:value-type="float" office:value="1.33613479137421" calcext:value-type="float">
            <text:p>1.33613479137421</text:p>
          </table:table-cell>
          <table:table-cell office:value-type="float" office:value="1.42913472652435" calcext:value-type="float">
            <text:p>1.42913472652435</text:p>
          </table:table-cell>
          <table:table-cell office:value-type="float" office:value="1.25267040729523" calcext:value-type="float">
            <text:p>1.25267040729523</text:p>
          </table:table-cell>
          <table:table-cell office:value-type="float" office:value="1.2954660654068" calcext:value-type="float">
            <text:p>1.2954660654068</text:p>
          </table:table-cell>
          <table:table-cell office:value-type="float" office:value="1.38694536685944" calcext:value-type="float">
            <text:p>1.38694536685944</text:p>
          </table:table-cell>
          <table:table-cell office:value-type="float" office:value="1.30127120018005" calcext:value-type="float">
            <text:p>1.30127120018005</text:p>
          </table:table-cell>
          <table:table-cell office:value-type="float" office:value="1.43372631072998" calcext:value-type="float">
            <text:p>1.43372631072998</text:p>
          </table:table-cell>
          <table:table-cell office:value-type="float" office:value="1.21449637413025" calcext:value-type="float">
            <text:p>1.21449637413025</text:p>
          </table:table-cell>
          <table:table-cell office:value-type="float" office:value="1.40894496440887" calcext:value-type="float">
            <text:p>1.40894496440887</text:p>
          </table:table-cell>
          <table:table-cell office:value-type="float" office:value="1.51079714298248" calcext:value-type="float">
            <text:p>1.51079714298248</text:p>
          </table:table-cell>
          <table:table-cell office:value-type="float" office:value="1.34435331821442" calcext:value-type="float">
            <text:p>1.34435331821442</text:p>
          </table:table-cell>
          <table:table-cell office:value-type="float" office:value="1.41864168643951" calcext:value-type="float">
            <text:p>1.41864168643951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552" calcext:value-type="float">
            <text:p>1.2552</text:p>
          </table:table-cell>
          <table:table-cell office:value-type="float" office:value="1.2709" calcext:value-type="float">
            <text:p>1.2709</text:p>
          </table:table-cell>
          <table:table-cell office:value-type="float" office:value="1.4644" calcext:value-type="float">
            <text:p>1.4644</text:p>
          </table:table-cell>
          <table:table-cell office:value-type="float" office:value="0.9953" calcext:value-type="float">
            <text:p>0.9953</text:p>
          </table:table-cell>
          <table:table-cell office:value-type="float" office:value="1.16457116603851" calcext:value-type="float">
            <text:p>1.16457116603851</text:p>
          </table:table-cell>
          <table:table-cell office:value-type="float" office:value="1.02122449874878" calcext:value-type="float">
            <text:p>1.02122449874878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37397956848145" calcext:value-type="float">
            <text:p>1.37397956848145</text:p>
          </table:table-cell>
          <table:table-cell office:value-type="float" office:value="1.23272931575775" calcext:value-type="float">
            <text:p>1.23272931575775</text:p>
          </table:table-cell>
          <table:table-cell office:value-type="float" office:value="1.32153236865997" calcext:value-type="float">
            <text:p>1.32153236865997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8765606880188" calcext:value-type="float">
            <text:p>1.28765606880188</text:p>
          </table:table-cell>
          <table:table-cell office:value-type="float" office:value="1.21673512458801" calcext:value-type="float">
            <text:p>1.21673512458801</text:p>
          </table:table-cell>
          <table:table-cell office:value-type="float" office:value="1.23586463928223" calcext:value-type="float">
            <text:p>1.23586463928223</text:p>
          </table:table-cell>
          <table:table-cell office:value-type="float" office:value="1.25976943969727" calcext:value-type="float">
            <text:p>1.25976943969727</text:p>
          </table:table-cell>
          <table:table-cell office:value-type="float" office:value="1.31263101100922" calcext:value-type="float">
            <text:p>1.31263101100922</text:p>
          </table:table-cell>
          <table:table-cell office:value-type="float" office:value="1.08572602272034" calcext:value-type="float">
            <text:p>1.08572602272034</text:p>
          </table:table-cell>
          <table:table-cell office:value-type="float" office:value="1.39669299125671" calcext:value-type="float">
            <text:p>1.39669299125671</text:p>
          </table:table-cell>
          <table:table-cell office:value-type="float" office:value="1.46442008018494" calcext:value-type="float">
            <text:p>1.46442008018494</text:p>
          </table:table-cell>
          <table:table-cell office:value-type="float" office:value="1.26780104637146" calcext:value-type="float">
            <text:p>1.26780104637146</text:p>
          </table:table-cell>
          <table:table-cell office:value-type="float" office:value="1.38237285614014" calcext:value-type="float">
            <text:p>1.38237285614014</text:p>
          </table:table-cell>
          <table:table-cell office:value-type="float" office:value="1.07901120185852" calcext:value-type="float">
            <text:p>1.07901120185852</text:p>
          </table:table-cell>
          <table:table-cell office:value-type="float" office:value="1.36731648445129" calcext:value-type="float">
            <text:p>1.36731648445129</text:p>
          </table:table-cell>
          <table:table-cell office:value-type="float" office:value="1.10923290252686" calcext:value-type="float">
            <text:p>1.10923290252686</text:p>
          </table:table-cell>
          <table:table-cell office:value-type="float" office:value="1.28588879108429" calcext:value-type="float">
            <text:p>1.28588879108429</text:p>
          </table:table-cell>
          <table:table-cell office:value-type="float" office:value="1.19131779670715" calcext:value-type="float">
            <text:p>1.19131779670715</text:p>
          </table:table-cell>
          <table:table-cell office:value-type="float" office:value="1.41111063957214" calcext:value-type="float">
            <text:p>1.41111063957214</text:p>
          </table:table-cell>
          <table:table-cell office:value-type="float" office:value="1.32177472114563" calcext:value-type="float">
            <text:p>1.32177472114563</text:p>
          </table:table-cell>
          <table:table-cell office:value-type="float" office:value="1.2739245891571" calcext:value-type="float">
            <text:p>1.2739245891571</text:p>
          </table:table-cell>
          <table:table-cell office:value-type="float" office:value="1.32920730113983" calcext:value-type="float">
            <text:p>1.32920730113983</text:p>
          </table:table-cell>
          <table:table-cell office:value-type="float" office:value="1.28704404830933" calcext:value-type="float">
            <text:p>1.28704404830933</text:p>
          </table:table-cell>
          <table:table-cell office:value-type="float" office:value="1.23439311981201" calcext:value-type="float">
            <text:p>1.23439311981201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017" calcext:value-type="float">
            <text:p>1.3017</text:p>
          </table:table-cell>
          <table:table-cell office:value-type="float" office:value="1.3423" calcext:value-type="float">
            <text:p>1.3423</text:p>
          </table:table-cell>
          <table:table-cell office:value-type="float" office:value="1.4559" calcext:value-type="float">
            <text:p>1.455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8277649879456" calcext:value-type="float">
            <text:p>1.38277649879456</text:p>
          </table:table-cell>
          <table:table-cell office:value-type="float" office:value="1.32291257381439" calcext:value-type="float">
            <text:p>1.32291257381439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33517348766327" calcext:value-type="float">
            <text:p>1.33517348766327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42264342308044" calcext:value-type="float">
            <text:p>1.42264342308044</text:p>
          </table:table-cell>
          <table:table-cell office:value-type="float" office:value="1.20819103717804" calcext:value-type="float">
            <text:p>1.20819103717804</text:p>
          </table:table-cell>
          <table:table-cell office:value-type="float" office:value="1.43421244621277" calcext:value-type="float">
            <text:p>1.43421244621277</text:p>
          </table:table-cell>
          <table:table-cell office:value-type="float" office:value="1.38739836215973" calcext:value-type="float">
            <text:p>1.38739836215973</text:p>
          </table:table-cell>
          <table:table-cell office:value-type="float" office:value="1.35369431972504" calcext:value-type="float">
            <text:p>1.35369431972504</text:p>
          </table:table-cell>
          <table:table-cell office:value-type="float" office:value="1.25352048873901" calcext:value-type="float">
            <text:p>1.25352048873901</text:p>
          </table:table-cell>
          <table:table-cell office:value-type="float" office:value="1.38342261314392" calcext:value-type="float">
            <text:p>1.38342261314392</text:p>
          </table:table-cell>
          <table:table-cell office:value-type="float" office:value="1.39745759963989" calcext:value-type="float">
            <text:p>1.39745759963989</text:p>
          </table:table-cell>
          <table:table-cell office:value-type="float" office:value="1.10760378837585" calcext:value-type="float">
            <text:p>1.10760378837585</text:p>
          </table:table-cell>
          <table:table-cell office:value-type="float" office:value="1.29748332500458" calcext:value-type="float">
            <text:p>1.29748332500458</text:p>
          </table:table-cell>
          <table:table-cell office:value-type="float" office:value="1.39986264705658" calcext:value-type="float">
            <text:p>1.39986264705658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7572050094605" calcext:value-type="float">
            <text:p>1.37572050094605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42423033714294" calcext:value-type="float">
            <text:p>1.42423033714294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29115414619446" calcext:value-type="float">
            <text:p>1.29115414619446</text:p>
          </table:table-cell>
          <table:table-cell office:value-type="float" office:value="1.45592725276947" calcext:value-type="float">
            <text:p>1.45592725276947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619" calcext:value-type="float">
            <text:p>1.2619</text:p>
          </table:table-cell>
          <table:table-cell office:value-type="float" office:value="1.3101" calcext:value-type="float">
            <text:p>1.3101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9702925682068" calcext:value-type="float">
            <text:p>1.29702925682068</text:p>
          </table:table-cell>
          <table:table-cell office:value-type="float" office:value="1.31007719039917" calcext:value-type="float">
            <text:p>1.31007719039917</text:p>
          </table:table-cell>
          <table:table-cell office:value-type="float" office:value="1.34350347518921" calcext:value-type="float">
            <text:p>1.34350347518921</text:p>
          </table:table-cell>
          <table:table-cell office:value-type="float" office:value="1.23869490623474" calcext:value-type="float">
            <text:p>1.23869490623474</text:p>
          </table:table-cell>
          <table:table-cell office:value-type="float" office:value="1.04302406311035" calcext:value-type="float">
            <text:p>1.04302406311035</text:p>
          </table:table-cell>
          <table:table-cell office:value-type="float" office:value="1.2967643737793" calcext:value-type="float">
            <text:p>1.2967643737793</text:p>
          </table:table-cell>
          <table:table-cell office:value-type="float" office:value="1.38233935832977" calcext:value-type="float">
            <text:p>1.38233935832977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5099148750305" calcext:value-type="float">
            <text:p>1.35099148750305</text:p>
          </table:table-cell>
          <table:table-cell office:value-type="float" office:value="1.44538593292236" calcext:value-type="float">
            <text:p>1.44538593292236</text:p>
          </table:table-cell>
          <table:table-cell office:value-type="float" office:value="1.31035661697388" calcext:value-type="float">
            <text:p>1.31035661697388</text:p>
          </table:table-cell>
          <table:table-cell office:value-type="float" office:value="1.32686400413513" calcext:value-type="float">
            <text:p>1.32686400413513</text:p>
          </table:table-cell>
          <table:table-cell office:value-type="float" office:value="1.02657842636108" calcext:value-type="float">
            <text:p>1.02657842636108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38819515705109" calcext:value-type="float">
            <text:p>1.38819515705109</text:p>
          </table:table-cell>
          <table:table-cell office:value-type="float" office:value="1.11732804775238" calcext:value-type="float">
            <text:p>1.11732804775238</text:p>
          </table:table-cell>
          <table:table-cell office:value-type="float" office:value="1.37612807750702" calcext:value-type="float">
            <text:p>1.37612807750702</text:p>
          </table:table-cell>
          <table:table-cell office:value-type="float" office:value="1.36832582950592" calcext:value-type="float">
            <text:p>1.36832582950592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781" calcext:value-type="float">
            <text:p>1.2781</text:p>
          </table:table-cell>
          <table:table-cell office:value-type="float" office:value="1.3173" calcext:value-type="float">
            <text:p>1.3173</text:p>
          </table:table-cell>
          <table:table-cell office:value-type="float" office:value="1.4349" calcext:value-type="float">
            <text:p>1.4349</text:p>
          </table:table-cell>
          <table:table-cell office:value-type="float" office:value="0.8756" calcext:value-type="float">
            <text:p>0.875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615335226059" calcext:value-type="float">
            <text:p>1.3615335226059</text:p>
          </table:table-cell>
          <table:table-cell office:value-type="float" office:value="1.16457116603851" calcext:value-type="float">
            <text:p>1.16457116603851</text:p>
          </table:table-cell>
          <table:table-cell office:value-type="float" office:value="0.875640332698822" calcext:value-type="float">
            <text:p>0.875640332698822</text:p>
          </table:table-cell>
          <table:table-cell office:value-type="float" office:value="1.38668751716614" calcext:value-type="float">
            <text:p>1.38668751716614</text:p>
          </table:table-cell>
          <table:table-cell office:value-type="float" office:value="1.32474684715271" calcext:value-type="float">
            <text:p>1.32474684715271</text:p>
          </table:table-cell>
          <table:table-cell office:value-type="float" office:value="1.43488144874573" calcext:value-type="float">
            <text:p>1.43488144874573</text:p>
          </table:table-cell>
          <table:table-cell office:value-type="float" office:value="1.32358384132385" calcext:value-type="float">
            <text:p>1.32358384132385</text:p>
          </table:table-cell>
          <table:table-cell office:value-type="float" office:value="1.23533344268799" calcext:value-type="float">
            <text:p>1.23533344268799</text:p>
          </table:table-cell>
          <table:table-cell office:value-type="float" office:value="1.25955677032471" calcext:value-type="float">
            <text:p>1.25955677032471</text:p>
          </table:table-cell>
          <table:table-cell office:value-type="float" office:value="1.38824212551117" calcext:value-type="float">
            <text:p>1.38824212551117</text:p>
          </table:table-cell>
          <table:table-cell office:value-type="float" office:value="1.37233734130859" calcext:value-type="float">
            <text:p>1.37233734130859</text:p>
          </table:table-cell>
          <table:table-cell office:value-type="float" office:value="1.28527116775513" calcext:value-type="float">
            <text:p>1.28527116775513</text:p>
          </table:table-cell>
          <table:table-cell office:value-type="float" office:value="1.27659487724304" calcext:value-type="float">
            <text:p>1.27659487724304</text:p>
          </table:table-cell>
          <table:table-cell office:value-type="float" office:value="1.33306920528412" calcext:value-type="float">
            <text:p>1.33306920528412</text:p>
          </table:table-cell>
          <table:table-cell office:value-type="float" office:value="1.23422086238861" calcext:value-type="float">
            <text:p>1.23422086238861</text:p>
          </table:table-cell>
          <table:table-cell office:value-type="float" office:value="1.14193344116211" calcext:value-type="float">
            <text:p>1.14193344116211</text:p>
          </table:table-cell>
          <table:table-cell office:value-type="float" office:value="1.10988068580627" calcext:value-type="float">
            <text:p>1.10988068580627</text:p>
          </table:table-cell>
          <table:table-cell office:value-type="float" office:value="1.12586140632629" calcext:value-type="float">
            <text:p>1.12586140632629</text:p>
          </table:table-cell>
          <table:table-cell office:value-type="float" office:value="1.32833433151245" calcext:value-type="float">
            <text:p>1.32833433151245</text:p>
          </table:table-cell>
          <table:table-cell office:value-type="float" office:value="1.30802202224731" calcext:value-type="float">
            <text:p>1.30802202224731</text:p>
          </table:table-cell>
          <table:table-cell office:value-type="float" office:value="1.35909628868103" calcext:value-type="float">
            <text:p>1.35909628868103</text:p>
          </table:table-cell>
          <table:table-cell office:value-type="float" office:value="1.33887898921967" calcext:value-type="float">
            <text:p>1.33887898921967</text:p>
          </table:table-cell>
          <table:table-cell office:value-type="float" office:value="1.33972692489624" calcext:value-type="float">
            <text:p>1.33972692489624</text:p>
          </table:table-cell>
          <table:table-cell office:value-type="float" office:value="1.34833657741547" calcext:value-type="float">
            <text:p>1.34833657741547</text:p>
          </table:table-cell>
          <table:table-cell office:value-type="float" office:value="1.33947563171387" calcext:value-type="float">
            <text:p>1.33947563171387</text:p>
          </table:table-cell>
          <table:table-cell office:value-type="float" office:value="1.31104040145874" calcext:value-type="float">
            <text:p>1.31104040145874</text:p>
          </table:table-cell>
          <table:table-cell office:value-type="float" office:value="1.2817211151123" calcext:value-type="float">
            <text:p>1.2817211151123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26" calcext:value-type="float">
            <text:p>1.3226</text:p>
          </table:table-cell>
          <table:table-cell office:value-type="float" office:value="1.3221" calcext:value-type="float">
            <text:p>1.3221</text:p>
          </table:table-cell>
          <table:table-cell office:value-type="float" office:value="1.4499" calcext:value-type="float">
            <text:p>1.4499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32214045524597" calcext:value-type="float">
            <text:p>1.32214045524597</text:p>
          </table:table-cell>
          <table:table-cell office:value-type="float" office:value="1.44994735717773" calcext:value-type="float">
            <text:p>1.44994735717773</text:p>
          </table:table-cell>
          <table:table-cell office:value-type="float" office:value="1.29889822006226" calcext:value-type="float">
            <text:p>1.29889822006226</text:p>
          </table:table-cell>
          <table:table-cell office:value-type="float" office:value="1.31438648700714" calcext:value-type="float">
            <text:p>1.31438648700714</text:p>
          </table:table-cell>
          <table:table-cell office:value-type="float" office:value="1.33725011348724" calcext:value-type="float">
            <text:p>1.33725011348724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9760649204254" calcext:value-type="float">
            <text:p>1.39760649204254</text:p>
          </table:table-cell>
          <table:table-cell office:value-type="float" office:value="1.24098432064056" calcext:value-type="float">
            <text:p>1.24098432064056</text:p>
          </table:table-cell>
          <table:table-cell office:value-type="float" office:value="1.41085362434387" calcext:value-type="float">
            <text:p>1.41085362434387</text:p>
          </table:table-cell>
          <table:table-cell office:value-type="float" office:value="1.27485179901123" calcext:value-type="float">
            <text:p>1.27485179901123</text:p>
          </table:table-cell>
          <table:table-cell office:value-type="float" office:value="1.27136969566345" calcext:value-type="float">
            <text:p>1.27136969566345</text:p>
          </table:table-cell>
          <table:table-cell office:value-type="float" office:value="1.34330201148987" calcext:value-type="float">
            <text:p>1.34330201148987</text:p>
          </table:table-cell>
          <table:table-cell office:value-type="float" office:value="1.28565895557404" calcext:value-type="float">
            <text:p>1.28565895557404</text:p>
          </table:table-cell>
          <table:table-cell office:value-type="float" office:value="1.39395046234131" calcext:value-type="float">
            <text:p>1.39395046234131</text:p>
          </table:table-cell>
          <table:table-cell office:value-type="float" office:value="1.33160364627838" calcext:value-type="float">
            <text:p>1.33160364627838</text:p>
          </table:table-cell>
          <table:table-cell office:value-type="float" office:value="1.37962651252747" calcext:value-type="float">
            <text:p>1.37962651252747</text:p>
          </table:table-cell>
          <table:table-cell office:value-type="float" office:value="1.29864037036896" calcext:value-type="float">
            <text:p>1.29864037036896</text:p>
          </table:table-cell>
          <table:table-cell office:value-type="float" office:value="1.30469512939453" calcext:value-type="float">
            <text:p>1.30469512939453</text:p>
          </table:table-cell>
          <table:table-cell office:value-type="float" office:value="1.35792863368988" calcext:value-type="float">
            <text:p>1.35792863368988</text:p>
          </table:table-cell>
          <table:table-cell office:value-type="float" office:value="1.29584455490112" calcext:value-type="float">
            <text:p>1.29584455490112</text:p>
          </table:table-cell>
          <table:table-cell office:value-type="float" office:value="1.36908972263336" calcext:value-type="float">
            <text:p>1.36908972263336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296" calcext:value-type="float">
            <text:p>1.3296</text:p>
          </table:table-cell>
          <table:table-cell office:value-type="float" office:value="1.356" calcext:value-type="float">
            <text:p>1.356</text:p>
          </table:table-cell>
          <table:table-cell office:value-type="float" office:value="1.4746" calcext:value-type="float">
            <text:p>1.4746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18093466758728" calcext:value-type="float">
            <text:p>1.18093466758728</text:p>
          </table:table-cell>
          <table:table-cell office:value-type="float" office:value="1.38235533237457" calcext:value-type="float">
            <text:p>1.38235533237457</text:p>
          </table:table-cell>
          <table:table-cell office:value-type="float" office:value="1.36175906658173" calcext:value-type="float">
            <text:p>1.36175906658173</text:p>
          </table:table-cell>
          <table:table-cell office:value-type="float" office:value="1.16426551342011" calcext:value-type="float">
            <text:p>1.16426551342011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5604798793793" calcext:value-type="float">
            <text:p>1.35604798793793</text:p>
          </table:table-cell>
          <table:table-cell office:value-type="float" office:value="1.42794704437256" calcext:value-type="float">
            <text:p>1.42794704437256</text:p>
          </table:table-cell>
          <table:table-cell office:value-type="float" office:value="1.3229513168335" calcext:value-type="float">
            <text:p>1.3229513168335</text:p>
          </table:table-cell>
          <table:table-cell office:value-type="float" office:value="1.28099548816681" calcext:value-type="float">
            <text:p>1.28099548816681</text:p>
          </table:table-cell>
          <table:table-cell office:value-type="float" office:value="1.26738274097443" calcext:value-type="float">
            <text:p>1.26738274097443</text:p>
          </table:table-cell>
          <table:table-cell office:value-type="float" office:value="1.3256049156189" calcext:value-type="float">
            <text:p>1.3256049156189</text:p>
          </table:table-cell>
          <table:table-cell office:value-type="float" office:value="1.34925270080566" calcext:value-type="float">
            <text:p>1.34925270080566</text:p>
          </table:table-cell>
          <table:table-cell office:value-type="float" office:value="1.44274377822876" calcext:value-type="float">
            <text:p>1.44274377822876</text:p>
          </table:table-cell>
          <table:table-cell office:value-type="float" office:value="1.47464144229889" calcext:value-type="float">
            <text:p>1.47464144229889</text:p>
          </table:table-cell>
          <table:table-cell office:value-type="float" office:value="1.4142724275589" calcext:value-type="float">
            <text:p>1.4142724275589</text:p>
          </table:table-cell>
          <table:table-cell office:value-type="float" office:value="1.37267971038818" calcext:value-type="float">
            <text:p>1.37267971038818</text:p>
          </table:table-cell>
          <table:table-cell office:value-type="float" office:value="1.23132562637329" calcext:value-type="float">
            <text:p>1.23132562637329</text:p>
          </table:table-cell>
          <table:table-cell office:value-type="float" office:value="1.39810681343079" calcext:value-type="float">
            <text:p>1.39810681343079</text:p>
          </table:table-cell>
          <table:table-cell office:value-type="float" office:value="1.2572238445282" calcext:value-type="float">
            <text:p>1.2572238445282</text:p>
          </table:table-cell>
          <table:table-cell office:value-type="float" office:value="1.37904751300812" calcext:value-type="float">
            <text:p>1.37904751300812</text:p>
          </table:table-cell>
          <table:table-cell office:value-type="float" office:value="1.43669021129608" calcext:value-type="float">
            <text:p>1.43669021129608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65" calcext:value-type="float">
            <text:p>1.265</text:p>
          </table:table-cell>
          <table:table-cell office:value-type="float" office:value="1.319" calcext:value-type="float">
            <text:p>1.319</text:p>
          </table:table-cell>
          <table:table-cell office:value-type="float" office:value="1.3927" calcext:value-type="float">
            <text:p>1.392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277782201767" calcext:value-type="float">
            <text:p>1.327778220176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520041942596" calcext:value-type="float">
            <text:p>1.34520041942596</text:p>
          </table:table-cell>
          <table:table-cell office:value-type="float" office:value="1.35149300098419" calcext:value-type="float">
            <text:p>1.35149300098419</text:p>
          </table:table-cell>
          <table:table-cell office:value-type="float" office:value="1.30738341808319" calcext:value-type="float">
            <text:p>1.30738341808319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190450668335" calcext:value-type="float">
            <text:p>1.3190450668335</text:p>
          </table:table-cell>
          <table:table-cell office:value-type="float" office:value="1.27673029899597" calcext:value-type="float">
            <text:p>1.27673029899597</text:p>
          </table:table-cell>
          <table:table-cell office:value-type="float" office:value="1.39272105693817" calcext:value-type="float">
            <text:p>1.39272105693817</text:p>
          </table:table-cell>
          <table:table-cell office:value-type="float" office:value="1.32682514190674" calcext:value-type="float">
            <text:p>1.32682514190674</text:p>
          </table:table-cell>
          <table:table-cell office:value-type="float" office:value="1.27713692188263" calcext:value-type="float">
            <text:p>1.27713692188263</text:p>
          </table:table-cell>
          <table:table-cell office:value-type="float" office:value="1.33784639835358" calcext:value-type="float">
            <text:p>1.33784639835358</text:p>
          </table:table-cell>
          <table:table-cell office:value-type="float" office:value="1.35536801815033" calcext:value-type="float">
            <text:p>1.35536801815033</text:p>
          </table:table-cell>
          <table:table-cell office:value-type="float" office:value="1.31973218917847" calcext:value-type="float">
            <text:p>1.31973218917847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5598359107971" calcext:value-type="float">
            <text:p>1.25598359107971</text:p>
          </table:table-cell>
          <table:table-cell office:value-type="float" office:value="1.34881806373596" calcext:value-type="float">
            <text:p>1.34881806373596</text:p>
          </table:table-cell>
          <table:table-cell office:value-type="float" office:value="1.26143383979797" calcext:value-type="float">
            <text:p>1.26143383979797</text:p>
          </table:table-cell>
          <table:table-cell office:value-type="float" office:value="1.27218639850616" calcext:value-type="float">
            <text:p>1.27218639850616</text:p>
          </table:table-cell>
          <table:table-cell office:value-type="float" office:value="1.35196042060852" calcext:value-type="float">
            <text:p>1.35196042060852</text:p>
          </table:table-cell>
          <table:table-cell office:value-type="float" office:value="1.30780839920044" calcext:value-type="float">
            <text:p>1.30780839920044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968" calcext:value-type="float">
            <text:p>1.2968</text:p>
          </table:table-cell>
          <table:table-cell office:value-type="float" office:value="1.3263" calcext:value-type="float">
            <text:p>1.3263</text:p>
          </table:table-cell>
          <table:table-cell office:value-type="float" office:value="1.4296" calcext:value-type="float">
            <text:p>1.4296</text:p>
          </table:table-cell>
          <table:table-cell office:value-type="float" office:value="1.1646" calcext:value-type="float">
            <text:p>1.1646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32632231712341" calcext:value-type="float">
            <text:p>1.32632231712341</text:p>
          </table:table-cell>
          <table:table-cell office:value-type="float" office:value="1.16457116603851" calcext:value-type="float">
            <text:p>1.16457116603851</text:p>
          </table:table-cell>
          <table:table-cell office:value-type="float" office:value="1.34404218196869" calcext:value-type="float">
            <text:p>1.34404218196869</text:p>
          </table:table-cell>
          <table:table-cell office:value-type="float" office:value="1.34712886810303" calcext:value-type="float">
            <text:p>1.34712886810303</text:p>
          </table:table-cell>
          <table:table-cell office:value-type="float" office:value="1.30119347572327" calcext:value-type="float">
            <text:p>1.30119347572327</text:p>
          </table:table-cell>
          <table:table-cell office:value-type="float" office:value="1.23533344268799" calcext:value-type="float">
            <text:p>1.23533344268799</text:p>
          </table:table-cell>
          <table:table-cell office:value-type="float" office:value="1.33797013759613" calcext:value-type="float">
            <text:p>1.33797013759613</text:p>
          </table:table-cell>
          <table:table-cell office:value-type="float" office:value="1.39084231853485" calcext:value-type="float">
            <text:p>1.39084231853485</text:p>
          </table:table-cell>
          <table:table-cell office:value-type="float" office:value="1.21030950546265" calcext:value-type="float">
            <text:p>1.21030950546265</text:p>
          </table:table-cell>
          <table:table-cell office:value-type="float" office:value="1.34734582901001" calcext:value-type="float">
            <text:p>1.34734582901001</text:p>
          </table:table-cell>
          <table:table-cell office:value-type="float" office:value="1.2482076883316" calcext:value-type="float">
            <text:p>1.2482076883316</text:p>
          </table:table-cell>
          <table:table-cell office:value-type="float" office:value="1.34927928447723" calcext:value-type="float">
            <text:p>1.34927928447723</text:p>
          </table:table-cell>
          <table:table-cell office:value-type="float" office:value="1.22048902511597" calcext:value-type="float">
            <text:p>1.22048902511597</text:p>
          </table:table-cell>
          <table:table-cell office:value-type="float" office:value="1.429612159729" calcext:value-type="float">
            <text:p>1.4296121597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58" calcext:value-type="float">
            <text:p>1.2458</text:p>
          </table:table-cell>
          <table:table-cell office:value-type="float" office:value="1.2685" calcext:value-type="float">
            <text:p>1.2685</text:p>
          </table:table-cell>
          <table:table-cell office:value-type="float" office:value="1.3932" calcext:value-type="float">
            <text:p>1.3932</text:p>
          </table:table-cell>
          <table:table-cell office:value-type="float" office:value="1.0857" calcext:value-type="float">
            <text:p>1.0857</text:p>
          </table:table-cell>
          <table:table-cell office:value-type="float" office:value="1.18714511394501" calcext:value-type="float">
            <text:p>1.18714511394501</text:p>
          </table:table-cell>
          <table:table-cell office:value-type="float" office:value="1.19712829589844" calcext:value-type="float">
            <text:p>1.19712829589844</text:p>
          </table:table-cell>
          <table:table-cell office:value-type="float" office:value="1.16426277160645" calcext:value-type="float">
            <text:p>1.16426277160645</text:p>
          </table:table-cell>
          <table:table-cell office:value-type="float" office:value="1.31495821475983" calcext:value-type="float">
            <text:p>1.31495821475983</text:p>
          </table:table-cell>
          <table:table-cell office:value-type="float" office:value="1.26998317241669" calcext:value-type="float">
            <text:p>1.26998317241669</text:p>
          </table:table-cell>
          <table:table-cell office:value-type="float" office:value="1.34202647209167" calcext:value-type="float">
            <text:p>1.34202647209167</text:p>
          </table:table-cell>
          <table:table-cell office:value-type="float" office:value="1.31711363792419" calcext:value-type="float">
            <text:p>1.31711363792419</text:p>
          </table:table-cell>
          <table:table-cell office:value-type="float" office:value="1.08572602272034" calcext:value-type="float">
            <text:p>1.08572602272034</text:p>
          </table:table-cell>
          <table:table-cell office:value-type="float" office:value="1.22525596618652" calcext:value-type="float">
            <text:p>1.22525596618652</text:p>
          </table:table-cell>
          <table:table-cell office:value-type="float" office:value="1.15641641616821" calcext:value-type="float">
            <text:p>1.15641641616821</text:p>
          </table:table-cell>
          <table:table-cell office:value-type="float" office:value="1.26852834224701" calcext:value-type="float">
            <text:p>1.26852834224701</text:p>
          </table:table-cell>
          <table:table-cell office:value-type="float" office:value="1.37689304351807" calcext:value-type="float">
            <text:p>1.37689304351807</text:p>
          </table:table-cell>
          <table:table-cell office:value-type="float" office:value="1.27032649517059" calcext:value-type="float">
            <text:p>1.27032649517059</text:p>
          </table:table-cell>
          <table:table-cell office:value-type="float" office:value="1.39324963092804" calcext:value-type="float">
            <text:p>1.39324963092804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542" calcext:value-type="float">
            <text:p>1.2542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7028155326843" calcext:value-type="float">
            <text:p>1.27028155326843</text:p>
          </table:table-cell>
          <table:table-cell office:value-type="float" office:value="1.16039788722992" calcext:value-type="float">
            <text:p>1.16039788722992</text:p>
          </table:table-cell>
          <table:table-cell office:value-type="float" office:value="1.21469485759735" calcext:value-type="float">
            <text:p>1.21469485759735</text:p>
          </table:table-cell>
          <table:table-cell office:value-type="float" office:value="1.33230268955231" calcext:value-type="float">
            <text:p>1.33230268955231</text:p>
          </table:table-cell>
          <table:table-cell office:value-type="float" office:value="1.25791358947754" calcext:value-type="float">
            <text:p>1.25791358947754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8157653808594" calcext:value-type="float">
            <text:p>1.38157653808594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1090521812439" calcext:value-type="float">
            <text:p>1.1090521812439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3911919593811" calcext:value-type="float">
            <text:p>1.3911919593811</text:p>
          </table:table-cell>
          <table:table-cell office:value-type="float" office:value="1.34624493122101" calcext:value-type="float">
            <text:p>1.34624493122101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167" calcext:value-type="float">
            <text:p>1.2167</text:p>
          </table:table-cell>
          <table:table-cell office:value-type="float" office:value="1.219" calcext:value-type="float">
            <text:p>1.219</text:p>
          </table:table-cell>
          <table:table-cell office:value-type="float" office:value="1.2278" calcext:value-type="float">
            <text:p>1.2278</text:p>
          </table:table-cell>
          <table:table-cell office:value-type="float" office:value="1.2034" calcext:value-type="float">
            <text:p>1.2034</text:p>
          </table:table-cell>
          <table:table-cell office:value-type="float" office:value="1.21898913383484" calcext:value-type="float">
            <text:p>1.21898913383484</text:p>
          </table:table-cell>
          <table:table-cell office:value-type="float" office:value="1.20337307453156" calcext:value-type="float">
            <text:p>1.20337307453156</text:p>
          </table:table-cell>
          <table:table-cell office:value-type="float" office:value="1.22777128219605" calcext:value-type="float">
            <text:p>1.22777128219605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54" calcext:value-type="float">
            <text:p>1.3154</text:p>
          </table:table-cell>
          <table:table-cell office:value-type="float" office:value="1.3416" calcext:value-type="float">
            <text:p>1.3416</text:p>
          </table:table-cell>
          <table:table-cell office:value-type="float" office:value="1.456" calcext:value-type="float">
            <text:p>1.456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26655697822571" calcext:value-type="float">
            <text:p>1.26655697822571</text:p>
          </table:table-cell>
          <table:table-cell office:value-type="float" office:value="1.32293105125427" calcext:value-type="float">
            <text:p>1.3229310512542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336565971375" calcext:value-type="float">
            <text:p>1.35336565971375</text:p>
          </table:table-cell>
          <table:table-cell office:value-type="float" office:value="1.29528164863586" calcext:value-type="float">
            <text:p>1.29528164863586</text:p>
          </table:table-cell>
          <table:table-cell office:value-type="float" office:value="1.36920189857483" calcext:value-type="float">
            <text:p>1.36920189857483</text:p>
          </table:table-cell>
          <table:table-cell office:value-type="float" office:value="1.34657406806946" calcext:value-type="float">
            <text:p>1.34657406806946</text:p>
          </table:table-cell>
          <table:table-cell office:value-type="float" office:value="1.40390753746033" calcext:value-type="float">
            <text:p>1.40390753746033</text:p>
          </table:table-cell>
          <table:table-cell office:value-type="float" office:value="1.12106609344482" calcext:value-type="float">
            <text:p>1.12106609344482</text:p>
          </table:table-cell>
          <table:table-cell office:value-type="float" office:value="1.33671259880066" calcext:value-type="float">
            <text:p>1.33671259880066</text:p>
          </table:table-cell>
          <table:table-cell office:value-type="float" office:value="1.39066481590271" calcext:value-type="float">
            <text:p>1.39066481590271</text:p>
          </table:table-cell>
          <table:table-cell office:value-type="float" office:value="1.37506830692291" calcext:value-type="float">
            <text:p>1.37506830692291</text:p>
          </table:table-cell>
          <table:table-cell office:value-type="float" office:value="1.40320575237274" calcext:value-type="float">
            <text:p>1.40320575237274</text:p>
          </table:table-cell>
          <table:table-cell office:value-type="float" office:value="1.386359333992" calcext:value-type="float">
            <text:p>1.386359333992</text:p>
          </table:table-cell>
          <table:table-cell office:value-type="float" office:value="1.14223277568817" calcext:value-type="float">
            <text:p>1.14223277568817</text:p>
          </table:table-cell>
          <table:table-cell office:value-type="float" office:value="1.3305481672287" calcext:value-type="float">
            <text:p>1.3305481672287</text:p>
          </table:table-cell>
          <table:table-cell office:value-type="float" office:value="1.33083009719849" calcext:value-type="float">
            <text:p>1.33083009719849</text:p>
          </table:table-cell>
          <table:table-cell office:value-type="float" office:value="1.03739678859711" calcext:value-type="float">
            <text:p>1.03739678859711</text:p>
          </table:table-cell>
          <table:table-cell office:value-type="float" office:value="1.36285758018494" calcext:value-type="float">
            <text:p>1.36285758018494</text:p>
          </table:table-cell>
          <table:table-cell office:value-type="float" office:value="1.45370149612427" calcext:value-type="float">
            <text:p>1.45370149612427</text:p>
          </table:table-cell>
          <table:table-cell office:value-type="float" office:value="1.32147037982941" calcext:value-type="float">
            <text:p>1.32147037982941</text:p>
          </table:table-cell>
          <table:table-cell office:value-type="float" office:value="1.3659131526947" calcext:value-type="float">
            <text:p>1.3659131526947</text:p>
          </table:table-cell>
          <table:table-cell office:value-type="float" office:value="1.45599484443665" calcext:value-type="float">
            <text:p>1.45599484443665</text:p>
          </table:table-cell>
          <table:table-cell office:value-type="float" office:value="1.40039122104645" calcext:value-type="float">
            <text:p>1.40039122104645</text:p>
          </table:table-cell>
          <table:table-cell office:value-type="float" office:value="1.27617514133453" calcext:value-type="float">
            <text:p>1.27617514133453</text:p>
          </table:table-cell>
          <table:table-cell office:value-type="float" office:value="1.26737070083618" calcext:value-type="float">
            <text:p>1.26737070083618</text:p>
          </table:table-cell>
          <table:table-cell office:value-type="float" office:value="1.36050689220428" calcext:value-type="float">
            <text:p>1.36050689220428</text:p>
          </table:table-cell>
          <table:table-cell office:value-type="float" office:value="1.22402691841125" calcext:value-type="float">
            <text:p>1.22402691841125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83" calcext:value-type="float">
            <text:p>1.2483</text:p>
          </table:table-cell>
          <table:table-cell office:value-type="float" office:value="1.2878" calcext:value-type="float">
            <text:p>1.2878</text:p>
          </table:table-cell>
          <table:table-cell office:value-type="float" office:value="1.4198" calcext:value-type="float">
            <text:p>1.4198</text:p>
          </table:table-cell>
          <table:table-cell office:value-type="float" office:value="0.9824" calcext:value-type="float">
            <text:p>0.9824</text:p>
          </table:table-cell>
          <table:table-cell office:value-type="float" office:value="1.3228166103363" calcext:value-type="float">
            <text:p>1.3228166103363</text:p>
          </table:table-cell>
          <table:table-cell office:value-type="float" office:value="1.17692279815674" calcext:value-type="float">
            <text:p>1.17692279815674</text:p>
          </table:table-cell>
          <table:table-cell office:value-type="float" office:value="1.35714840888977" calcext:value-type="float">
            <text:p>1.35714840888977</text:p>
          </table:table-cell>
          <table:table-cell office:value-type="float" office:value="1.41976952552795" calcext:value-type="float">
            <text:p>1.41976952552795</text:p>
          </table:table-cell>
          <table:table-cell office:value-type="float" office:value="1.35886263847351" calcext:value-type="float">
            <text:p>1.35886263847351</text:p>
          </table:table-cell>
          <table:table-cell office:value-type="float" office:value="1.2024382352829" calcext:value-type="float">
            <text:p>1.2024382352829</text:p>
          </table:table-cell>
          <table:table-cell office:value-type="float" office:value="0.98240464925766" calcext:value-type="float">
            <text:p>0.98240464925766</text:p>
          </table:table-cell>
          <table:table-cell office:value-type="float" office:value="1.28784203529358" calcext:value-type="float">
            <text:p>1.28784203529358</text:p>
          </table:table-cell>
          <table:table-cell office:value-type="float" office:value="1.2931547164917" calcext:value-type="float">
            <text:p>1.2931547164917</text:p>
          </table:table-cell>
          <table:table-cell office:value-type="float" office:value="1.13522672653198" calcext:value-type="float">
            <text:p>1.13522672653198</text:p>
          </table:table-cell>
          <table:table-cell office:value-type="float" office:value="1.15154051780701" calcext:value-type="float">
            <text:p>1.15154051780701</text:p>
          </table:table-cell>
          <table:table-cell office:value-type="float" office:value="1.10237908363342" calcext:value-type="float">
            <text:p>1.10237908363342</text:p>
          </table:table-cell>
          <table:table-cell office:value-type="float" office:value="1.32725954055786" calcext:value-type="float">
            <text:p>1.32725954055786</text:p>
          </table:table-cell>
          <table:table-cell office:value-type="float" office:value="1.32597374916077" calcext:value-type="float">
            <text:p>1.32597374916077</text:p>
          </table:table-cell>
          <table:table-cell office:value-type="float" office:value="1.28011178970337" calcext:value-type="float">
            <text:p>1.2801117897033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2896" calcext:value-type="float">
            <text:p>1.2896</text:p>
          </table:table-cell>
          <table:table-cell office:value-type="float" office:value="1.4157" calcext:value-type="float">
            <text:p>1.415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0176138877869" calcext:value-type="float">
            <text:p>1.30176138877869</text:p>
          </table:table-cell>
          <table:table-cell office:value-type="float" office:value="1.30025184154511" calcext:value-type="float">
            <text:p>1.30025184154511</text:p>
          </table:table-cell>
          <table:table-cell office:value-type="float" office:value="1.41569638252258" calcext:value-type="float">
            <text:p>1.41569638252258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31788182258606" calcext:value-type="float">
            <text:p>1.31788182258606</text:p>
          </table:table-cell>
          <table:table-cell office:value-type="float" office:value="1.25948667526245" calcext:value-type="float">
            <text:p>1.25948667526245</text:p>
          </table:table-cell>
          <table:table-cell office:value-type="float" office:value="1.39908444881439" calcext:value-type="float">
            <text:p>1.39908444881439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780909538269" calcext:value-type="float">
            <text:p>1.2780909538269</text:p>
          </table:table-cell>
          <table:table-cell office:value-type="float" office:value="1.30907654762268" calcext:value-type="float">
            <text:p>1.3090765476226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8956878185272" calcext:value-type="float">
            <text:p>1.28956878185272</text:p>
          </table:table-cell>
          <table:table-cell office:value-type="float" office:value="1.37563467025757" calcext:value-type="float">
            <text:p>1.37563467025757</text:p>
          </table:table-cell>
          <table:table-cell office:value-type="float" office:value="1.20816648006439" calcext:value-type="float">
            <text:p>1.20816648006439</text:p>
          </table:table-cell>
          <table:table-cell office:value-type="float" office:value="1.36698079109192" calcext:value-type="float">
            <text:p>1.36698079109192</text:p>
          </table:table-cell>
          <table:table-cell office:value-type="float" office:value="1.23873090744019" calcext:value-type="float">
            <text:p>1.23873090744019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428" calcext:value-type="float">
            <text:p>1.2428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8002669811249" calcext:value-type="float">
            <text:p>1.38002669811249</text:p>
          </table:table-cell>
          <table:table-cell office:value-type="float" office:value="1.30793702602386" calcext:value-type="float">
            <text:p>1.30793702602386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0.946195960044861" calcext:value-type="float">
            <text:p>0.946195960044861</text:p>
          </table:table-cell>
          <table:table-cell office:value-type="float" office:value="1.22046303749084" calcext:value-type="float">
            <text:p>1.22046303749084</text:p>
          </table:table-cell>
          <table:table-cell office:value-type="float" office:value="1.35559821128845" calcext:value-type="float">
            <text:p>1.35559821128845</text:p>
          </table:table-cell>
          <table:table-cell office:value-type="float" office:value="1.32309687137604" calcext:value-type="float">
            <text:p>1.32309687137604</text:p>
          </table:table-cell>
          <table:table-cell office:value-type="float" office:value="1.31097078323364" calcext:value-type="float">
            <text:p>1.31097078323364</text:p>
          </table:table-cell>
          <table:table-cell office:value-type="float" office:value="1.31056940555573" calcext:value-type="float">
            <text:p>1.31056940555573</text:p>
          </table:table-cell>
          <table:table-cell office:value-type="float" office:value="1.23872077465057" calcext:value-type="float">
            <text:p>1.23872077465057</text:p>
          </table:table-cell>
          <table:table-cell office:value-type="float" office:value="1.25278329849243" calcext:value-type="float">
            <text:p>1.25278329849243</text:p>
          </table:table-cell>
          <table:table-cell office:value-type="float" office:value="1.23839402198792" calcext:value-type="float">
            <text:p>1.23839402198792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2896" calcext:value-type="float">
            <text:p>1.2896</text:p>
          </table:table-cell>
          <table:table-cell office:value-type="float" office:value="1.4157" calcext:value-type="float">
            <text:p>1.415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0176138877869" calcext:value-type="float">
            <text:p>1.30176138877869</text:p>
          </table:table-cell>
          <table:table-cell office:value-type="float" office:value="1.30025184154511" calcext:value-type="float">
            <text:p>1.30025184154511</text:p>
          </table:table-cell>
          <table:table-cell office:value-type="float" office:value="1.41569638252258" calcext:value-type="float">
            <text:p>1.41569638252258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31788182258606" calcext:value-type="float">
            <text:p>1.31788182258606</text:p>
          </table:table-cell>
          <table:table-cell office:value-type="float" office:value="1.25948667526245" calcext:value-type="float">
            <text:p>1.25948667526245</text:p>
          </table:table-cell>
          <table:table-cell office:value-type="float" office:value="1.39908444881439" calcext:value-type="float">
            <text:p>1.39908444881439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780909538269" calcext:value-type="float">
            <text:p>1.2780909538269</text:p>
          </table:table-cell>
          <table:table-cell office:value-type="float" office:value="1.30907654762268" calcext:value-type="float">
            <text:p>1.3090765476226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8956878185272" calcext:value-type="float">
            <text:p>1.28956878185272</text:p>
          </table:table-cell>
          <table:table-cell office:value-type="float" office:value="1.37563467025757" calcext:value-type="float">
            <text:p>1.37563467025757</text:p>
          </table:table-cell>
          <table:table-cell office:value-type="float" office:value="1.20816648006439" calcext:value-type="float">
            <text:p>1.20816648006439</text:p>
          </table:table-cell>
          <table:table-cell office:value-type="float" office:value="1.36698079109192" calcext:value-type="float">
            <text:p>1.36698079109192</text:p>
          </table:table-cell>
          <table:table-cell office:value-type="float" office:value="1.23873090744019" calcext:value-type="float">
            <text:p>1.23873090744019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39" calcext:value-type="float">
            <text:p>1.2739</text:p>
          </table:table-cell>
          <table:table-cell office:value-type="float" office:value="1.2697" calcext:value-type="float">
            <text:p>1.2697</text:p>
          </table:table-cell>
          <table:table-cell office:value-type="float" office:value="1.4309" calcext:value-type="float">
            <text:p>1.4309</text:p>
          </table:table-cell>
          <table:table-cell office:value-type="float" office:value="1.1167" calcext:value-type="float">
            <text:p>1.1167</text:p>
          </table:table-cell>
          <table:table-cell office:value-type="float" office:value="1.34516704082489" calcext:value-type="float">
            <text:p>1.34516704082489</text:p>
          </table:table-cell>
          <table:table-cell office:value-type="float" office:value="1.13611197471619" calcext:value-type="float">
            <text:p>1.13611197471619</text:p>
          </table:table-cell>
          <table:table-cell office:value-type="float" office:value="1.35292160511017" calcext:value-type="float">
            <text:p>1.35292160511017</text:p>
          </table:table-cell>
          <table:table-cell office:value-type="float" office:value="1.30137348175049" calcext:value-type="float">
            <text:p>1.30137348175049</text:p>
          </table:table-cell>
          <table:table-cell office:value-type="float" office:value="1.23656809329987" calcext:value-type="float">
            <text:p>1.23656809329987</text:p>
          </table:table-cell>
          <table:table-cell office:value-type="float" office:value="1.12403309345245" calcext:value-type="float">
            <text:p>1.12403309345245</text:p>
          </table:table-cell>
          <table:table-cell office:value-type="float" office:value="1.2237514257431" calcext:value-type="float">
            <text:p>1.2237514257431</text:p>
          </table:table-cell>
          <table:table-cell office:value-type="float" office:value="1.24249362945557" calcext:value-type="float">
            <text:p>1.24249362945557</text:p>
          </table:table-cell>
          <table:table-cell office:value-type="float" office:value="1.43090522289276" calcext:value-type="float">
            <text:p>1.43090522289276</text:p>
          </table:table-cell>
          <table:table-cell office:value-type="float" office:value="1.25577330589294" calcext:value-type="float">
            <text:p>1.25577330589294</text:p>
          </table:table-cell>
          <table:table-cell office:value-type="float" office:value="1.34547781944275" calcext:value-type="float">
            <text:p>1.34547781944275</text:p>
          </table:table-cell>
          <table:table-cell office:value-type="float" office:value="1.27283954620361" calcext:value-type="float">
            <text:p>1.27283954620361</text:p>
          </table:table-cell>
          <table:table-cell office:value-type="float" office:value="1.28199601173401" calcext:value-type="float">
            <text:p>1.28199601173401</text:p>
          </table:table-cell>
          <table:table-cell office:value-type="float" office:value="1.26662540435791" calcext:value-type="float">
            <text:p>1.26662540435791</text:p>
          </table:table-cell>
          <table:table-cell office:value-type="float" office:value="1.11668288707733" calcext:value-type="float">
            <text:p>1.11668288707733</text:p>
          </table:table-cell>
          <table:table-cell office:value-type="float" office:value="1.21652412414551" calcext:value-type="float">
            <text:p>1.21652412414551</text:p>
          </table:table-cell>
          <table:table-cell office:value-type="float" office:value="1.23130321502686" calcext:value-type="float">
            <text:p>1.23130321502686</text:p>
          </table:table-cell>
          <table:table-cell office:value-type="float" office:value="1.21364557743073" calcext:value-type="float">
            <text:p>1.21364557743073</text:p>
          </table:table-cell>
          <table:table-cell office:value-type="float" office:value="1.34301435947418" calcext:value-type="float">
            <text:p>1.34301435947418</text:p>
          </table:table-cell>
          <table:table-cell office:value-type="float" office:value="1.26193189620972" calcext:value-type="float">
            <text:p>1.26193189620972</text:p>
          </table:table-cell>
          <table:table-cell office:value-type="float" office:value="1.32345998287201" calcext:value-type="float">
            <text:p>1.32345998287201</text:p>
          </table:table-cell>
          <table:table-cell office:value-type="float" office:value="1.40872597694397" calcext:value-type="float">
            <text:p>1.40872597694397</text:p>
          </table:table-cell>
          <table:table-cell office:value-type="float" office:value="1.18539214134216" calcext:value-type="float">
            <text:p>1.18539214134216</text:p>
          </table:table-cell>
          <table:table-cell office:value-type="float" office:value="1.38862442970276" calcext:value-type="float">
            <text:p>1.38862442970276</text:p>
          </table:table-cell>
          <table:table-cell office:value-type="float" office:value="1.36038076877594" calcext:value-type="float">
            <text:p>1.36038076877594</text:p>
          </table:table-cell>
          <table:table-cell office:value-type="float" office:value="1.28444862365723" calcext:value-type="float">
            <text:p>1.28444862365723</text:p>
          </table:table-cell>
          <table:table-cell office:value-type="float" office:value="1.21776640415192" calcext:value-type="float">
            <text:p>1.21776640415192</text:p>
          </table:table-cell>
          <table:table-cell office:value-type="float" office:value="1.301473736763" calcext:value-type="float">
            <text:p>1.301473736763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305" calcext:value-type="float">
            <text:p>1.305</text:p>
          </table:table-cell>
          <table:table-cell office:value-type="float" office:value="1.4471" calcext:value-type="float">
            <text:p>1.447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3453688621521" calcext:value-type="float">
            <text:p>1.3453688621521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3287286758423" calcext:value-type="float">
            <text:p>1.3328728675842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3095741271973" calcext:value-type="float">
            <text:p>1.33095741271973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44710767269135" calcext:value-type="float">
            <text:p>1.44710767269135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24622082710266" calcext:value-type="float">
            <text:p>1.24622082710266</text:p>
          </table:table-cell>
          <table:table-cell office:value-type="float" office:value="1.10259819030762" calcext:value-type="float">
            <text:p>1.10259819030762</text:p>
          </table:table-cell>
          <table:table-cell office:value-type="float" office:value="1.32760190963745" calcext:value-type="float">
            <text:p>1.32760190963745</text:p>
          </table:table-cell>
          <table:table-cell office:value-type="float" office:value="1.28534626960754" calcext:value-type="float">
            <text:p>1.28534626960754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9328560829163" calcext:value-type="float">
            <text:p>1.2932856082916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2896" calcext:value-type="float">
            <text:p>1.2896</text:p>
          </table:table-cell>
          <table:table-cell office:value-type="float" office:value="1.4157" calcext:value-type="float">
            <text:p>1.4157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9862496852875" calcext:value-type="float">
            <text:p>1.19862496852875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0176138877869" calcext:value-type="float">
            <text:p>1.30176138877869</text:p>
          </table:table-cell>
          <table:table-cell office:value-type="float" office:value="1.30025184154511" calcext:value-type="float">
            <text:p>1.30025184154511</text:p>
          </table:table-cell>
          <table:table-cell office:value-type="float" office:value="1.41569638252258" calcext:value-type="float">
            <text:p>1.41569638252258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20897603034973" calcext:value-type="float">
            <text:p>1.20897603034973</text:p>
          </table:table-cell>
          <table:table-cell office:value-type="float" office:value="1.31788182258606" calcext:value-type="float">
            <text:p>1.31788182258606</text:p>
          </table:table-cell>
          <table:table-cell office:value-type="float" office:value="1.25948667526245" calcext:value-type="float">
            <text:p>1.25948667526245</text:p>
          </table:table-cell>
          <table:table-cell office:value-type="float" office:value="1.39908444881439" calcext:value-type="float">
            <text:p>1.39908444881439</text:p>
          </table:table-cell>
          <table:table-cell office:value-type="float" office:value="1.07472383975983" calcext:value-type="float">
            <text:p>1.07472383975983</text:p>
          </table:table-cell>
          <table:table-cell office:value-type="float" office:value="1.2780909538269" calcext:value-type="float">
            <text:p>1.2780909538269</text:p>
          </table:table-cell>
          <table:table-cell office:value-type="float" office:value="1.30907654762268" calcext:value-type="float">
            <text:p>1.3090765476226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8956878185272" calcext:value-type="float">
            <text:p>1.28956878185272</text:p>
          </table:table-cell>
          <table:table-cell office:value-type="float" office:value="1.37563467025757" calcext:value-type="float">
            <text:p>1.37563467025757</text:p>
          </table:table-cell>
          <table:table-cell office:value-type="float" office:value="1.20816648006439" calcext:value-type="float">
            <text:p>1.20816648006439</text:p>
          </table:table-cell>
          <table:table-cell office:value-type="float" office:value="1.36698079109192" calcext:value-type="float">
            <text:p>1.36698079109192</text:p>
          </table:table-cell>
          <table:table-cell office:value-type="float" office:value="1.23873090744019" calcext:value-type="float">
            <text:p>1.23873090744019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456" calcext:value-type="float">
            <text:p>1.3456</text:p>
          </table:table-cell>
          <table:table-cell office:value-type="float" office:value="1.3862" calcext:value-type="float">
            <text:p>1.3862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1498" calcext:value-type="float">
            <text:p>1.1498</text:p>
          </table:table-cell>
          <table:table-cell office:value-type="float" office:value="1.40132641792297" calcext:value-type="float">
            <text:p>1.40132641792297</text:p>
          </table:table-cell>
          <table:table-cell office:value-type="float" office:value="1.33435094356537" calcext:value-type="float">
            <text:p>1.33435094356537</text:p>
          </table:table-cell>
          <table:table-cell office:value-type="float" office:value="1.39661514759064" calcext:value-type="float">
            <text:p>1.39661514759064</text:p>
          </table:table-cell>
          <table:table-cell office:value-type="float" office:value="1.29238486289978" calcext:value-type="float">
            <text:p>1.29238486289978</text:p>
          </table:table-cell>
          <table:table-cell office:value-type="float" office:value="1.38743817806244" calcext:value-type="float">
            <text:p>1.38743817806244</text:p>
          </table:table-cell>
          <table:table-cell office:value-type="float" office:value="1.38616275787354" calcext:value-type="float">
            <text:p>1.38616275787354</text:p>
          </table:table-cell>
          <table:table-cell office:value-type="float" office:value="1.29035627841949" calcext:value-type="float">
            <text:p>1.29035627841949</text:p>
          </table:table-cell>
          <table:table-cell office:value-type="float" office:value="1.47094964981079" calcext:value-type="float">
            <text:p>1.47094964981079</text:p>
          </table:table-cell>
          <table:table-cell office:value-type="float" office:value="1.40562105178833" calcext:value-type="float">
            <text:p>1.40562105178833</text:p>
          </table:table-cell>
          <table:table-cell office:value-type="float" office:value="1.14997899532318" calcext:value-type="float">
            <text:p>1.14997899532318</text:p>
          </table:table-cell>
          <table:table-cell office:value-type="float" office:value="1.38613510131836" calcext:value-type="float">
            <text:p>1.38613510131836</text:p>
          </table:table-cell>
          <table:table-cell office:value-type="float" office:value="1.14984250068665" calcext:value-type="float">
            <text:p>1.14984250068665</text:p>
          </table:table-cell>
          <table:table-cell office:value-type="float" office:value="1.45052671432495" calcext:value-type="float">
            <text:p>1.45052671432495</text:p>
          </table:table-cell>
          <table:table-cell office:value-type="float" office:value="1.23793649673462" calcext:value-type="float">
            <text:p>1.23793649673462</text:p>
          </table:table-cell>
          <table:table-cell office:value-type="float" office:value="1.44497060775757" calcext:value-type="float">
            <text:p>1.4449706077575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2892" calcext:value-type="float">
            <text:p>1.2892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777191400528" calcext:value-type="float">
            <text:p>1.2777191400528</text:p>
          </table:table-cell>
          <table:table-cell office:value-type="float" office:value="0.858377933502197" calcext:value-type="float">
            <text:p>0.858377933502197</text:p>
          </table:table-cell>
          <table:table-cell office:value-type="float" office:value="1.2362756729126" calcext:value-type="float">
            <text:p>1.2362756729126</text:p>
          </table:table-cell>
          <table:table-cell office:value-type="float" office:value="1.27134799957275" calcext:value-type="float">
            <text:p>1.27134799957275</text:p>
          </table:table-cell>
          <table:table-cell office:value-type="float" office:value="1.29521083831787" calcext:value-type="float">
            <text:p>1.29521083831787</text:p>
          </table:table-cell>
          <table:table-cell office:value-type="float" office:value="1.29360175132751" calcext:value-type="float">
            <text:p>1.29360175132751</text:p>
          </table:table-cell>
          <table:table-cell office:value-type="float" office:value="1.30157852172852" calcext:value-type="float">
            <text:p>1.30157852172852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28982353210449" calcext:value-type="float">
            <text:p>1.28982353210449</text:p>
          </table:table-cell>
          <table:table-cell office:value-type="float" office:value="1.27019667625427" calcext:value-type="float">
            <text:p>1.27019667625427</text:p>
          </table:table-cell>
          <table:table-cell office:value-type="float" office:value="1.27760994434357" calcext:value-type="float">
            <text:p>1.27760994434357</text:p>
          </table:table-cell>
          <table:table-cell office:value-type="float" office:value="1.36028075218201" calcext:value-type="float">
            <text:p>1.36028075218201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965" calcext:value-type="float">
            <text:p>1.2965</text:p>
          </table:table-cell>
          <table:table-cell office:value-type="float" office:value="1.3286" calcext:value-type="float">
            <text:p>1.3286</text:p>
          </table:table-cell>
          <table:table-cell office:value-type="float" office:value="1.4456" calcext:value-type="float">
            <text:p>1.4456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33635175228119" calcext:value-type="float">
            <text:p>1.33635175228119</text:p>
          </table:table-cell>
          <table:table-cell office:value-type="float" office:value="1.20580637454987" calcext:value-type="float">
            <text:p>1.2058063745498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753978252411" calcext:value-type="float">
            <text:p>1.34753978252411</text:p>
          </table:table-cell>
          <table:table-cell office:value-type="float" office:value="1.35373318195343" calcext:value-type="float">
            <text:p>1.35373318195343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0325496196747" calcext:value-type="float">
            <text:p>1.30325496196747</text:p>
          </table:table-cell>
          <table:table-cell office:value-type="float" office:value="1.32864284515381" calcext:value-type="float">
            <text:p>1.32864284515381</text:p>
          </table:table-cell>
          <table:table-cell office:value-type="float" office:value="1.23972749710083" calcext:value-type="float">
            <text:p>1.23972749710083</text:p>
          </table:table-cell>
          <table:table-cell office:value-type="float" office:value="1.44561851024628" calcext:value-type="float">
            <text:p>1.44561851024628</text:p>
          </table:table-cell>
          <table:table-cell office:value-type="float" office:value="1.42529559135437" calcext:value-type="float">
            <text:p>1.42529559135437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34270763397217" calcext:value-type="float">
            <text:p>1.34270763397217</text:p>
          </table:table-cell>
          <table:table-cell office:value-type="float" office:value="1.34319162368774" calcext:value-type="float">
            <text:p>1.34319162368774</text:p>
          </table:table-cell>
          <table:table-cell office:value-type="float" office:value="1.21364557743073" calcext:value-type="float">
            <text:p>1.21364557743073</text:p>
          </table:table-cell>
          <table:table-cell office:value-type="float" office:value="1.2430317401886" calcext:value-type="float">
            <text:p>1.2430317401886</text:p>
          </table:table-cell>
          <table:table-cell office:value-type="float" office:value="1.2611278295517" calcext:value-type="float">
            <text:p>1.2611278295517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40741908550262" calcext:value-type="float">
            <text:p>1.40741908550262</text:p>
          </table:table-cell>
          <table:table-cell office:value-type="float" office:value="1.38644301891327" calcext:value-type="float">
            <text:p>1.38644301891327</text:p>
          </table:table-cell>
          <table:table-cell office:value-type="float" office:value="1.37452685832977" calcext:value-type="float">
            <text:p>1.37452685832977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453" calcext:value-type="float">
            <text:p>1.3453</text:p>
          </table:table-cell>
          <table:table-cell office:value-type="float" office:value="1.2856" calcext:value-type="float">
            <text:p>1.2856</text:p>
          </table:table-cell>
          <table:table-cell office:value-type="float" office:value="1.4704" calcext:value-type="float">
            <text:p>1.4704</text:p>
          </table:table-cell>
          <table:table-cell office:value-type="float" office:value="1.2801" calcext:value-type="float">
            <text:p>1.2801</text:p>
          </table:table-cell>
          <table:table-cell office:value-type="float" office:value="1.28555798530579" calcext:value-type="float">
            <text:p>1.28555798530579</text:p>
          </table:table-cell>
          <table:table-cell office:value-type="float" office:value="1.47036170959473" calcext:value-type="float">
            <text:p>1.47036170959473</text:p>
          </table:table-cell>
          <table:table-cell office:value-type="float" office:value="1.28011178970337" calcext:value-type="float">
            <text:p>1.28011178970337</text:p>
          </table:table-cell>
          <table:table-cell table:number-columns-repeated="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89" calcext:value-type="float">
            <text:p>1.2489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813829898834" calcext:value-type="float">
            <text:p>1.25813829898834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31599819660187" calcext:value-type="float">
            <text:p>1.31599819660187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1208300590515" calcext:value-type="float">
            <text:p>1.31208300590515</text:p>
          </table:table-cell>
          <table:table-cell office:value-type="float" office:value="1.37614345550537" calcext:value-type="float">
            <text:p>1.37614345550537</text:p>
          </table:table-cell>
          <table:table-cell office:value-type="float" office:value="0.979162037372589" calcext:value-type="float">
            <text:p>0.979162037372589</text:p>
          </table:table-cell>
          <table:table-cell office:value-type="float" office:value="1.24869894981384" calcext:value-type="float">
            <text:p>1.24869894981384</text:p>
          </table:table-cell>
          <table:table-cell office:value-type="float" office:value="1.32751297950745" calcext:value-type="float">
            <text:p>1.32751297950745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5085606575012" calcext:value-type="float">
            <text:p>1.3508560657501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6033437252045" calcext:value-type="float">
            <text:p>1.26033437252045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2620769739151" calcext:value-type="float">
            <text:p>1.2620769739151</text:p>
          </table:table-cell>
          <table:table-cell office:value-type="float" office:value="1.32065343856812" calcext:value-type="float">
            <text:p>1.32065343856812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947" calcext:value-type="float">
            <text:p>1.2947</text:p>
          </table:table-cell>
          <table:table-cell office:value-type="float" office:value="1.2771" calcext:value-type="float">
            <text:p>1.2771</text:p>
          </table:table-cell>
          <table:table-cell office:value-type="float" office:value="1.5138" calcext:value-type="float">
            <text:p>1.5138</text:p>
          </table:table-cell>
          <table:table-cell office:value-type="float" office:value="1.1539" calcext:value-type="float">
            <text:p>1.1539</text:p>
          </table:table-cell>
          <table:table-cell office:value-type="float" office:value="1.3071506023407" calcext:value-type="float">
            <text:p>1.3071506023407</text:p>
          </table:table-cell>
          <table:table-cell office:value-type="float" office:value="1.33273768424988" calcext:value-type="float">
            <text:p>1.33273768424988</text:p>
          </table:table-cell>
          <table:table-cell office:value-type="float" office:value="1.23561108112335" calcext:value-type="float">
            <text:p>1.23561108112335</text:p>
          </table:table-cell>
          <table:table-cell office:value-type="float" office:value="1.33223044872284" calcext:value-type="float">
            <text:p>1.33223044872284</text:p>
          </table:table-cell>
          <table:table-cell office:value-type="float" office:value="1.24646723270416" calcext:value-type="float">
            <text:p>1.24646723270416</text:p>
          </table:table-cell>
          <table:table-cell office:value-type="float" office:value="1.24697864055634" calcext:value-type="float">
            <text:p>1.24697864055634</text:p>
          </table:table-cell>
          <table:table-cell office:value-type="float" office:value="1.15391981601715" calcext:value-type="float">
            <text:p>1.15391981601715</text:p>
          </table:table-cell>
          <table:table-cell office:value-type="float" office:value="1.51381599903107" calcext:value-type="float">
            <text:p>1.51381599903107</text:p>
          </table:table-cell>
          <table:table-cell office:value-type="float" office:value="1.36633908748627" calcext:value-type="float">
            <text:p>1.36633908748627</text:p>
          </table:table-cell>
          <table:table-cell office:value-type="float" office:value="1.21207416057587" calcext:value-type="float">
            <text:p>1.21207416057587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2892" calcext:value-type="float">
            <text:p>1.2892</text:p>
          </table:table-cell>
          <table:table-cell office:value-type="float" office:value="1.4774" calcext:value-type="float">
            <text:p>1.4774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77075958252" calcext:value-type="float">
            <text:p>1.2577075958252</text:p>
          </table:table-cell>
          <table:table-cell office:value-type="float" office:value="0.981607675552368" calcext:value-type="float">
            <text:p>0.981607675552368</text:p>
          </table:table-cell>
          <table:table-cell office:value-type="float" office:value="1.40241718292236" calcext:value-type="float">
            <text:p>1.40241718292236</text:p>
          </table:table-cell>
          <table:table-cell office:value-type="float" office:value="1.30165028572083" calcext:value-type="float">
            <text:p>1.30165028572083</text:p>
          </table:table-cell>
          <table:table-cell office:value-type="float" office:value="1.21616995334625" calcext:value-type="float">
            <text:p>1.21616995334625</text:p>
          </table:table-cell>
          <table:table-cell office:value-type="float" office:value="1.23942112922668" calcext:value-type="float">
            <text:p>1.23942112922668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201721191406" calcext:value-type="float">
            <text:p>1.30201721191406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7742927074432" calcext:value-type="float">
            <text:p>1.47742927074432</text:p>
          </table:table-cell>
          <table:table-cell office:value-type="float" office:value="1.30196833610535" calcext:value-type="float">
            <text:p>1.30196833610535</text:p>
          </table:table-cell>
          <table:table-cell office:value-type="float" office:value="1.19367456436157" calcext:value-type="float">
            <text:p>1.19367456436157</text:p>
          </table:table-cell>
          <table:table-cell office:value-type="float" office:value="1.43086278438568" calcext:value-type="float">
            <text:p>1.43086278438568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119722366333" calcext:value-type="float">
            <text:p>1.211972236633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64" calcext:value-type="float">
            <text:p>1.2664</text:p>
          </table:table-cell>
          <table:table-cell office:value-type="float" office:value="1.3185" calcext:value-type="float">
            <text:p>1.3185</text:p>
          </table:table-cell>
          <table:table-cell office:value-type="float" office:value="1.4703" calcext:value-type="float">
            <text:p>1.4703</text:p>
          </table:table-cell>
          <table:table-cell office:value-type="float" office:value="1.0004" calcext:value-type="float">
            <text:p>1.0004</text:p>
          </table:table-cell>
          <table:table-cell office:value-type="float" office:value="1.28380441665649" calcext:value-type="float">
            <text:p>1.28380441665649</text:p>
          </table:table-cell>
          <table:table-cell office:value-type="float" office:value="1.36556053161621" calcext:value-type="float">
            <text:p>1.36556053161621</text:p>
          </table:table-cell>
          <table:table-cell office:value-type="float" office:value="1.42226099967957" calcext:value-type="float">
            <text:p>1.42226099967957</text:p>
          </table:table-cell>
          <table:table-cell office:value-type="float" office:value="1.27647066116333" calcext:value-type="float">
            <text:p>1.27647066116333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9577341079712" calcext:value-type="float">
            <text:p>1.39577341079712</text:p>
          </table:table-cell>
          <table:table-cell office:value-type="float" office:value="1.15587317943573" calcext:value-type="float">
            <text:p>1.15587317943573</text:p>
          </table:table-cell>
          <table:table-cell office:value-type="float" office:value="1.11871063709259" calcext:value-type="float">
            <text:p>1.11871063709259</text:p>
          </table:table-cell>
          <table:table-cell office:value-type="float" office:value="1.33096420764923" calcext:value-type="float">
            <text:p>1.33096420764923</text:p>
          </table:table-cell>
          <table:table-cell office:value-type="float" office:value="1.08749389648438" calcext:value-type="float">
            <text:p>1.08749389648438</text:p>
          </table:table-cell>
          <table:table-cell office:value-type="float" office:value="1.31851899623871" calcext:value-type="float">
            <text:p>1.31851899623871</text:p>
          </table:table-cell>
          <table:table-cell office:value-type="float" office:value="1.36804139614105" calcext:value-type="float">
            <text:p>1.36804139614105</text:p>
          </table:table-cell>
          <table:table-cell office:value-type="float" office:value="1.38036584854126" calcext:value-type="float">
            <text:p>1.38036584854126</text:p>
          </table:table-cell>
          <table:table-cell office:value-type="float" office:value="1.36258494853973" calcext:value-type="float">
            <text:p>1.36258494853973</text:p>
          </table:table-cell>
          <table:table-cell office:value-type="float" office:value="1.00041663646698" calcext:value-type="float">
            <text:p>1.00041663646698</text:p>
          </table:table-cell>
          <table:table-cell office:value-type="float" office:value="1.4703221321106" calcext:value-type="float">
            <text:p>1.4703221321106</text:p>
          </table:table-cell>
          <table:table-cell office:value-type="float" office:value="1.33878183364868" calcext:value-type="float">
            <text:p>1.33878183364868</text:p>
          </table:table-cell>
          <table:table-cell office:value-type="float" office:value="1.3333694934845" calcext:value-type="float">
            <text:p>1.3333694934845</text:p>
          </table:table-cell>
          <table:table-cell office:value-type="float" office:value="1.19085264205933" calcext:value-type="float">
            <text:p>1.19085264205933</text:p>
          </table:table-cell>
          <table:table-cell office:value-type="float" office:value="1.23793649673462" calcext:value-type="float">
            <text:p>1.23793649673462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17" calcext:value-type="float">
            <text:p>1.2717</text:p>
          </table:table-cell>
          <table:table-cell office:value-type="float" office:value="1.2813" calcext:value-type="float">
            <text:p>1.2813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32530283927917" calcext:value-type="float">
            <text:p>1.32530283927917</text:p>
          </table:table-cell>
          <table:table-cell office:value-type="float" office:value="1.26219952106476" calcext:value-type="float">
            <text:p>1.26219952106476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216747045517" calcext:value-type="float">
            <text:p>1.3216747045517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171888589859" calcext:value-type="float">
            <text:p>1.3171888589859</text:p>
          </table:table-cell>
          <table:table-cell office:value-type="float" office:value="1.22752034664154" calcext:value-type="float">
            <text:p>1.22752034664154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26903223991394" calcext:value-type="float">
            <text:p>1.26903223991394</text:p>
          </table:table-cell>
          <table:table-cell office:value-type="float" office:value="1.34486484527588" calcext:value-type="float">
            <text:p>1.34486484527588</text:p>
          </table:table-cell>
          <table:table-cell office:value-type="float" office:value="1.35685098171234" calcext:value-type="float">
            <text:p>1.35685098171234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32432532310486" calcext:value-type="float">
            <text:p>1.32432532310486</text:p>
          </table:table-cell>
          <table:table-cell office:value-type="float" office:value="1.27558195590973" calcext:value-type="float">
            <text:p>1.27558195590973</text:p>
          </table:table-cell>
          <table:table-cell office:value-type="float" office:value="1.30686545372009" calcext:value-type="float">
            <text:p>1.30686545372009</text:p>
          </table:table-cell>
          <table:table-cell office:value-type="float" office:value="1.26779139041901" calcext:value-type="float">
            <text:p>1.26779139041901</text:p>
          </table:table-cell>
          <table:table-cell office:value-type="float" office:value="1.31458353996277" calcext:value-type="float">
            <text:p>1.31458353996277</text:p>
          </table:table-cell>
          <table:table-cell office:value-type="float" office:value="1.29526329040527" calcext:value-type="float">
            <text:p>1.29526329040527</text:p>
          </table:table-cell>
          <table:table-cell office:value-type="float" office:value="1.28129327297211" calcext:value-type="float">
            <text:p>1.28129327297211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89" calcext:value-type="float">
            <text:p>1.2489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813829898834" calcext:value-type="float">
            <text:p>1.25813829898834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31599819660187" calcext:value-type="float">
            <text:p>1.31599819660187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1208300590515" calcext:value-type="float">
            <text:p>1.31208300590515</text:p>
          </table:table-cell>
          <table:table-cell office:value-type="float" office:value="1.37614345550537" calcext:value-type="float">
            <text:p>1.37614345550537</text:p>
          </table:table-cell>
          <table:table-cell office:value-type="float" office:value="0.979162037372589" calcext:value-type="float">
            <text:p>0.979162037372589</text:p>
          </table:table-cell>
          <table:table-cell office:value-type="float" office:value="1.24869894981384" calcext:value-type="float">
            <text:p>1.24869894981384</text:p>
          </table:table-cell>
          <table:table-cell office:value-type="float" office:value="1.32751297950745" calcext:value-type="float">
            <text:p>1.32751297950745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5085606575012" calcext:value-type="float">
            <text:p>1.3508560657501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6033437252045" calcext:value-type="float">
            <text:p>1.26033437252045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2620769739151" calcext:value-type="float">
            <text:p>1.2620769739151</text:p>
          </table:table-cell>
          <table:table-cell office:value-type="float" office:value="1.32065343856812" calcext:value-type="float">
            <text:p>1.32065343856812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46" calcext:value-type="float">
            <text:p>1.2646</text:p>
          </table:table-cell>
          <table:table-cell office:value-type="float" office:value="1.2723" calcext:value-type="float">
            <text:p>1.2723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0292" calcext:value-type="float">
            <text:p>1.0292</text:p>
          </table:table-cell>
          <table:table-cell office:value-type="float" office:value="1.29613769054413" calcext:value-type="float">
            <text:p>1.29613769054413</text:p>
          </table:table-cell>
          <table:table-cell office:value-type="float" office:value="1.24903404712677" calcext:value-type="float">
            <text:p>1.2490340471267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753619670868" calcext:value-type="float">
            <text:p>1.35753619670868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5628271102905" calcext:value-type="float">
            <text:p>1.35628271102905</text:p>
          </table:table-cell>
          <table:table-cell office:value-type="float" office:value="1.34841990470886" calcext:value-type="float">
            <text:p>1.34841990470886</text:p>
          </table:table-cell>
          <table:table-cell office:value-type="float" office:value="1.02917993068695" calcext:value-type="float">
            <text:p>1.02917993068695</text:p>
          </table:table-cell>
          <table:table-cell office:value-type="float" office:value="1.20907771587372" calcext:value-type="float">
            <text:p>1.20907771587372</text:p>
          </table:table-cell>
          <table:table-cell office:value-type="float" office:value="1.31483209133148" calcext:value-type="float">
            <text:p>1.31483209133148</text:p>
          </table:table-cell>
          <table:table-cell office:value-type="float" office:value="1.20094776153564" calcext:value-type="float">
            <text:p>1.20094776153564</text:p>
          </table:table-cell>
          <table:table-cell office:value-type="float" office:value="1.39265906810761" calcext:value-type="float">
            <text:p>1.39265906810761</text:p>
          </table:table-cell>
          <table:table-cell office:value-type="float" office:value="1.27228927612305" calcext:value-type="float">
            <text:p>1.27228927612305</text:p>
          </table:table-cell>
          <table:table-cell office:value-type="float" office:value="1.31643080711365" calcext:value-type="float">
            <text:p>1.31643080711365</text:p>
          </table:table-cell>
          <table:table-cell office:value-type="float" office:value="1.38598299026489" calcext:value-type="float">
            <text:p>1.38598299026489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23678267002106" calcext:value-type="float">
            <text:p>1.23678267002106</text:p>
          </table:table-cell>
          <table:table-cell office:value-type="float" office:value="1.37641525268555" calcext:value-type="float">
            <text:p>1.37641525268555</text:p>
          </table:table-cell>
          <table:table-cell office:value-type="float" office:value="1.1739239692688" calcext:value-type="float">
            <text:p>1.173923969268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202" calcext:value-type="float">
            <text:p>1.3202</text:p>
          </table:table-cell>
          <table:table-cell office:value-type="float" office:value="1.3359" calcext:value-type="float">
            <text:p>1.3359</text:p>
          </table:table-cell>
          <table:table-cell office:value-type="float" office:value="1.4418" calcext:value-type="float">
            <text:p>1.4418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5373318195343" calcext:value-type="float">
            <text:p>1.35373318195343</text:p>
          </table:table-cell>
          <table:table-cell office:value-type="float" office:value="1.32962536811829" calcext:value-type="float">
            <text:p>1.32962536811829</text:p>
          </table:table-cell>
          <table:table-cell office:value-type="float" office:value="1.32876670360565" calcext:value-type="float">
            <text:p>1.32876670360565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2611278295517" calcext:value-type="float">
            <text:p>1.2611278295517</text:p>
          </table:table-cell>
          <table:table-cell office:value-type="float" office:value="1.33587980270386" calcext:value-type="float">
            <text:p>1.33587980270386</text:p>
          </table:table-cell>
          <table:table-cell office:value-type="float" office:value="1.38111364841461" calcext:value-type="float">
            <text:p>1.38111364841461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812620639801" calcext:value-type="float">
            <text:p>1.3812620639801</text:p>
          </table:table-cell>
          <table:table-cell office:value-type="float" office:value="1.4260870218277" calcext:value-type="float">
            <text:p>1.4260870218277</text:p>
          </table:table-cell>
          <table:table-cell office:value-type="float" office:value="1.37452685832977" calcext:value-type="float">
            <text:p>1.37452685832977</text:p>
          </table:table-cell>
          <table:table-cell office:value-type="float" office:value="1.40729546546936" calcext:value-type="float">
            <text:p>1.40729546546936</text:p>
          </table:table-cell>
          <table:table-cell office:value-type="float" office:value="1.44181323051453" calcext:value-type="float">
            <text:p>1.44181323051453</text:p>
          </table:table-cell>
          <table:table-cell office:value-type="float" office:value="1.33323848247528" calcext:value-type="float">
            <text:p>1.3332384824752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18" calcext:value-type="float">
            <text:p>1.2418</text:p>
          </table:table-cell>
          <table:table-cell office:value-type="float" office:value="1.2602" calcext:value-type="float">
            <text:p>1.2602</text:p>
          </table:table-cell>
          <table:table-cell office:value-type="float" office:value="1.4246" calcext:value-type="float">
            <text:p>1.4246</text:p>
          </table:table-cell>
          <table:table-cell office:value-type="float" office:value="0.9664" calcext:value-type="float">
            <text:p>0.9664</text:p>
          </table:table-cell>
          <table:table-cell office:value-type="float" office:value="1.29618334770203" calcext:value-type="float">
            <text:p>1.29618334770203</text:p>
          </table:table-cell>
          <table:table-cell office:value-type="float" office:value="1.22746467590332" calcext:value-type="float">
            <text:p>1.22746467590332</text:p>
          </table:table-cell>
          <table:table-cell office:value-type="float" office:value="1.35934734344482" calcext:value-type="float">
            <text:p>1.35934734344482</text:p>
          </table:table-cell>
          <table:table-cell office:value-type="float" office:value="1.28773355484009" calcext:value-type="float">
            <text:p>1.28773355484009</text:p>
          </table:table-cell>
          <table:table-cell office:value-type="float" office:value="1.25488424301147" calcext:value-type="float">
            <text:p>1.25488424301147</text:p>
          </table:table-cell>
          <table:table-cell office:value-type="float" office:value="1.42460060119629" calcext:value-type="float">
            <text:p>1.42460060119629</text:p>
          </table:table-cell>
          <table:table-cell office:value-type="float" office:value="1.21135377883911" calcext:value-type="float">
            <text:p>1.21135377883911</text:p>
          </table:table-cell>
          <table:table-cell office:value-type="float" office:value="0.966444790363312" calcext:value-type="float">
            <text:p>0.966444790363312</text:p>
          </table:table-cell>
          <table:table-cell office:value-type="float" office:value="1.12466382980347" calcext:value-type="float">
            <text:p>1.12466382980347</text:p>
          </table:table-cell>
          <table:table-cell office:value-type="float" office:value="1.2654173374176" calcext:value-type="float">
            <text:p>1.2654173374176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86" calcext:value-type="float">
            <text:p>1.2486</text:p>
          </table:table-cell>
          <table:table-cell office:value-type="float" office:value="1.2757" calcext:value-type="float">
            <text:p>1.2757</text:p>
          </table:table-cell>
          <table:table-cell office:value-type="float" office:value="1.3879" calcext:value-type="float">
            <text:p>1.3879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2615020275116" calcext:value-type="float">
            <text:p>0.92615020275116</text:p>
          </table:table-cell>
          <table:table-cell office:value-type="float" office:value="1.2548691034317" calcext:value-type="float">
            <text:p>1.2548691034317</text:p>
          </table:table-cell>
          <table:table-cell office:value-type="float" office:value="1.34455645084381" calcext:value-type="float">
            <text:p>1.34455645084381</text:p>
          </table:table-cell>
          <table:table-cell office:value-type="float" office:value="1.13584554195404" calcext:value-type="float">
            <text:p>1.13584554195404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33028972148895" calcext:value-type="float">
            <text:p>1.33028972148895</text:p>
          </table:table-cell>
          <table:table-cell office:value-type="float" office:value="1.28089714050293" calcext:value-type="float">
            <text:p>1.28089714050293</text:p>
          </table:table-cell>
          <table:table-cell office:value-type="float" office:value="1.25009095668793" calcext:value-type="float">
            <text:p>1.25009095668793</text:p>
          </table:table-cell>
          <table:table-cell office:value-type="float" office:value="1.2705774307251" calcext:value-type="float">
            <text:p>1.2705774307251</text:p>
          </table:table-cell>
          <table:table-cell office:value-type="float" office:value="1.38790988922119" calcext:value-type="float">
            <text:p>1.38790988922119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5" calcext:value-type="float">
            <text:p>1.275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4562" calcext:value-type="float">
            <text:p>1.4562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8649475574493" calcext:value-type="float">
            <text:p>1.38649475574493</text:p>
          </table:table-cell>
          <table:table-cell office:value-type="float" office:value="1.19511222839355" calcext:value-type="float">
            <text:p>1.19511222839355</text:p>
          </table:table-cell>
          <table:table-cell office:value-type="float" office:value="1.37809932231903" calcext:value-type="float">
            <text:p>1.3780993223190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0939877033234" calcext:value-type="float">
            <text:p>1.30939877033234</text:p>
          </table:table-cell>
          <table:table-cell office:value-type="float" office:value="1.20597124099731" calcext:value-type="float">
            <text:p>1.20597124099731</text:p>
          </table:table-cell>
          <table:table-cell office:value-type="float" office:value="1.37432587146759" calcext:value-type="float">
            <text:p>1.37432587146759</text:p>
          </table:table-cell>
          <table:table-cell office:value-type="float" office:value="1.33692872524261" calcext:value-type="float">
            <text:p>1.33692872524261</text:p>
          </table:table-cell>
          <table:table-cell office:value-type="float" office:value="1.40319061279297" calcext:value-type="float">
            <text:p>1.40319061279297</text:p>
          </table:table-cell>
          <table:table-cell office:value-type="float" office:value="1.38301610946655" calcext:value-type="float">
            <text:p>1.38301610946655</text:p>
          </table:table-cell>
          <table:table-cell office:value-type="float" office:value="1.09188199043274" calcext:value-type="float">
            <text:p>1.09188199043274</text:p>
          </table:table-cell>
          <table:table-cell office:value-type="float" office:value="1.45615553855896" calcext:value-type="float">
            <text:p>1.45615553855896</text:p>
          </table:table-cell>
          <table:table-cell office:value-type="float" office:value="1.30023372173309" calcext:value-type="float">
            <text:p>1.30023372173309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595" calcext:value-type="float">
            <text:p>1.2595</text:p>
          </table:table-cell>
          <table:table-cell office:value-type="float" office:value="1.2666" calcext:value-type="float">
            <text:p>1.2666</text:p>
          </table:table-cell>
          <table:table-cell office:value-type="float" office:value="1.3286" calcext:value-type="float">
            <text:p>1.3286</text:p>
          </table:table-cell>
          <table:table-cell office:value-type="float" office:value="1.1446" calcext:value-type="float">
            <text:p>1.1446</text:p>
          </table:table-cell>
          <table:table-cell office:value-type="float" office:value="1.14464497566223" calcext:value-type="float">
            <text:p>1.14464497566223</text:p>
          </table:table-cell>
          <table:table-cell office:value-type="float" office:value="1.29035544395447" calcext:value-type="float">
            <text:p>1.29035544395447</text:p>
          </table:table-cell>
          <table:table-cell office:value-type="float" office:value="1.31252908706665" calcext:value-type="float">
            <text:p>1.31252908706665</text:p>
          </table:table-cell>
          <table:table-cell office:value-type="float" office:value="1.32864272594452" calcext:value-type="float">
            <text:p>1.32864272594452</text:p>
          </table:table-cell>
          <table:table-cell office:value-type="float" office:value="1.24284136295319" calcext:value-type="float">
            <text:p>1.24284136295319</text:p>
          </table:table-cell>
          <table:table-cell office:value-type="float" office:value="1.23793649673462" calcext:value-type="float">
            <text:p>1.2379364967346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08" calcext:value-type="float">
            <text:p>1.2708</text:p>
          </table:table-cell>
          <table:table-cell office:value-type="float" office:value="1.3071" calcext:value-type="float">
            <text:p>1.3071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3537662029266" calcext:value-type="float">
            <text:p>1.33537662029266</text:p>
          </table:table-cell>
          <table:table-cell office:value-type="float" office:value="1.198814868927" calcext:value-type="float">
            <text:p>1.198814868927</text:p>
          </table:table-cell>
          <table:table-cell office:value-type="float" office:value="1.25397336483002" calcext:value-type="float">
            <text:p>1.25397336483002</text:p>
          </table:table-cell>
          <table:table-cell office:value-type="float" office:value="1.39700269699097" calcext:value-type="float">
            <text:p>1.39700269699097</text:p>
          </table:table-cell>
          <table:table-cell office:value-type="float" office:value="1.23586988449097" calcext:value-type="float">
            <text:p>1.23586988449097</text:p>
          </table:table-cell>
          <table:table-cell office:value-type="float" office:value="1.39193654060364" calcext:value-type="float">
            <text:p>1.39193654060364</text:p>
          </table:table-cell>
          <table:table-cell office:value-type="float" office:value="1.31316614151001" calcext:value-type="float">
            <text:p>1.31316614151001</text:p>
          </table:table-cell>
          <table:table-cell office:value-type="float" office:value="1.24434220790863" calcext:value-type="float">
            <text:p>1.24434220790863</text:p>
          </table:table-cell>
          <table:table-cell office:value-type="float" office:value="1.39688718318939" calcext:value-type="float">
            <text:p>1.39688718318939</text:p>
          </table:table-cell>
          <table:table-cell office:value-type="float" office:value="1.30711042881012" calcext:value-type="float">
            <text:p>1.30711042881012</text:p>
          </table:table-cell>
          <table:table-cell office:value-type="float" office:value="1.30658793449402" calcext:value-type="float">
            <text:p>1.30658793449402</text:p>
          </table:table-cell>
          <table:table-cell office:value-type="float" office:value="1.37135398387909" calcext:value-type="float">
            <text:p>1.37135398387909</text:p>
          </table:table-cell>
          <table:table-cell office:value-type="float" office:value="1.30761229991913" calcext:value-type="float">
            <text:p>1.30761229991913</text:p>
          </table:table-cell>
          <table:table-cell office:value-type="float" office:value="1.32776021957397" calcext:value-type="float">
            <text:p>1.32776021957397</text:p>
          </table:table-cell>
          <table:table-cell office:value-type="float" office:value="1.3880432844162" calcext:value-type="float">
            <text:p>1.3880432844162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48" calcext:value-type="float">
            <text:p>1.2648</text:p>
          </table:table-cell>
          <table:table-cell office:value-type="float" office:value="1.2892" calcext:value-type="float">
            <text:p>1.2892</text:p>
          </table:table-cell>
          <table:table-cell office:value-type="float" office:value="1.4293" calcext:value-type="float">
            <text:p>1.429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40676808357239" calcext:value-type="float">
            <text:p>1.40676808357239</text:p>
          </table:table-cell>
          <table:table-cell office:value-type="float" office:value="1.28032398223877" calcext:value-type="float">
            <text:p>1.28032398223877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42927491664886" calcext:value-type="float">
            <text:p>1.42927491664886</text:p>
          </table:table-cell>
          <table:table-cell office:value-type="float" office:value="1.2658463716507" calcext:value-type="float">
            <text:p>1.2658463716507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37892317771912" calcext:value-type="float">
            <text:p>1.37892317771912</text:p>
          </table:table-cell>
          <table:table-cell office:value-type="float" office:value="1.2976987361908" calcext:value-type="float">
            <text:p>1.2976987361908</text:p>
          </table:table-cell>
          <table:table-cell office:value-type="float" office:value="1.38275110721588" calcext:value-type="float">
            <text:p>1.38275110721588</text:p>
          </table:table-cell>
          <table:table-cell office:value-type="float" office:value="1.26270413398743" calcext:value-type="float">
            <text:p>1.26270413398743</text:p>
          </table:table-cell>
          <table:table-cell office:value-type="float" office:value="1.35708022117615" calcext:value-type="float">
            <text:p>1.35708022117615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81" calcext:value-type="float">
            <text:p>1.2781</text:p>
          </table:table-cell>
          <table:table-cell office:value-type="float" office:value="1.2851" calcext:value-type="float">
            <text:p>1.2851</text:p>
          </table:table-cell>
          <table:table-cell office:value-type="float" office:value="1.3705" calcext:value-type="float">
            <text:p>1.3705</text:p>
          </table:table-cell>
          <table:table-cell office:value-type="float" office:value="1.1342" calcext:value-type="float">
            <text:p>1.1342</text:p>
          </table:table-cell>
          <table:table-cell office:value-type="float" office:value="1.18437945842743" calcext:value-type="float">
            <text:p>1.18437945842743</text:p>
          </table:table-cell>
          <table:table-cell office:value-type="float" office:value="1.26447093486786" calcext:value-type="float">
            <text:p>1.26447093486786</text:p>
          </table:table-cell>
          <table:table-cell office:value-type="float" office:value="1.16896343231201" calcext:value-type="float">
            <text:p>1.16896343231201</text:p>
          </table:table-cell>
          <table:table-cell office:value-type="float" office:value="1.13424921035767" calcext:value-type="float">
            <text:p>1.13424921035767</text:p>
          </table:table-cell>
          <table:table-cell office:value-type="float" office:value="1.28072488307953" calcext:value-type="float">
            <text:p>1.28072488307953</text:p>
          </table:table-cell>
          <table:table-cell office:value-type="float" office:value="1.28940010070801" calcext:value-type="float">
            <text:p>1.28940010070801</text:p>
          </table:table-cell>
          <table:table-cell office:value-type="float" office:value="1.37053096294403" calcext:value-type="float">
            <text:p>1.37053096294403</text:p>
          </table:table-cell>
          <table:table-cell office:value-type="float" office:value="1.3667094707489" calcext:value-type="float">
            <text:p>1.3667094707489</text:p>
          </table:table-cell>
          <table:table-cell office:value-type="float" office:value="1.36440396308899" calcext:value-type="float">
            <text:p>1.36440396308899</text:p>
          </table:table-cell>
          <table:table-cell office:value-type="float" office:value="1.35708022117615" calcext:value-type="float">
            <text:p>1.35708022117615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351" calcext:value-type="float">
            <text:p>1.3351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5112" calcext:value-type="float">
            <text:p>1.5112</text:p>
          </table:table-cell>
          <table:table-cell office:value-type="float" office:value="1.0922" calcext:value-type="float">
            <text:p>1.0922</text:p>
          </table:table-cell>
          <table:table-cell office:value-type="float" office:value="1.4558230638504" calcext:value-type="float">
            <text:p>1.4558230638504</text:p>
          </table:table-cell>
          <table:table-cell office:value-type="float" office:value="1.19094610214233" calcext:value-type="float">
            <text:p>1.19094610214233</text:p>
          </table:table-cell>
          <table:table-cell office:value-type="float" office:value="1.51117920875549" calcext:value-type="float">
            <text:p>1.51117920875549</text:p>
          </table:table-cell>
          <table:table-cell office:value-type="float" office:value="1.38981187343597" calcext:value-type="float">
            <text:p>1.38981187343597</text:p>
          </table:table-cell>
          <table:table-cell office:value-type="float" office:value="1.25302505493164" calcext:value-type="float">
            <text:p>1.25302505493164</text:p>
          </table:table-cell>
          <table:table-cell office:value-type="float" office:value="1.45980584621429" calcext:value-type="float">
            <text:p>1.45980584621429</text:p>
          </table:table-cell>
          <table:table-cell office:value-type="float" office:value="1.4052574634552" calcext:value-type="float">
            <text:p>1.4052574634552</text:p>
          </table:table-cell>
          <table:table-cell office:value-type="float" office:value="1.33507180213928" calcext:value-type="float">
            <text:p>1.33507180213928</text:p>
          </table:table-cell>
          <table:table-cell office:value-type="float" office:value="1.33044159412384" calcext:value-type="float">
            <text:p>1.33044159412384</text:p>
          </table:table-cell>
          <table:table-cell office:value-type="float" office:value="1.34511077404022" calcext:value-type="float">
            <text:p>1.34511077404022</text:p>
          </table:table-cell>
          <table:table-cell office:value-type="float" office:value="1.31249749660492" calcext:value-type="float">
            <text:p>1.31249749660492</text:p>
          </table:table-cell>
          <table:table-cell office:value-type="float" office:value="1.41780138015747" calcext:value-type="float">
            <text:p>1.41780138015747</text:p>
          </table:table-cell>
          <table:table-cell office:value-type="float" office:value="1.33915376663208" calcext:value-type="float">
            <text:p>1.33915376663208</text:p>
          </table:table-cell>
          <table:table-cell office:value-type="float" office:value="1.2899796962738" calcext:value-type="float">
            <text:p>1.2899796962738</text:p>
          </table:table-cell>
          <table:table-cell office:value-type="float" office:value="1.32635641098022" calcext:value-type="float">
            <text:p>1.32635641098022</text:p>
          </table:table-cell>
          <table:table-cell office:value-type="float" office:value="1.36436533927917" calcext:value-type="float">
            <text:p>1.36436533927917</text:p>
          </table:table-cell>
          <table:table-cell office:value-type="float" office:value="1.3722517490387" calcext:value-type="float">
            <text:p>1.3722517490387</text:p>
          </table:table-cell>
          <table:table-cell office:value-type="float" office:value="1.14984250068665" calcext:value-type="float">
            <text:p>1.14984250068665</text:p>
          </table:table-cell>
          <table:table-cell office:value-type="float" office:value="1.0922075510025" calcext:value-type="float">
            <text:p>1.0922075510025</text:p>
          </table:table-cell>
          <table:table-cell office:value-type="float" office:value="1.37171244621277" calcext:value-type="float">
            <text:p>1.37171244621277</text:p>
          </table:table-cell>
          <table:table-cell office:value-type="float" office:value="1.32477819919586" calcext:value-type="float">
            <text:p>1.32477819919586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423" calcext:value-type="float">
            <text:p>1.3423</text:p>
          </table:table-cell>
          <table:table-cell office:value-type="float" office:value="1.3556" calcext:value-type="float">
            <text:p>1.3556</text:p>
          </table:table-cell>
          <table:table-cell office:value-type="float" office:value="1.475" calcext:value-type="float">
            <text:p>1.475</text:p>
          </table:table-cell>
          <table:table-cell office:value-type="float" office:value="1.1092" calcext:value-type="float">
            <text:p>1.1092</text:p>
          </table:table-cell>
          <table:table-cell office:value-type="float" office:value="1.30280685424805" calcext:value-type="float">
            <text:p>1.30280685424805</text:p>
          </table:table-cell>
          <table:table-cell office:value-type="float" office:value="1.31871140003204" calcext:value-type="float">
            <text:p>1.31871140003204</text:p>
          </table:table-cell>
          <table:table-cell office:value-type="float" office:value="1.27387118339539" calcext:value-type="float">
            <text:p>1.27387118339539</text:p>
          </table:table-cell>
          <table:table-cell office:value-type="float" office:value="1.38789987564087" calcext:value-type="float">
            <text:p>1.38789987564087</text:p>
          </table:table-cell>
          <table:table-cell office:value-type="float" office:value="1.3754346370697" calcext:value-type="float">
            <text:p>1.3754346370697</text:p>
          </table:table-cell>
          <table:table-cell office:value-type="float" office:value="1.38627052307129" calcext:value-type="float">
            <text:p>1.38627052307129</text:p>
          </table:table-cell>
          <table:table-cell office:value-type="float" office:value="1.10923290252686" calcext:value-type="float">
            <text:p>1.10923290252686</text:p>
          </table:table-cell>
          <table:table-cell office:value-type="float" office:value="1.36866164207459" calcext:value-type="float">
            <text:p>1.36866164207459</text:p>
          </table:table-cell>
          <table:table-cell office:value-type="float" office:value="1.35980606079102" calcext:value-type="float">
            <text:p>1.35980606079102</text:p>
          </table:table-cell>
          <table:table-cell office:value-type="float" office:value="1.35555136203766" calcext:value-type="float">
            <text:p>1.35555136203766</text:p>
          </table:table-cell>
          <table:table-cell office:value-type="float" office:value="1.28535866737366" calcext:value-type="float">
            <text:p>1.28535866737366</text:p>
          </table:table-cell>
          <table:table-cell office:value-type="float" office:value="1.3747763633728" calcext:value-type="float">
            <text:p>1.3747763633728</text:p>
          </table:table-cell>
          <table:table-cell office:value-type="float" office:value="1.36650133132935" calcext:value-type="float">
            <text:p>1.36650133132935</text:p>
          </table:table-cell>
          <table:table-cell office:value-type="float" office:value="1.34805202484131" calcext:value-type="float">
            <text:p>1.34805202484131</text:p>
          </table:table-cell>
          <table:table-cell office:value-type="float" office:value="1.36668992042542" calcext:value-type="float">
            <text:p>1.36668992042542</text:p>
          </table:table-cell>
          <table:table-cell office:value-type="float" office:value="1.47503781318665" calcext:value-type="float">
            <text:p>1.47503781318665</text:p>
          </table:table-cell>
          <table:table-cell office:value-type="float" office:value="1.28317308425903" calcext:value-type="float">
            <text:p>1.28317308425903</text:p>
          </table:table-cell>
          <table:table-cell office:value-type="float" office:value="1.44918787479401" calcext:value-type="float">
            <text:p>1.44918787479401</text:p>
          </table:table-cell>
          <table:table-cell office:value-type="float" office:value="1.31864762306213" calcext:value-type="float">
            <text:p>1.31864762306213</text:p>
          </table:table-cell>
          <table:table-cell office:value-type="float" office:value="1.32827925682068" calcext:value-type="float">
            <text:p>1.32827925682068</text:p>
          </table:table-cell>
          <table:table-cell office:value-type="float" office:value="1.35449600219727" calcext:value-type="float">
            <text:p>1.35449600219727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89" calcext:value-type="float">
            <text:p>1.2489</text:p>
          </table:table-cell>
          <table:table-cell office:value-type="float" office:value="1.2972" calcext:value-type="float">
            <text:p>1.2972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5813829898834" calcext:value-type="float">
            <text:p>1.25813829898834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31599819660187" calcext:value-type="float">
            <text:p>1.31599819660187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1208300590515" calcext:value-type="float">
            <text:p>1.31208300590515</text:p>
          </table:table-cell>
          <table:table-cell office:value-type="float" office:value="1.37614345550537" calcext:value-type="float">
            <text:p>1.37614345550537</text:p>
          </table:table-cell>
          <table:table-cell office:value-type="float" office:value="0.979162037372589" calcext:value-type="float">
            <text:p>0.979162037372589</text:p>
          </table:table-cell>
          <table:table-cell office:value-type="float" office:value="1.24869894981384" calcext:value-type="float">
            <text:p>1.24869894981384</text:p>
          </table:table-cell>
          <table:table-cell office:value-type="float" office:value="1.32751297950745" calcext:value-type="float">
            <text:p>1.32751297950745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5085606575012" calcext:value-type="float">
            <text:p>1.3508560657501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26033437252045" calcext:value-type="float">
            <text:p>1.26033437252045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1.2620769739151" calcext:value-type="float">
            <text:p>1.2620769739151</text:p>
          </table:table-cell>
          <table:table-cell office:value-type="float" office:value="1.32065343856812" calcext:value-type="float">
            <text:p>1.32065343856812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158" calcext:value-type="float">
            <text:p>1.3158</text:p>
          </table:table-cell>
          <table:table-cell office:value-type="float" office:value="1.3251" calcext:value-type="float">
            <text:p>1.3251</text:p>
          </table:table-cell>
          <table:table-cell office:value-type="float" office:value="1.5369" calcext:value-type="float">
            <text:p>1.5369</text:p>
          </table:table-cell>
          <table:table-cell office:value-type="float" office:value="1.1094" calcext:value-type="float">
            <text:p>1.1094</text:p>
          </table:table-cell>
          <table:table-cell office:value-type="float" office:value="1.21135520935059" calcext:value-type="float">
            <text:p>1.21135520935059</text:p>
          </table:table-cell>
          <table:table-cell office:value-type="float" office:value="1.32510030269623" calcext:value-type="float">
            <text:p>1.32510030269623</text:p>
          </table:table-cell>
          <table:table-cell office:value-type="float" office:value="1.23571062088013" calcext:value-type="float">
            <text:p>1.23571062088013</text:p>
          </table:table-cell>
          <table:table-cell office:value-type="float" office:value="1.34816002845764" calcext:value-type="float">
            <text:p>1.34816002845764</text:p>
          </table:table-cell>
          <table:table-cell office:value-type="float" office:value="1.43610334396362" calcext:value-type="float">
            <text:p>1.43610334396362</text:p>
          </table:table-cell>
          <table:table-cell office:value-type="float" office:value="1.4137556552887" calcext:value-type="float">
            <text:p>1.4137556552887</text:p>
          </table:table-cell>
          <table:table-cell office:value-type="float" office:value="1.10943102836609" calcext:value-type="float">
            <text:p>1.10943102836609</text:p>
          </table:table-cell>
          <table:table-cell office:value-type="float" office:value="1.42785716056824" calcext:value-type="float">
            <text:p>1.42785716056824</text:p>
          </table:table-cell>
          <table:table-cell office:value-type="float" office:value="1.53693413734436" calcext:value-type="float">
            <text:p>1.53693413734436</text:p>
          </table:table-cell>
          <table:table-cell office:value-type="float" office:value="1.26096415519714" calcext:value-type="float">
            <text:p>1.26096415519714</text:p>
          </table:table-cell>
          <table:table-cell office:value-type="float" office:value="1.15538120269775" calcext:value-type="float">
            <text:p>1.15538120269775</text:p>
          </table:table-cell>
          <table:table-cell office:value-type="float" office:value="1.435054063797" calcext:value-type="float">
            <text:p>1.435054063797</text:p>
          </table:table-cell>
          <table:table-cell office:value-type="float" office:value="1.27753472328186" calcext:value-type="float">
            <text:p>1.27753472328186</text:p>
          </table:table-cell>
          <table:table-cell office:value-type="float" office:value="1.33780562877655" calcext:value-type="float">
            <text:p>1.33780562877655</text:p>
          </table:table-cell>
          <table:table-cell office:value-type="float" office:value="1.22635495662689" calcext:value-type="float">
            <text:p>1.2263549566268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178" calcext:value-type="float">
            <text:p>1.1178</text:p>
          </table:table-cell>
          <table:table-cell office:value-type="float" office:value="1.1384" calcext:value-type="float">
            <text:p>1.1384</text:p>
          </table:table-cell>
          <table:table-cell office:value-type="float" office:value="1.2664" calcext:value-type="float">
            <text:p>1.2664</text:p>
          </table:table-cell>
          <table:table-cell office:value-type="float" office:value="0.8765" calcext:value-type="float">
            <text:p>0.8765</text:p>
          </table:table-cell>
          <table:table-cell office:value-type="float" office:value="1.1647709608078" calcext:value-type="float">
            <text:p>1.1647709608078</text:p>
          </table:table-cell>
          <table:table-cell office:value-type="float" office:value="1.2664041519165" calcext:value-type="float">
            <text:p>1.2664041519165</text:p>
          </table:table-cell>
          <table:table-cell office:value-type="float" office:value="1.10629749298096" calcext:value-type="float">
            <text:p>1.10629749298096</text:p>
          </table:table-cell>
          <table:table-cell office:value-type="float" office:value="1.21978056430817" calcext:value-type="float">
            <text:p>1.21978056430817</text:p>
          </table:table-cell>
          <table:table-cell office:value-type="float" office:value="1.11202883720398" calcext:value-type="float">
            <text:p>1.11202883720398</text:p>
          </table:table-cell>
          <table:table-cell office:value-type="float" office:value="1.05445432662964" calcext:value-type="float">
            <text:p>1.05445432662964</text:p>
          </table:table-cell>
          <table:table-cell office:value-type="float" office:value="1.0210075378418" calcext:value-type="float">
            <text:p>1.0210075378418</text:p>
          </table:table-cell>
          <table:table-cell office:value-type="float" office:value="0.876507043838501" calcext:value-type="float">
            <text:p>0.876507043838501</text:p>
          </table:table-cell>
          <table:table-cell office:value-type="float" office:value="1.18321394920349" calcext:value-type="float">
            <text:p>1.18321394920349</text:p>
          </table:table-cell>
          <table:table-cell office:value-type="float" office:value="1.1739239692688" calcext:value-type="float">
            <text:p>1.1739239692688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656" calcext:value-type="float">
            <text:p>1.3656</text:p>
          </table:table-cell>
          <table:table-cell office:value-type="float" office:value="1.3674" calcext:value-type="float">
            <text:p>1.3674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0837" calcext:value-type="float">
            <text:p>1.0837</text:p>
          </table:table-cell>
          <table:table-cell office:value-type="float" office:value="1.33865869045258" calcext:value-type="float">
            <text:p>1.33865869045258</text:p>
          </table:table-cell>
          <table:table-cell office:value-type="float" office:value="1.08370172977448" calcext:value-type="float">
            <text:p>1.08370172977448</text:p>
          </table:table-cell>
          <table:table-cell office:value-type="float" office:value="1.42187869548798" calcext:value-type="float">
            <text:p>1.42187869548798</text:p>
          </table:table-cell>
          <table:table-cell office:value-type="float" office:value="1.46485114097595" calcext:value-type="float">
            <text:p>1.46485114097595</text:p>
          </table:table-cell>
          <table:table-cell office:value-type="float" office:value="1.49523901939392" calcext:value-type="float">
            <text:p>1.49523901939392</text:p>
          </table:table-cell>
          <table:table-cell office:value-type="float" office:value="1.28733146190643" calcext:value-type="float">
            <text:p>1.28733146190643</text:p>
          </table:table-cell>
          <table:table-cell office:value-type="float" office:value="1.36741268634796" calcext:value-type="float">
            <text:p>1.36741268634796</text:p>
          </table:table-cell>
          <table:table-cell office:value-type="float" office:value="1.3417512178421" calcext:value-type="float">
            <text:p>1.3417512178421</text:p>
          </table:table-cell>
          <table:table-cell office:value-type="float" office:value="1.44489455223084" calcext:value-type="float">
            <text:p>1.44489455223084</text:p>
          </table:table-cell>
          <table:table-cell office:value-type="float" office:value="1.41002678871155" calcext:value-type="float">
            <text:p>1.41002678871155</text:p>
          </table:table-cell>
          <table:table-cell office:value-type="float" office:value="1.34948575496674" calcext:value-type="float">
            <text:p>1.34948575496674</text:p>
          </table:table-cell>
          <table:table-cell office:value-type="float" office:value="1.4824686050415" calcext:value-type="float">
            <text:p>1.4824686050415</text:p>
          </table:table-cell>
          <table:table-cell office:value-type="float" office:value="1.25909757614136" calcext:value-type="float">
            <text:p>1.25909757614136</text:p>
          </table:table-cell>
          <table:table-cell office:value-type="float" office:value="1.33343482017517" calcext:value-type="float">
            <text:p>1.33343482017517</text:p>
          </table:table-cell>
          <table:table-cell office:value-type="float" office:value="1.40443134307861" calcext:value-type="float">
            <text:p>1.40443134307861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57" calcext:value-type="float">
            <text:p>1.2357</text:p>
          </table:table-cell>
          <table:table-cell office:value-type="float" office:value="1.2473" calcext:value-type="float">
            <text:p>1.2473</text:p>
          </table:table-cell>
          <table:table-cell office:value-type="float" office:value="1.3098" calcext:value-type="float">
            <text:p>1.3098</text:p>
          </table:table-cell>
          <table:table-cell office:value-type="float" office:value="1.1354" calcext:value-type="float">
            <text:p>1.1354</text:p>
          </table:table-cell>
          <table:table-cell office:value-type="float" office:value="1.27069246768951" calcext:value-type="float">
            <text:p>1.27069246768951</text:p>
          </table:table-cell>
          <table:table-cell office:value-type="float" office:value="1.29773557186127" calcext:value-type="float">
            <text:p>1.29773557186127</text:p>
          </table:table-cell>
          <table:table-cell office:value-type="float" office:value="1.17658233642578" calcext:value-type="float">
            <text:p>1.17658233642578</text:p>
          </table:table-cell>
          <table:table-cell office:value-type="float" office:value="1.30980658531189" calcext:value-type="float">
            <text:p>1.30980658531189</text:p>
          </table:table-cell>
          <table:table-cell office:value-type="float" office:value="1.13542914390564" calcext:value-type="float">
            <text:p>1.13542914390564</text:p>
          </table:table-cell>
          <table:table-cell office:value-type="float" office:value="1.22387003898621" calcext:value-type="float">
            <text:p>1.2238700389862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622" calcext:value-type="float">
            <text:p>1.2622</text:p>
          </table:table-cell>
          <table:table-cell office:value-type="float" office:value="1.305" calcext:value-type="float">
            <text:p>1.305</text:p>
          </table:table-cell>
          <table:table-cell office:value-type="float" office:value="1.4488" calcext:value-type="float">
            <text:p>1.448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4870250225067" calcext:value-type="float">
            <text:p>1.14870250225067</text:p>
          </table:table-cell>
          <table:table-cell office:value-type="float" office:value="1.35491108894348" calcext:value-type="float">
            <text:p>1.35491108894348</text:p>
          </table:table-cell>
          <table:table-cell office:value-type="float" office:value="1.3283463716507" calcext:value-type="float">
            <text:p>1.3283463716507</text:p>
          </table:table-cell>
          <table:table-cell office:value-type="float" office:value="1.37840497493744" calcext:value-type="float">
            <text:p>1.37840497493744</text:p>
          </table:table-cell>
          <table:table-cell office:value-type="float" office:value="1.17231667041779" calcext:value-type="float">
            <text:p>1.17231667041779</text:p>
          </table:table-cell>
          <table:table-cell office:value-type="float" office:value="1.39568054676056" calcext:value-type="float">
            <text:p>1.39568054676056</text:p>
          </table:table-cell>
          <table:table-cell office:value-type="float" office:value="1.27566421031952" calcext:value-type="float">
            <text:p>1.27566421031952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1451028585434" calcext:value-type="float">
            <text:p>1.1451028585434</text:p>
          </table:table-cell>
          <table:table-cell office:value-type="float" office:value="1.37074148654938" calcext:value-type="float">
            <text:p>1.37074148654938</text:p>
          </table:table-cell>
          <table:table-cell office:value-type="float" office:value="1.35578119754791" calcext:value-type="float">
            <text:p>1.35578119754791</text:p>
          </table:table-cell>
          <table:table-cell office:value-type="float" office:value="1.44877660274506" calcext:value-type="float">
            <text:p>1.44877660274506</text:p>
          </table:table-cell>
          <table:table-cell office:value-type="float" office:value="1.25353264808655" calcext:value-type="float">
            <text:p>1.25353264808655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79" calcext:value-type="float">
            <text:p>1.2179</text:p>
          </table:table-cell>
          <table:table-cell office:value-type="float" office:value="1.2611" calcext:value-type="float">
            <text:p>1.2611</text:p>
          </table:table-cell>
          <table:table-cell office:value-type="float" office:value="1.448" calcext:value-type="float">
            <text:p>1.44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34319162368774" calcext:value-type="float">
            <text:p>1.34319162368774</text:p>
          </table:table-cell>
          <table:table-cell office:value-type="float" office:value="1.34988105297089" calcext:value-type="float">
            <text:p>1.34988105297089</text:p>
          </table:table-cell>
          <table:table-cell office:value-type="float" office:value="1.22982847690582" calcext:value-type="float">
            <text:p>1.22982847690582</text:p>
          </table:table-cell>
          <table:table-cell office:value-type="float" office:value="1.09137344360352" calcext:value-type="float">
            <text:p>1.09137344360352</text:p>
          </table:table-cell>
          <table:table-cell office:value-type="float" office:value="1.2611278295517" calcext:value-type="float">
            <text:p>1.2611278295517</text:p>
          </table:table-cell>
          <table:table-cell office:value-type="float" office:value="1.37173938751221" calcext:value-type="float">
            <text:p>1.37173938751221</text:p>
          </table:table-cell>
          <table:table-cell office:value-type="float" office:value="1.06835496425629" calcext:value-type="float">
            <text:p>1.0683549642562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4799780845642" calcext:value-type="float">
            <text:p>1.44799780845642</text:p>
          </table:table-cell>
          <table:table-cell office:value-type="float" office:value="1.29836308956146" calcext:value-type="float">
            <text:p>1.29836308956146</text:p>
          </table:table-cell>
          <table:table-cell office:value-type="float" office:value="1.24617052078247" calcext:value-type="float">
            <text:p>1.24617052078247</text:p>
          </table:table-cell>
          <table:table-cell office:value-type="float" office:value="1.42463910579681" calcext:value-type="float">
            <text:p>1.42463910579681</text:p>
          </table:table-cell>
          <table:table-cell office:value-type="float" office:value="1.28297162055969" calcext:value-type="float">
            <text:p>1.28297162055969</text:p>
          </table:table-cell>
          <table:table-cell office:value-type="float" office:value="0.929062366485596" calcext:value-type="float">
            <text:p>0.929062366485596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07" calcext:value-type="float">
            <text:p>1.307</text:p>
          </table:table-cell>
          <table:table-cell office:value-type="float" office:value="1.3302" calcext:value-type="float">
            <text:p>1.3302</text:p>
          </table:table-cell>
          <table:table-cell office:value-type="float" office:value="1.4559" calcext:value-type="float">
            <text:p>1.4559</text:p>
          </table:table-cell>
          <table:table-cell office:value-type="float" office:value="1.1032" calcext:value-type="float">
            <text:p>1.1032</text:p>
          </table:table-cell>
          <table:table-cell office:value-type="float" office:value="1.32820916175842" calcext:value-type="float">
            <text:p>1.32820916175842</text:p>
          </table:table-cell>
          <table:table-cell office:value-type="float" office:value="1.27892458438873" calcext:value-type="float">
            <text:p>1.27892458438873</text:p>
          </table:table-cell>
          <table:table-cell office:value-type="float" office:value="1.38514733314514" calcext:value-type="float">
            <text:p>1.38514733314514</text:p>
          </table:table-cell>
          <table:table-cell office:value-type="float" office:value="1.10317635536194" calcext:value-type="float">
            <text:p>1.10317635536194</text:p>
          </table:table-cell>
          <table:table-cell office:value-type="float" office:value="1.33047926425934" calcext:value-type="float">
            <text:p>1.33047926425934</text:p>
          </table:table-cell>
          <table:table-cell office:value-type="float" office:value="1.33018267154694" calcext:value-type="float">
            <text:p>1.33018267154694</text:p>
          </table:table-cell>
          <table:table-cell office:value-type="float" office:value="1.38187694549561" calcext:value-type="float">
            <text:p>1.38187694549561</text:p>
          </table:table-cell>
          <table:table-cell office:value-type="float" office:value="1.22172284126282" calcext:value-type="float">
            <text:p>1.22172284126282</text:p>
          </table:table-cell>
          <table:table-cell office:value-type="float" office:value="1.34056615829468" calcext:value-type="float">
            <text:p>1.34056615829468</text:p>
          </table:table-cell>
          <table:table-cell office:value-type="float" office:value="1.45588040351868" calcext:value-type="float">
            <text:p>1.45588040351868</text:p>
          </table:table-cell>
          <table:table-cell office:value-type="float" office:value="1.16992688179016" calcext:value-type="float">
            <text:p>1.16992688179016</text:p>
          </table:table-cell>
          <table:table-cell office:value-type="float" office:value="1.33467507362366" calcext:value-type="float">
            <text:p>1.33467507362366</text:p>
          </table:table-cell>
          <table:table-cell office:value-type="float" office:value="1.27387368679047" calcext:value-type="float">
            <text:p>1.27387368679047</text:p>
          </table:table-cell>
          <table:table-cell office:value-type="float" office:value="1.38377666473389" calcext:value-type="float">
            <text:p>1.38377666473389</text:p>
          </table:table-cell>
          <table:table-cell office:value-type="float" office:value="1.28685390949249" calcext:value-type="float">
            <text:p>1.2868539094924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27" calcext:value-type="float">
            <text:p>1.2827</text:p>
          </table:table-cell>
          <table:table-cell office:value-type="float" office:value="1.3241" calcext:value-type="float">
            <text:p>1.3241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4404218196869" calcext:value-type="float">
            <text:p>1.34404218196869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26832222938538" calcext:value-type="float">
            <text:p>1.26832222938538</text:p>
          </table:table-cell>
          <table:table-cell office:value-type="float" office:value="1.35794901847839" calcext:value-type="float">
            <text:p>1.35794901847839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2976770401001" calcext:value-type="float">
            <text:p>1.32976770401001</text:p>
          </table:table-cell>
          <table:table-cell office:value-type="float" office:value="1.32414102554321" calcext:value-type="float">
            <text:p>1.32414102554321</text:p>
          </table:table-cell>
          <table:table-cell office:value-type="float" office:value="1.36263954639435" calcext:value-type="float">
            <text:p>1.36263954639435</text:p>
          </table:table-cell>
          <table:table-cell office:value-type="float" office:value="1.30354654788971" calcext:value-type="float">
            <text:p>1.30354654788971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37498295307159" calcext:value-type="float">
            <text:p>1.37498295307159</text:p>
          </table:table-cell>
          <table:table-cell office:value-type="float" office:value="1.35910773277283" calcext:value-type="float">
            <text:p>1.3591077327728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696" calcext:value-type="float">
            <text:p>1.2696</text:p>
          </table:table-cell>
          <table:table-cell office:value-type="float" office:value="1.3119" calcext:value-type="float">
            <text:p>1.3119</text:p>
          </table:table-cell>
          <table:table-cell office:value-type="float" office:value="1.3948" calcext:value-type="float">
            <text:p>1.394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643820762634" calcext:value-type="float">
            <text:p>1.30643820762634</text:p>
          </table:table-cell>
          <table:table-cell office:value-type="float" office:value="1.2611278295517" calcext:value-type="float">
            <text:p>1.2611278295517</text:p>
          </table:table-cell>
          <table:table-cell office:value-type="float" office:value="1.18042421340942" calcext:value-type="float">
            <text:p>1.18042421340942</text:p>
          </table:table-cell>
          <table:table-cell office:value-type="float" office:value="1.39475381374359" calcext:value-type="float">
            <text:p>1.39475381374359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588342666626" calcext:value-type="float">
            <text:p>1.3588342666626</text:p>
          </table:table-cell>
          <table:table-cell office:value-type="float" office:value="1.34176325798035" calcext:value-type="float">
            <text:p>1.34176325798035</text:p>
          </table:table-cell>
          <table:table-cell office:value-type="float" office:value="1.23639178276062" calcext:value-type="float">
            <text:p>1.23639178276062</text:p>
          </table:table-cell>
          <table:table-cell office:value-type="float" office:value="1.31186199188232" calcext:value-type="float">
            <text:p>1.31186199188232</text:p>
          </table:table-cell>
          <table:table-cell office:value-type="float" office:value="1.38154804706573" calcext:value-type="float">
            <text:p>1.38154804706573</text:p>
          </table:table-cell>
          <table:table-cell office:value-type="float" office:value="1.38714051246643" calcext:value-type="float">
            <text:p>1.38714051246643</text:p>
          </table:table-cell>
          <table:table-cell office:value-type="float" office:value="1.24617052078247" calcext:value-type="float">
            <text:p>1.24617052078247</text:p>
          </table:table-cell>
          <table:table-cell office:value-type="float" office:value="1.35098707675934" calcext:value-type="float">
            <text:p>1.35098707675934</text:p>
          </table:table-cell>
          <table:table-cell office:value-type="float" office:value="1.23713457584381" calcext:value-type="float">
            <text:p>1.23713457584381</text:p>
          </table:table-cell>
          <table:table-cell office:value-type="float" office:value="1.34701991081238" calcext:value-type="float">
            <text:p>1.3470199108123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87" calcext:value-type="float">
            <text:p>1.2387</text:p>
          </table:table-cell>
          <table:table-cell office:value-type="float" office:value="1.289" calcext:value-type="float">
            <text:p>1.289</text:p>
          </table:table-cell>
          <table:table-cell office:value-type="float" office:value="1.3842" calcext:value-type="float">
            <text:p>1.3842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71842885017395" calcext:value-type="float">
            <text:p>0.971842885017395</text:p>
          </table:table-cell>
          <table:table-cell office:value-type="float" office:value="1.31000208854675" calcext:value-type="float">
            <text:p>1.31000208854675</text:p>
          </table:table-cell>
          <table:table-cell office:value-type="float" office:value="1.12603080272675" calcext:value-type="float">
            <text:p>1.12603080272675</text:p>
          </table:table-cell>
          <table:table-cell office:value-type="float" office:value="1.32071268558502" calcext:value-type="float">
            <text:p>1.32071268558502</text:p>
          </table:table-cell>
          <table:table-cell office:value-type="float" office:value="1.19506931304932" calcext:value-type="float">
            <text:p>1.19506931304932</text:p>
          </table:table-cell>
          <table:table-cell office:value-type="float" office:value="1.38424277305603" calcext:value-type="float">
            <text:p>1.38424277305603</text:p>
          </table:table-cell>
          <table:table-cell office:value-type="float" office:value="1.13285350799561" calcext:value-type="float">
            <text:p>1.13285350799561</text:p>
          </table:table-cell>
          <table:table-cell office:value-type="float" office:value="1.34724259376526" calcext:value-type="float">
            <text:p>1.34724259376526</text:p>
          </table:table-cell>
          <table:table-cell office:value-type="float" office:value="1.11214327812195" calcext:value-type="float">
            <text:p>1.11214327812195</text:p>
          </table:table-cell>
          <table:table-cell office:value-type="float" office:value="1.34797835350037" calcext:value-type="float">
            <text:p>1.34797835350037</text:p>
          </table:table-cell>
          <table:table-cell office:value-type="float" office:value="1.25596475601196" calcext:value-type="float">
            <text:p>1.25596475601196</text:p>
          </table:table-cell>
          <table:table-cell office:value-type="float" office:value="1.36383414268494" calcext:value-type="float">
            <text:p>1.36383414268494</text:p>
          </table:table-cell>
          <table:table-cell office:value-type="float" office:value="1.31412076950073" calcext:value-type="float">
            <text:p>1.31412076950073</text:p>
          </table:table-cell>
          <table:table-cell office:value-type="float" office:value="1.28902792930603" calcext:value-type="float">
            <text:p>1.28902792930603</text:p>
          </table:table-cell>
          <table:table-cell office:value-type="float" office:value="1.10955905914307" calcext:value-type="float">
            <text:p>1.10955905914307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331" calcext:value-type="float">
            <text:p>1.3331</text:p>
          </table:table-cell>
          <table:table-cell office:value-type="float" office:value="1.3273" calcext:value-type="float">
            <text:p>1.3273</text:p>
          </table:table-cell>
          <table:table-cell office:value-type="float" office:value="1.4084" calcext:value-type="float">
            <text:p>1.4084</text:p>
          </table:table-cell>
          <table:table-cell office:value-type="float" office:value="1.2369" calcext:value-type="float">
            <text:p>1.2369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2369179725647" calcext:value-type="float">
            <text:p>1.2369179725647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29270040988922" calcext:value-type="float">
            <text:p>1.29270040988922</text:p>
          </table:table-cell>
          <table:table-cell office:value-type="float" office:value="1.40839552879334" calcext:value-type="float">
            <text:p>1.4083955287933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38" calcext:value-type="float">
            <text:p>1.2838</text:p>
          </table:table-cell>
          <table:table-cell office:value-type="float" office:value="1.2674" calcext:value-type="float">
            <text:p>1.2674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1099" calcext:value-type="float">
            <text:p>1.1099</text:p>
          </table:table-cell>
          <table:table-cell office:value-type="float" office:value="1.38183391094208" calcext:value-type="float">
            <text:p>1.38183391094208</text:p>
          </table:table-cell>
          <table:table-cell office:value-type="float" office:value="1.23655474185944" calcext:value-type="float">
            <text:p>1.23655474185944</text:p>
          </table:table-cell>
          <table:table-cell office:value-type="float" office:value="1.40321218967438" calcext:value-type="float">
            <text:p>1.40321218967438</text:p>
          </table:table-cell>
          <table:table-cell office:value-type="float" office:value="1.31976640224457" calcext:value-type="float">
            <text:p>1.31976640224457</text:p>
          </table:table-cell>
          <table:table-cell office:value-type="float" office:value="1.49244904518127" calcext:value-type="float">
            <text:p>1.49244904518127</text:p>
          </table:table-cell>
          <table:table-cell office:value-type="float" office:value="1.26449370384216" calcext:value-type="float">
            <text:p>1.26449370384216</text:p>
          </table:table-cell>
          <table:table-cell office:value-type="float" office:value="1.28099548816681" calcext:value-type="float">
            <text:p>1.28099548816681</text:p>
          </table:table-cell>
          <table:table-cell office:value-type="float" office:value="1.31327593326569" calcext:value-type="float">
            <text:p>1.31327593326569</text:p>
          </table:table-cell>
          <table:table-cell office:value-type="float" office:value="1.26738274097443" calcext:value-type="float">
            <text:p>1.26738274097443</text:p>
          </table:table-cell>
          <table:table-cell office:value-type="float" office:value="1.26764845848084" calcext:value-type="float">
            <text:p>1.26764845848084</text:p>
          </table:table-cell>
          <table:table-cell office:value-type="float" office:value="1.10993683338165" calcext:value-type="float">
            <text:p>1.10993683338165</text:p>
          </table:table-cell>
          <table:table-cell office:value-type="float" office:value="1.25843262672424" calcext:value-type="float">
            <text:p>1.25843262672424</text:p>
          </table:table-cell>
          <table:table-cell office:value-type="float" office:value="1.23047852516174" calcext:value-type="float">
            <text:p>1.23047852516174</text:p>
          </table:table-cell>
          <table:table-cell office:value-type="float" office:value="1.2572238445282" calcext:value-type="float">
            <text:p>1.2572238445282</text:p>
          </table:table-cell>
          <table:table-cell office:value-type="float" office:value="1.1739239692688" calcext:value-type="float">
            <text:p>1.173923969268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715" calcext:value-type="float">
            <text:p>1.2715</text:p>
          </table:table-cell>
          <table:table-cell office:value-type="float" office:value="1.305" calcext:value-type="float">
            <text:p>1.305</text:p>
          </table:table-cell>
          <table:table-cell office:value-type="float" office:value="1.432" calcext:value-type="float">
            <text:p>1.432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525231361389" calcext:value-type="float">
            <text:p>1.30525231361389</text:p>
          </table:table-cell>
          <table:table-cell office:value-type="float" office:value="1.20643877983093" calcext:value-type="float">
            <text:p>1.20643877983093</text:p>
          </table:table-cell>
          <table:table-cell office:value-type="float" office:value="1.40211462974548" calcext:value-type="float">
            <text:p>1.40211462974548</text:p>
          </table:table-cell>
          <table:table-cell office:value-type="float" office:value="1.21947193145752" calcext:value-type="float">
            <text:p>1.21947193145752</text:p>
          </table:table-cell>
          <table:table-cell office:value-type="float" office:value="1.22718036174774" calcext:value-type="float">
            <text:p>1.22718036174774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7549841403961" calcext:value-type="float">
            <text:p>1.37549841403961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366931438446" calcext:value-type="float">
            <text:p>1.2366931438446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43202686309814" calcext:value-type="float">
            <text:p>1.43202686309814</text:p>
          </table:table-cell>
          <table:table-cell office:value-type="float" office:value="1.31857991218567" calcext:value-type="float">
            <text:p>1.31857991218567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301" calcext:value-type="float">
            <text:p>1.301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18575358390808" calcext:value-type="float">
            <text:p>1.18575358390808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37138402462006" calcext:value-type="float">
            <text:p>1.37138402462006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048996925354" calcext:value-type="float">
            <text:p>1.3048996925354</text:p>
          </table:table-cell>
          <table:table-cell office:value-type="float" office:value="1.26449501514435" calcext:value-type="float">
            <text:p>1.26449501514435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056" calcext:value-type="float">
            <text:p>1.2056</text:p>
          </table:table-cell>
          <table:table-cell office:value-type="float" office:value="1.3011" calcext:value-type="float">
            <text:p>1.3011</text:p>
          </table:table-cell>
          <table:table-cell office:value-type="float" office:value="1.3543" calcext:value-type="float">
            <text:p>1.354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805134773254" calcext:value-type="float">
            <text:p>1.30805134773254</text:p>
          </table:table-cell>
          <table:table-cell office:value-type="float" office:value="1.35430264472961" calcext:value-type="float">
            <text:p>1.35430264472961</text:p>
          </table:table-cell>
          <table:table-cell office:value-type="float" office:value="1.26698625087738" calcext:value-type="float">
            <text:p>1.2669862508773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04" calcext:value-type="float">
            <text:p>1.304</text:p>
          </table:table-cell>
          <table:table-cell office:value-type="float" office:value="1.36" calcext:value-type="float">
            <text:p>1.36</text:p>
          </table:table-cell>
          <table:table-cell office:value-type="float" office:value="1.463" calcext:value-type="float">
            <text:p>1.463</text:p>
          </table:table-cell>
          <table:table-cell office:value-type="float" office:value="1.0116" calcext:value-type="float">
            <text:p>1.0116</text:p>
          </table:table-cell>
          <table:table-cell office:value-type="float" office:value="1.34986412525177" calcext:value-type="float">
            <text:p>1.34986412525177</text:p>
          </table:table-cell>
          <table:table-cell office:value-type="float" office:value="1.16792488098145" calcext:value-type="float">
            <text:p>1.16792488098145</text:p>
          </table:table-cell>
          <table:table-cell office:value-type="float" office:value="1.39483904838562" calcext:value-type="float">
            <text:p>1.39483904838562</text:p>
          </table:table-cell>
          <table:table-cell office:value-type="float" office:value="1.01159274578094" calcext:value-type="float">
            <text:p>1.01159274578094</text:p>
          </table:table-cell>
          <table:table-cell office:value-type="float" office:value="1.42460775375366" calcext:value-type="float">
            <text:p>1.42460775375366</text:p>
          </table:table-cell>
          <table:table-cell office:value-type="float" office:value="1.419602394104" calcext:value-type="float">
            <text:p>1.419602394104</text:p>
          </table:table-cell>
          <table:table-cell office:value-type="float" office:value="1.17845845222473" calcext:value-type="float">
            <text:p>1.17845845222473</text:p>
          </table:table-cell>
          <table:table-cell office:value-type="float" office:value="1.41384828090668" calcext:value-type="float">
            <text:p>1.41384828090668</text:p>
          </table:table-cell>
          <table:table-cell office:value-type="float" office:value="1.23924803733826" calcext:value-type="float">
            <text:p>1.23924803733826</text:p>
          </table:table-cell>
          <table:table-cell office:value-type="float" office:value="1.36004269123077" calcext:value-type="float">
            <text:p>1.36004269123077</text:p>
          </table:table-cell>
          <table:table-cell office:value-type="float" office:value="1.15433073043823" calcext:value-type="float">
            <text:p>1.15433073043823</text:p>
          </table:table-cell>
          <table:table-cell office:value-type="float" office:value="1.46296882629395" calcext:value-type="float">
            <text:p>1.46296882629395</text:p>
          </table:table-cell>
          <table:table-cell office:value-type="float" office:value="1.37886524200439" calcext:value-type="float">
            <text:p>1.37886524200439</text:p>
          </table:table-cell>
          <table:table-cell office:value-type="float" office:value="1.15078520774841" calcext:value-type="float">
            <text:p>1.15078520774841</text:p>
          </table:table-cell>
          <table:table-cell office:value-type="float" office:value="1.45318794250488" calcext:value-type="float">
            <text:p>1.4531879425048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38" calcext:value-type="float">
            <text:p>1.2138</text:p>
          </table:table-cell>
          <table:table-cell office:value-type="float" office:value="1.2757" calcext:value-type="float">
            <text:p>1.2757</text:p>
          </table:table-cell>
          <table:table-cell office:value-type="float" office:value="1.4488" calcext:value-type="float">
            <text:p>1.4488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27566421031952" calcext:value-type="float">
            <text:p>1.27566421031952</text:p>
          </table:table-cell>
          <table:table-cell office:value-type="float" office:value="1.26083326339722" calcext:value-type="float">
            <text:p>1.2608332633972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44877660274506" calcext:value-type="float">
            <text:p>1.44877660274506</text:p>
          </table:table-cell>
          <table:table-cell office:value-type="float" office:value="1.42084074020386" calcext:value-type="float">
            <text:p>1.42084074020386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526166677475" calcext:value-type="float">
            <text:p>1.3526166677475</text:p>
          </table:table-cell>
          <table:table-cell office:value-type="float" office:value="0.733549892902374" calcext:value-type="float">
            <text:p>0.733549892902374</text:p>
          </table:table-cell>
          <table:table-cell office:value-type="float" office:value="1.25353264808655" calcext:value-type="float">
            <text:p>1.25353264808655</text:p>
          </table:table-cell>
          <table:table-cell office:value-type="float" office:value="1.2827467918396" calcext:value-type="float">
            <text:p>1.2827467918396</text:p>
          </table:table-cell>
          <table:table-cell office:value-type="float" office:value="1.21800851821899" calcext:value-type="float">
            <text:p>1.21800851821899</text:p>
          </table:table-cell>
          <table:table-cell office:value-type="float" office:value="1.31711912155151" calcext:value-type="float">
            <text:p>1.31711912155151</text:p>
          </table:table-cell>
          <table:table-cell office:value-type="float" office:value="1.11732804775238" calcext:value-type="float">
            <text:p>1.1173280477523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6" calcext:value-type="float">
            <text:p>1.296</text:p>
          </table:table-cell>
          <table:table-cell office:value-type="float" office:value="1.31" calcext:value-type="float">
            <text:p>1.31</text:p>
          </table:table-cell>
          <table:table-cell office:value-type="float" office:value="1.4439" calcext:value-type="float">
            <text:p>1.4439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3717178106308" calcext:value-type="float">
            <text:p>1.371717810630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41093993186951" calcext:value-type="float">
            <text:p>1.41093993186951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4044542312622" calcext:value-type="float">
            <text:p>1.44044542312622</text:p>
          </table:table-cell>
          <table:table-cell office:value-type="float" office:value="1.30117154121399" calcext:value-type="float">
            <text:p>1.30117154121399</text:p>
          </table:table-cell>
          <table:table-cell office:value-type="float" office:value="1.24385213851929" calcext:value-type="float">
            <text:p>1.24385213851929</text:p>
          </table:table-cell>
          <table:table-cell office:value-type="float" office:value="1.30996417999268" calcext:value-type="float">
            <text:p>1.30996417999268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44390618801117" calcext:value-type="float">
            <text:p>1.44390618801117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21172046661377" calcext:value-type="float">
            <text:p>1.21172046661377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35644853115082" calcext:value-type="float">
            <text:p>1.3564485311508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039" calcext:value-type="float">
            <text:p>1.3039</text:p>
          </table:table-cell>
          <table:table-cell office:value-type="float" office:value="1.3221" calcext:value-type="float">
            <text:p>1.3221</text:p>
          </table:table-cell>
          <table:table-cell office:value-type="float" office:value="1.4246" calcext:value-type="float">
            <text:p>1.4246</text:p>
          </table:table-cell>
          <table:table-cell office:value-type="float" office:value="1.1882" calcext:value-type="float">
            <text:p>1.1882</text:p>
          </table:table-cell>
          <table:table-cell office:value-type="float" office:value="1.29296362400055" calcext:value-type="float">
            <text:p>1.29296362400055</text:p>
          </table:table-cell>
          <table:table-cell office:value-type="float" office:value="1.32213890552521" calcext:value-type="float">
            <text:p>1.32213890552521</text:p>
          </table:table-cell>
          <table:table-cell office:value-type="float" office:value="1.21509790420532" calcext:value-type="float">
            <text:p>1.21509790420532</text:p>
          </table:table-cell>
          <table:table-cell office:value-type="float" office:value="1.32812190055847" calcext:value-type="float">
            <text:p>1.32812190055847</text:p>
          </table:table-cell>
          <table:table-cell office:value-type="float" office:value="1.34840404987335" calcext:value-type="float">
            <text:p>1.34840404987335</text:p>
          </table:table-cell>
          <table:table-cell office:value-type="float" office:value="1.18818819522858" calcext:value-type="float">
            <text:p>1.18818819522858</text:p>
          </table:table-cell>
          <table:table-cell office:value-type="float" office:value="1.33366239070892" calcext:value-type="float">
            <text:p>1.33366239070892</text:p>
          </table:table-cell>
          <table:table-cell office:value-type="float" office:value="1.33378744125366" calcext:value-type="float">
            <text:p>1.33378744125366</text:p>
          </table:table-cell>
          <table:table-cell office:value-type="float" office:value="1.29974842071533" calcext:value-type="float">
            <text:p>1.29974842071533</text:p>
          </table:table-cell>
          <table:table-cell office:value-type="float" office:value="1.42463910579681" calcext:value-type="float">
            <text:p>1.42463910579681</text:p>
          </table:table-cell>
          <table:table-cell office:value-type="float" office:value="1.2410649061203" calcext:value-type="float">
            <text:p>1.2410649061203</text:p>
          </table:table-cell>
          <table:table-cell office:value-type="float" office:value="1.28460717201233" calcext:value-type="float">
            <text:p>1.28460717201233</text:p>
          </table:table-cell>
          <table:table-cell office:value-type="float" office:value="1.21418237686157" calcext:value-type="float">
            <text:p>1.21418237686157</text:p>
          </table:table-cell>
          <table:table-cell office:value-type="float" office:value="1.3649320602417" calcext:value-type="float">
            <text:p>1.3649320602417</text:p>
          </table:table-cell>
          <table:table-cell office:value-type="float" office:value="1.36691462993622" calcext:value-type="float">
            <text:p>1.3669146299362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68" calcext:value-type="float">
            <text:p>1.2968</text:p>
          </table:table-cell>
          <table:table-cell office:value-type="float" office:value="1.3606" calcext:value-type="float">
            <text:p>1.3606</text:p>
          </table:table-cell>
          <table:table-cell office:value-type="float" office:value="1.4198" calcext:value-type="float">
            <text:p>1.4198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38036489486694" calcext:value-type="float">
            <text:p>1.38036489486694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18726682662964" calcext:value-type="float">
            <text:p>1.18726682662964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7395441532135" calcext:value-type="float">
            <text:p>1.37395441532135</text:p>
          </table:table-cell>
          <table:table-cell office:value-type="float" office:value="1.30869853496552" calcext:value-type="float">
            <text:p>1.30869853496552</text:p>
          </table:table-cell>
          <table:table-cell office:value-type="float" office:value="1.41978049278259" calcext:value-type="float">
            <text:p>1.41978049278259</text:p>
          </table:table-cell>
          <table:table-cell office:value-type="float" office:value="1.36062240600586" calcext:value-type="float">
            <text:p>1.36062240600586</text:p>
          </table:table-cell>
          <table:table-cell office:value-type="float" office:value="1.17099237442017" calcext:value-type="float">
            <text:p>1.17099237442017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41688096523285" calcext:value-type="float">
            <text:p>1.41688096523285</text:p>
          </table:table-cell>
          <table:table-cell office:value-type="float" office:value="1.1739239692688" calcext:value-type="float">
            <text:p>1.1739239692688</text:p>
          </table:table-cell>
          <table:table-cell office:value-type="float" office:value="1.38712692260742" calcext:value-type="float">
            <text:p>1.38712692260742</text:p>
          </table:table-cell>
          <table:table-cell office:value-type="float" office:value="1.41803133487701" calcext:value-type="float">
            <text:p>1.41803133487701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607" calcext:value-type="float">
            <text:p>1.2607</text:p>
          </table:table-cell>
          <table:table-cell office:value-type="float" office:value="1.328" calcext:value-type="float">
            <text:p>1.328</text:p>
          </table:table-cell>
          <table:table-cell office:value-type="float" office:value="1.453" calcext:value-type="float">
            <text:p>1.45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3797858953476" calcext:value-type="float">
            <text:p>1.3797858953476</text:p>
          </table:table-cell>
          <table:table-cell office:value-type="float" office:value="1.34404218196869" calcext:value-type="float">
            <text:p>1.34404218196869</text:p>
          </table:table-cell>
          <table:table-cell office:value-type="float" office:value="1.41569638252258" calcext:value-type="float">
            <text:p>1.41569638252258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9350867271423" calcext:value-type="float">
            <text:p>1.39350867271423</text:p>
          </table:table-cell>
          <table:table-cell office:value-type="float" office:value="1.35794901847839" calcext:value-type="float">
            <text:p>1.35794901847839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16310584545136" calcext:value-type="float">
            <text:p>1.16310584545136</text:p>
          </table:table-cell>
          <table:table-cell office:value-type="float" office:value="1.35088169574738" calcext:value-type="float">
            <text:p>1.35088169574738</text:p>
          </table:table-cell>
          <table:table-cell office:value-type="float" office:value="1.32796573638916" calcext:value-type="float">
            <text:p>1.32796573638916</text:p>
          </table:table-cell>
          <table:table-cell office:value-type="float" office:value="1.4530086517334" calcext:value-type="float">
            <text:p>1.4530086517334</text:p>
          </table:table-cell>
          <table:table-cell office:value-type="float" office:value="1.29332411289215" calcext:value-type="float">
            <text:p>1.29332411289215</text:p>
          </table:table-cell>
          <table:table-cell office:value-type="float" office:value="1.29716730117798" calcext:value-type="float">
            <text:p>1.2971673011779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993" calcext:value-type="float">
            <text:p>1.2993</text:p>
          </table:table-cell>
          <table:table-cell office:value-type="float" office:value="1.3191" calcext:value-type="float">
            <text:p>1.3191</text:p>
          </table:table-cell>
          <table:table-cell office:value-type="float" office:value="1.3886" calcext:value-type="float">
            <text:p>1.3886</text:p>
          </table:table-cell>
          <table:table-cell office:value-type="float" office:value="1.195" calcext:value-type="float">
            <text:p>1.195</text:p>
          </table:table-cell>
          <table:table-cell office:value-type="float" office:value="1.19497156143188" calcext:value-type="float">
            <text:p>1.19497156143188</text:p>
          </table:table-cell>
          <table:table-cell office:value-type="float" office:value="1.38857591152191" calcext:value-type="float">
            <text:p>1.38857591152191</text:p>
          </table:table-cell>
          <table:table-cell office:value-type="float" office:value="1.33318364620209" calcext:value-type="float">
            <text:p>1.33318364620209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22139143943787" calcext:value-type="float">
            <text:p>1.22139143943787</text:p>
          </table:table-cell>
          <table:table-cell office:value-type="float" office:value="1.3526166677475" calcext:value-type="float">
            <text:p>1.3526166677475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596" calcext:value-type="float">
            <text:p>1.2596</text:p>
          </table:table-cell>
          <table:table-cell office:value-type="float" office:value="1.2656" calcext:value-type="float">
            <text:p>1.2656</text:p>
          </table:table-cell>
          <table:table-cell office:value-type="float" office:value="1.3679" calcext:value-type="float">
            <text:p>1.3679</text:p>
          </table:table-cell>
          <table:table-cell office:value-type="float" office:value="1.1683" calcext:value-type="float">
            <text:p>1.1683</text:p>
          </table:table-cell>
          <table:table-cell office:value-type="float" office:value="1.26615881919861" calcext:value-type="float">
            <text:p>1.26615881919861</text:p>
          </table:table-cell>
          <table:table-cell office:value-type="float" office:value="1.18874216079712" calcext:value-type="float">
            <text:p>1.18874216079712</text:p>
          </table:table-cell>
          <table:table-cell office:value-type="float" office:value="1.31918668746948" calcext:value-type="float">
            <text:p>1.31918668746948</text:p>
          </table:table-cell>
          <table:table-cell office:value-type="float" office:value="1.20469880104065" calcext:value-type="float">
            <text:p>1.20469880104065</text:p>
          </table:table-cell>
          <table:table-cell office:value-type="float" office:value="1.19008386135101" calcext:value-type="float">
            <text:p>1.19008386135101</text:p>
          </table:table-cell>
          <table:table-cell office:value-type="float" office:value="1.16833984851837" calcext:value-type="float">
            <text:p>1.16833984851837</text:p>
          </table:table-cell>
          <table:table-cell office:value-type="float" office:value="1.31412482261658" calcext:value-type="float">
            <text:p>1.31412482261658</text:p>
          </table:table-cell>
          <table:table-cell office:value-type="float" office:value="1.3112245798111" calcext:value-type="float">
            <text:p>1.3112245798111</text:p>
          </table:table-cell>
          <table:table-cell office:value-type="float" office:value="1.26512384414673" calcext:value-type="float">
            <text:p>1.26512384414673</text:p>
          </table:table-cell>
          <table:table-cell office:value-type="float" office:value="1.36792826652527" calcext:value-type="float">
            <text:p>1.36792826652527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78" calcext:value-type="float">
            <text:p>1.2678</text:p>
          </table:table-cell>
          <table:table-cell office:value-type="float" office:value="1.3088" calcext:value-type="float">
            <text:p>1.3088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5649228096008" calcext:value-type="float">
            <text:p>1.3564922809600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841317653656" calcext:value-type="float">
            <text:p>1.2841317653656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1251931190491" calcext:value-type="float">
            <text:p>1.31251931190491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7550675868988" calcext:value-type="float">
            <text:p>1.3755067586898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05" calcext:value-type="float">
            <text:p>1.205</text:p>
          </table:table-cell>
          <table:table-cell office:value-type="float" office:value="1.2403" calcext:value-type="float">
            <text:p>1.2403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15549170970917" calcext:value-type="float">
            <text:p>1.15549170970917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21246576309204" calcext:value-type="float">
            <text:p>1.21246576309204</text:p>
          </table:table-cell>
          <table:table-cell office:value-type="float" office:value="1.06167244911194" calcext:value-type="float">
            <text:p>1.06167244911194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0802116394043" calcext:value-type="float">
            <text:p>1.20802116394043</text:p>
          </table:table-cell>
          <table:table-cell office:value-type="float" office:value="1.36566305160522" calcext:value-type="float">
            <text:p>1.36566305160522</text:p>
          </table:table-cell>
          <table:table-cell office:value-type="float" office:value="1.26814579963684" calcext:value-type="float">
            <text:p>1.26814579963684</text:p>
          </table:table-cell>
          <table:table-cell office:value-type="float" office:value="1.38068509101868" calcext:value-type="float">
            <text:p>1.3806850910186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586" calcext:value-type="float">
            <text:p>1.3586</text:p>
          </table:table-cell>
          <table:table-cell office:value-type="float" office:value="1.367" calcext:value-type="float">
            <text:p>1.367</text:p>
          </table:table-cell>
          <table:table-cell office:value-type="float" office:value="1.4037" calcext:value-type="float">
            <text:p>1.4037</text:p>
          </table:table-cell>
          <table:table-cell office:value-type="float" office:value="1.305" calcext:value-type="float">
            <text:p>1.305</text:p>
          </table:table-cell>
          <table:table-cell office:value-type="float" office:value="1.36702561378479" calcext:value-type="float">
            <text:p>1.36702561378479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40373075008392" calcext:value-type="float">
            <text:p>1.40373075008392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16" calcext:value-type="float">
            <text:p>1.2916</text:p>
          </table:table-cell>
          <table:table-cell office:value-type="float" office:value="1.299" calcext:value-type="float">
            <text:p>1.299</text:p>
          </table:table-cell>
          <table:table-cell office:value-type="float" office:value="1.4061" calcext:value-type="float">
            <text:p>1.4061</text:p>
          </table:table-cell>
          <table:table-cell office:value-type="float" office:value="1.1951" calcext:value-type="float">
            <text:p>1.1951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4975481033325" calcext:value-type="float">
            <text:p>1.34975481033325</text:p>
          </table:table-cell>
          <table:table-cell office:value-type="float" office:value="1.20886421203613" calcext:value-type="float">
            <text:p>1.20886421203613</text:p>
          </table:table-cell>
          <table:table-cell office:value-type="float" office:value="1.23047852516174" calcext:value-type="float">
            <text:p>1.23047852516174</text:p>
          </table:table-cell>
          <table:table-cell office:value-type="float" office:value="1.30078828334808" calcext:value-type="float">
            <text:p>1.30078828334808</text:p>
          </table:table-cell>
          <table:table-cell office:value-type="float" office:value="1.29719424247742" calcext:value-type="float">
            <text:p>1.29719424247742</text:p>
          </table:table-cell>
          <table:table-cell office:value-type="float" office:value="1.19511222839355" calcext:value-type="float">
            <text:p>1.19511222839355</text:p>
          </table:table-cell>
          <table:table-cell office:value-type="float" office:value="1.24539089202881" calcext:value-type="float">
            <text:p>1.24539089202881</text:p>
          </table:table-cell>
          <table:table-cell office:value-type="float" office:value="1.35190546512604" calcext:value-type="float">
            <text:p>1.35190546512604</text:p>
          </table:table-cell>
          <table:table-cell office:value-type="float" office:value="1.33005619049072" calcext:value-type="float">
            <text:p>1.3300561904907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751" calcext:value-type="float">
            <text:p>1.2751</text:p>
          </table:table-cell>
          <table:table-cell office:value-type="float" office:value="1.2611" calcext:value-type="float">
            <text:p>1.2611</text:p>
          </table:table-cell>
          <table:table-cell office:value-type="float" office:value="1.3432" calcext:value-type="float">
            <text:p>1.3432</text:p>
          </table:table-cell>
          <table:table-cell office:value-type="float" office:value="1.2211" calcext:value-type="float">
            <text:p>1.2211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34319162368774" calcext:value-type="float">
            <text:p>1.34319162368774</text:p>
          </table:table-cell>
          <table:table-cell office:value-type="float" office:value="1.2611278295517" calcext:value-type="float">
            <text:p>1.2611278295517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97" calcext:value-type="float">
            <text:p>1.2897</text:p>
          </table:table-cell>
          <table:table-cell office:value-type="float" office:value="1.2934" calcext:value-type="float">
            <text:p>1.2934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36733067035675" calcext:value-type="float">
            <text:p>1.36733067035675</text:p>
          </table:table-cell>
          <table:table-cell office:value-type="float" office:value="1.28380441665649" calcext:value-type="float">
            <text:p>1.28380441665649</text:p>
          </table:table-cell>
          <table:table-cell office:value-type="float" office:value="1.27123272418976" calcext:value-type="float">
            <text:p>1.27123272418976</text:p>
          </table:table-cell>
          <table:table-cell office:value-type="float" office:value="1.06163811683655" calcext:value-type="float">
            <text:p>1.06163811683655</text:p>
          </table:table-cell>
          <table:table-cell office:value-type="float" office:value="1.28907608985901" calcext:value-type="float">
            <text:p>1.28907608985901</text:p>
          </table:table-cell>
          <table:table-cell office:value-type="float" office:value="1.31236720085144" calcext:value-type="float">
            <text:p>1.31236720085144</text:p>
          </table:table-cell>
          <table:table-cell office:value-type="float" office:value="1.40767085552216" calcext:value-type="float">
            <text:p>1.40767085552216</text:p>
          </table:table-cell>
          <table:table-cell office:value-type="float" office:value="1.27483558654785" calcext:value-type="float">
            <text:p>1.27483558654785</text:p>
          </table:table-cell>
          <table:table-cell office:value-type="float" office:value="1.33096420764923" calcext:value-type="float">
            <text:p>1.33096420764923</text:p>
          </table:table-cell>
          <table:table-cell office:value-type="float" office:value="1.29766941070557" calcext:value-type="float">
            <text:p>1.29766941070557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78" calcext:value-type="float">
            <text:p>1.2978</text:p>
          </table:table-cell>
          <table:table-cell office:value-type="float" office:value="1.2562" calcext:value-type="float">
            <text:p>1.2562</text:p>
          </table:table-cell>
          <table:table-cell office:value-type="float" office:value="1.3993" calcext:value-type="float">
            <text:p>1.3993</text:p>
          </table:table-cell>
          <table:table-cell office:value-type="float" office:value="1.2379" calcext:value-type="float">
            <text:p>1.2379</text:p>
          </table:table-cell>
          <table:table-cell office:value-type="float" office:value="1.25623798370361" calcext:value-type="float">
            <text:p>1.25623798370361</text:p>
          </table:table-cell>
          <table:table-cell office:value-type="float" office:value="1.39927423000336" calcext:value-type="float">
            <text:p>1.39927423000336</text:p>
          </table:table-cell>
          <table:table-cell office:value-type="float" office:value="1.23793649673462" calcext:value-type="float">
            <text:p>1.23793649673462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78" calcext:value-type="float">
            <text:p>1.2678</text:p>
          </table:table-cell>
          <table:table-cell office:value-type="float" office:value="1.3088" calcext:value-type="float">
            <text:p>1.3088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5649228096008" calcext:value-type="float">
            <text:p>1.3564922809600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841317653656" calcext:value-type="float">
            <text:p>1.2841317653656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1251931190491" calcext:value-type="float">
            <text:p>1.31251931190491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7550675868988" calcext:value-type="float">
            <text:p>1.3755067586898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251" calcext:value-type="float">
            <text:p>1.3251</text:p>
          </table:table-cell>
          <table:table-cell office:value-type="float" office:value="1.3496" calcext:value-type="float">
            <text:p>1.3496</text:p>
          </table:table-cell>
          <table:table-cell office:value-type="float" office:value="1.4243" calcext:value-type="float">
            <text:p>1.4243</text:p>
          </table:table-cell>
          <table:table-cell office:value-type="float" office:value="1.1751" calcext:value-type="float">
            <text:p>1.1751</text:p>
          </table:table-cell>
          <table:table-cell office:value-type="float" office:value="1.34241712093353" calcext:value-type="float">
            <text:p>1.34241712093353</text:p>
          </table:table-cell>
          <table:table-cell office:value-type="float" office:value="1.1750522851944" calcext:value-type="float">
            <text:p>1.1750522851944</text:p>
          </table:table-cell>
          <table:table-cell office:value-type="float" office:value="1.36459851264954" calcext:value-type="float">
            <text:p>1.36459851264954</text:p>
          </table:table-cell>
          <table:table-cell office:value-type="float" office:value="1.42432487010956" calcext:value-type="float">
            <text:p>1.42432487010956</text:p>
          </table:table-cell>
          <table:table-cell office:value-type="float" office:value="1.28726744651794" calcext:value-type="float">
            <text:p>1.28726744651794</text:p>
          </table:table-cell>
          <table:table-cell office:value-type="float" office:value="1.35670816898346" calcext:value-type="float">
            <text:p>1.35670816898346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29" calcext:value-type="float">
            <text:p>1.2929</text:p>
          </table:table-cell>
          <table:table-cell office:value-type="float" office:value="1.3191" calcext:value-type="float">
            <text:p>1.3191</text:p>
          </table:table-cell>
          <table:table-cell office:value-type="float" office:value="1.3971" calcext:value-type="float">
            <text:p>1.3971</text:p>
          </table:table-cell>
          <table:table-cell office:value-type="float" office:value="1.1312" calcext:value-type="float">
            <text:p>1.1312</text:p>
          </table:table-cell>
          <table:table-cell office:value-type="float" office:value="1.23648571968079" calcext:value-type="float">
            <text:p>1.23648571968079</text:p>
          </table:table-cell>
          <table:table-cell office:value-type="float" office:value="1.36240863800049" calcext:value-type="float">
            <text:p>1.36240863800049</text:p>
          </table:table-cell>
          <table:table-cell office:value-type="float" office:value="1.38272786140442" calcext:value-type="float">
            <text:p>1.38272786140442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1.14703702926636" calcext:value-type="float">
            <text:p>1.14703702926636</text:p>
          </table:table-cell>
          <table:table-cell office:value-type="float" office:value="1.25583553314209" calcext:value-type="float">
            <text:p>1.25583553314209</text:p>
          </table:table-cell>
          <table:table-cell office:value-type="float" office:value="1.29731214046478" calcext:value-type="float">
            <text:p>1.29731214046478</text:p>
          </table:table-cell>
          <table:table-cell office:value-type="float" office:value="1.34098517894745" calcext:value-type="float">
            <text:p>1.34098517894745</text:p>
          </table:table-cell>
          <table:table-cell office:value-type="float" office:value="1.39713954925537" calcext:value-type="float">
            <text:p>1.39713954925537</text:p>
          </table:table-cell>
          <table:table-cell office:value-type="float" office:value="1.37777543067932" calcext:value-type="float">
            <text:p>1.3777754306793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33" calcext:value-type="float">
            <text:p>1.2933</text:p>
          </table:table-cell>
          <table:table-cell office:value-type="float" office:value="1.3096" calcext:value-type="float">
            <text:p>1.3096</text:p>
          </table:table-cell>
          <table:table-cell office:value-type="float" office:value="1.3943" calcext:value-type="float">
            <text:p>1.3943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39432656764984" calcext:value-type="float">
            <text:p>1.39432656764984</text:p>
          </table:table-cell>
          <table:table-cell office:value-type="float" office:value="1.24697864055634" calcext:value-type="float">
            <text:p>1.24697864055634</text:p>
          </table:table-cell>
          <table:table-cell office:value-type="float" office:value="1.19366919994354" calcext:value-type="float">
            <text:p>1.19366919994354</text:p>
          </table:table-cell>
          <table:table-cell office:value-type="float" office:value="1.30591523647308" calcext:value-type="float">
            <text:p>1.30591523647308</text:p>
          </table:table-cell>
          <table:table-cell office:value-type="float" office:value="1.22192168235779" calcext:value-type="float">
            <text:p>1.22192168235779</text:p>
          </table:table-cell>
          <table:table-cell office:value-type="float" office:value="1.31328773498535" calcext:value-type="float">
            <text:p>1.31328773498535</text:p>
          </table:table-cell>
          <table:table-cell office:value-type="float" office:value="1.38145482540131" calcext:value-type="float">
            <text:p>1.38145482540131</text:p>
          </table:table-cell>
          <table:table-cell office:value-type="float" office:value="1.1703794002533" calcext:value-type="float">
            <text:p>1.1703794002533</text:p>
          </table:table-cell>
          <table:table-cell office:value-type="float" office:value="1.35204684734344" calcext:value-type="float">
            <text:p>1.35204684734344</text:p>
          </table:table-cell>
          <table:table-cell office:value-type="float" office:value="1.3534471988678" calcext:value-type="float">
            <text:p>1.353447198867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53" calcext:value-type="float">
            <text:p>1.2853</text:p>
          </table:table-cell>
          <table:table-cell office:value-type="float" office:value="1.2661" calcext:value-type="float">
            <text:p>1.2661</text:p>
          </table:table-cell>
          <table:table-cell office:value-type="float" office:value="1.398" calcext:value-type="float">
            <text:p>1.398</text:p>
          </table:table-cell>
          <table:table-cell office:value-type="float" office:value="1.2039" calcext:value-type="float">
            <text:p>1.2039</text:p>
          </table:table-cell>
          <table:table-cell office:value-type="float" office:value="1.24697864055634" calcext:value-type="float">
            <text:p>1.24697864055634</text:p>
          </table:table-cell>
          <table:table-cell office:value-type="float" office:value="1.22525596618652" calcext:value-type="float">
            <text:p>1.22525596618652</text:p>
          </table:table-cell>
          <table:table-cell office:value-type="float" office:value="1.35215675830841" calcext:value-type="float">
            <text:p>1.35215675830841</text:p>
          </table:table-cell>
          <table:table-cell office:value-type="float" office:value="1.20393633842468" calcext:value-type="float">
            <text:p>1.20393633842468</text:p>
          </table:table-cell>
          <table:table-cell office:value-type="float" office:value="1.28523564338684" calcext:value-type="float">
            <text:p>1.28523564338684</text:p>
          </table:table-cell>
          <table:table-cell office:value-type="float" office:value="1.39795851707459" calcext:value-type="float">
            <text:p>1.39795851707459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78" calcext:value-type="float">
            <text:p>1.2678</text:p>
          </table:table-cell>
          <table:table-cell office:value-type="float" office:value="1.3088" calcext:value-type="float">
            <text:p>1.3088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40610134601593" calcext:value-type="float">
            <text:p>1.40610134601593</text:p>
          </table:table-cell>
          <table:table-cell office:value-type="float" office:value="1.35649228096008" calcext:value-type="float">
            <text:p>1.35649228096008</text:p>
          </table:table-cell>
          <table:table-cell office:value-type="float" office:value="1.30502915382385" calcext:value-type="float">
            <text:p>1.30502915382385</text:p>
          </table:table-cell>
          <table:table-cell office:value-type="float" office:value="1.28917026519775" calcext:value-type="float">
            <text:p>1.28917026519775</text:p>
          </table:table-cell>
          <table:table-cell office:value-type="float" office:value="1.2841317653656" calcext:value-type="float">
            <text:p>1.2841317653656</text:p>
          </table:table-cell>
          <table:table-cell office:value-type="float" office:value="1.29716730117798" calcext:value-type="float">
            <text:p>1.29716730117798</text:p>
          </table:table-cell>
          <table:table-cell office:value-type="float" office:value="1.31251931190491" calcext:value-type="float">
            <text:p>1.31251931190491</text:p>
          </table:table-cell>
          <table:table-cell office:value-type="float" office:value="1.34951901435852" calcext:value-type="float">
            <text:p>1.34951901435852</text:p>
          </table:table-cell>
          <table:table-cell office:value-type="float" office:value="1.37550675868988" calcext:value-type="float">
            <text:p>1.3755067586898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009" calcext:value-type="float">
            <text:p>1.2009</text:p>
          </table:table-cell>
          <table:table-cell office:value-type="float" office:value="1.3001" calcext:value-type="float">
            <text:p>1.30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13117945194244" calcext:value-type="float">
            <text:p>1.13117945194244</text:p>
          </table:table-cell>
          <table:table-cell office:value-type="float" office:value="0.995324850082397" calcext:value-type="float">
            <text:p>0.995324850082397</text:p>
          </table:table-cell>
          <table:table-cell office:value-type="float" office:value="1.37130236625671" calcext:value-type="float">
            <text:p>1.37130236625671</text:p>
          </table:table-cell>
          <table:table-cell office:value-type="float" office:value="1.30357265472412" calcext:value-type="float">
            <text:p>1.30357265472412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29666888713837" calcext:value-type="float">
            <text:p>1.29666888713837</text:p>
          </table:table-cell>
          <table:table-cell office:value-type="float" office:value="1.31883442401886" calcext:value-type="float">
            <text:p>1.31883442401886</text:p>
          </table:table-cell>
          <table:table-cell office:value-type="float" office:value="1.30651187896729" calcext:value-type="float">
            <text:p>1.30651187896729</text:p>
          </table:table-cell>
          <table:table-cell office:value-type="float" office:value="1.180624127388" calcext:value-type="float">
            <text:p>1.180624127388</text:p>
          </table:table-cell>
          <table:table-cell office:value-type="float" office:value="1.40304660797119" calcext:value-type="float">
            <text:p>1.40304660797119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06" calcext:value-type="float">
            <text:p>1.2906</text:p>
          </table:table-cell>
          <table:table-cell office:value-type="float" office:value="1.297" calcext:value-type="float">
            <text:p>1.297</text:p>
          </table:table-cell>
          <table:table-cell office:value-type="float" office:value="1.3381" calcext:value-type="float">
            <text:p>1.3381</text:p>
          </table:table-cell>
          <table:table-cell office:value-type="float" office:value="1.2366" calcext:value-type="float">
            <text:p>1.2366</text:p>
          </table:table-cell>
          <table:table-cell office:value-type="float" office:value="1.29702925682068" calcext:value-type="float">
            <text:p>1.29702925682068</text:p>
          </table:table-cell>
          <table:table-cell office:value-type="float" office:value="1.23661458492279" calcext:value-type="float">
            <text:p>1.23661458492279</text:p>
          </table:table-cell>
          <table:table-cell office:value-type="float" office:value="1.33812880516052" calcext:value-type="float">
            <text:p>1.33812880516052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4" calcext:value-type="float">
            <text:p>1.2984</text:p>
          </table:table-cell>
          <table:table-cell office:value-type="float" office:value="1.3097" calcext:value-type="float">
            <text:p>1.3097</text:p>
          </table:table-cell>
          <table:table-cell office:value-type="float" office:value="1.415" calcext:value-type="float">
            <text:p>1.415</text:p>
          </table:table-cell>
          <table:table-cell office:value-type="float" office:value="1.1247" calcext:value-type="float">
            <text:p>1.1247</text:p>
          </table:table-cell>
          <table:table-cell office:value-type="float" office:value="1.38160037994385" calcext:value-type="float">
            <text:p>1.38160037994385</text:p>
          </table:table-cell>
          <table:table-cell office:value-type="float" office:value="1.40481746196747" calcext:value-type="float">
            <text:p>1.40481746196747</text:p>
          </table:table-cell>
          <table:table-cell office:value-type="float" office:value="1.27585327625275" calcext:value-type="float">
            <text:p>1.27585327625275</text:p>
          </table:table-cell>
          <table:table-cell office:value-type="float" office:value="1.41497814655304" calcext:value-type="float">
            <text:p>1.41497814655304</text:p>
          </table:table-cell>
          <table:table-cell office:value-type="float" office:value="1.26338076591492" calcext:value-type="float">
            <text:p>1.26338076591492</text:p>
          </table:table-cell>
          <table:table-cell office:value-type="float" office:value="1.30522060394287" calcext:value-type="float">
            <text:p>1.30522060394287</text:p>
          </table:table-cell>
          <table:table-cell office:value-type="float" office:value="1.16855573654175" calcext:value-type="float">
            <text:p>1.16855573654175</text:p>
          </table:table-cell>
          <table:table-cell office:value-type="float" office:value="1.31425058841705" calcext:value-type="float">
            <text:p>1.31425058841705</text:p>
          </table:table-cell>
          <table:table-cell office:value-type="float" office:value="1.12468767166138" calcext:value-type="float">
            <text:p>1.12468767166138</text:p>
          </table:table-cell>
          <table:table-cell office:value-type="float" office:value="1.33097016811371" calcext:value-type="float">
            <text:p>1.3309701681137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252" calcext:value-type="float">
            <text:p>1.2252</text:p>
          </table:table-cell>
          <table:table-cell office:value-type="float" office:value="1.2703" calcext:value-type="float">
            <text:p>1.2703</text:p>
          </table:table-cell>
          <table:table-cell office:value-type="float" office:value="1.3754" calcext:value-type="float">
            <text:p>1.3754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09137344360352" calcext:value-type="float">
            <text:p>1.09137344360352</text:p>
          </table:table-cell>
          <table:table-cell office:value-type="float" office:value="1.30224525928497" calcext:value-type="float">
            <text:p>1.30224525928497</text:p>
          </table:table-cell>
          <table:table-cell office:value-type="float" office:value="1.22675895690918" calcext:value-type="float">
            <text:p>1.22675895690918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6498987674713" calcext:value-type="float">
            <text:p>1.36498987674713</text:p>
          </table:table-cell>
          <table:table-cell office:value-type="float" office:value="1.37082016468048" calcext:value-type="float">
            <text:p>1.37082016468048</text:p>
          </table:table-cell>
          <table:table-cell office:value-type="float" office:value="1.37537109851837" calcext:value-type="float">
            <text:p>1.37537109851837</text:p>
          </table:table-cell>
          <table:table-cell office:value-type="float" office:value="1.35876226425171" calcext:value-type="float">
            <text:p>1.35876226425171</text:p>
          </table:table-cell>
          <table:table-cell office:value-type="float" office:value="1.23840808868408" calcext:value-type="float">
            <text:p>1.2384080886840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252" calcext:value-type="float">
            <text:p>1.2252</text:p>
          </table:table-cell>
          <table:table-cell office:value-type="float" office:value="1.2703" calcext:value-type="float">
            <text:p>1.2703</text:p>
          </table:table-cell>
          <table:table-cell office:value-type="float" office:value="1.3754" calcext:value-type="float">
            <text:p>1.3754</text:p>
          </table:table-cell>
          <table:table-cell office:value-type="float" office:value="0.7021" calcext:value-type="float">
            <text:p>0.7021</text:p>
          </table:table-cell>
          <table:table-cell office:value-type="float" office:value="1.22111654281616" calcext:value-type="float">
            <text:p>1.22111654281616</text:p>
          </table:table-cell>
          <table:table-cell office:value-type="float" office:value="1.09137344360352" calcext:value-type="float">
            <text:p>1.09137344360352</text:p>
          </table:table-cell>
          <table:table-cell office:value-type="float" office:value="1.30224525928497" calcext:value-type="float">
            <text:p>1.30224525928497</text:p>
          </table:table-cell>
          <table:table-cell office:value-type="float" office:value="1.22675895690918" calcext:value-type="float">
            <text:p>1.22675895690918</text:p>
          </table:table-cell>
          <table:table-cell office:value-type="float" office:value="0.702139854431152" calcext:value-type="float">
            <text:p>0.702139854431152</text:p>
          </table:table-cell>
          <table:table-cell office:value-type="float" office:value="1.36498987674713" calcext:value-type="float">
            <text:p>1.36498987674713</text:p>
          </table:table-cell>
          <table:table-cell office:value-type="float" office:value="1.37082016468048" calcext:value-type="float">
            <text:p>1.37082016468048</text:p>
          </table:table-cell>
          <table:table-cell office:value-type="float" office:value="1.37537109851837" calcext:value-type="float">
            <text:p>1.37537109851837</text:p>
          </table:table-cell>
          <table:table-cell office:value-type="float" office:value="1.35876226425171" calcext:value-type="float">
            <text:p>1.35876226425171</text:p>
          </table:table-cell>
          <table:table-cell office:value-type="float" office:value="1.23840808868408" calcext:value-type="float">
            <text:p>1.23840808868408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555" calcext:value-type="float">
            <text:p>1.2555</text:p>
          </table:table-cell>
          <table:table-cell office:value-type="float" office:value="1.2599" calcext:value-type="float">
            <text:p>1.2599</text:p>
          </table:table-cell>
          <table:table-cell office:value-type="float" office:value="1.3985" calcext:value-type="float">
            <text:p>1.3985</text:p>
          </table:table-cell>
          <table:table-cell office:value-type="float" office:value="1.0957" calcext:value-type="float">
            <text:p>1.0957</text:p>
          </table:table-cell>
          <table:table-cell office:value-type="float" office:value="1.29586148262024" calcext:value-type="float">
            <text:p>1.29586148262024</text:p>
          </table:table-cell>
          <table:table-cell office:value-type="float" office:value="1.39853036403656" calcext:value-type="float">
            <text:p>1.39853036403656</text:p>
          </table:table-cell>
          <table:table-cell office:value-type="float" office:value="1.09570872783661" calcext:value-type="float">
            <text:p>1.09570872783661</text:p>
          </table:table-cell>
          <table:table-cell office:value-type="float" office:value="1.30617713928223" calcext:value-type="float">
            <text:p>1.30617713928223</text:p>
          </table:table-cell>
          <table:table-cell office:value-type="float" office:value="1.23908567428589" calcext:value-type="float">
            <text:p>1.23908567428589</text:p>
          </table:table-cell>
          <table:table-cell office:value-type="float" office:value="1.14599800109863" calcext:value-type="float">
            <text:p>1.14599800109863</text:p>
          </table:table-cell>
          <table:table-cell office:value-type="float" office:value="1.21930932998657" calcext:value-type="float">
            <text:p>1.21930932998657</text:p>
          </table:table-cell>
          <table:table-cell office:value-type="float" office:value="1.22918963432312" calcext:value-type="float">
            <text:p>1.22918963432312</text:p>
          </table:table-cell>
          <table:table-cell office:value-type="float" office:value="1.28063118457794" calcext:value-type="float">
            <text:p>1.28063118457794</text:p>
          </table:table-cell>
          <table:table-cell office:value-type="float" office:value="1.34491980075836" calcext:value-type="float">
            <text:p>1.34491980075836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OnWN_angles_FastText_300d.A1:OnWN_angles_FastText_300d.BS9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09:43:49.030004997</dc:date>
    <meta:editing-duration>PT9H50M43S</meta:editing-duration>
    <meta:editing-cycles>2</meta:editing-cycles>
    <meta:generator>LibreOffice/5.2.1.2$Linux_X86_64 LibreOffice_project/31dd62db80d4e60af04904455ec9c9219178d620</meta:generator>
    <meta:document-statistic meta:table-count="1" meta:cell-count="2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1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16cm" chart:style-name="ch2">
          <text:p>Sentence length</text:p>
        </chart:title>
        <chart:plot-area chart:style-name="ch3" table:cell-range-address="OnWN_angles_FastText_300d.A1:OnWN_angles_FastText_300d.A97" chart:data-source-has-labels="row" svg:x="1.331cm" svg:y="1.275cm" svg:width="14.349cm" svg:height="6.564cm">
          <chartooo:coordinate-region svg:x="1.952cm" svg:y="1.474cm" svg:width="13.728cm" svg:height="5.573cm"/>
          <chart:axis chart:dimension="x" chart:name="primary-x" chart:style-name="ch4">
            <chart:title svg:x="7.76cm" svg:y="8.019cm" chart:style-name="ch5">
              <text:p>Sentence</text:p>
            </chart:title>
          </chart:axis>
          <chart:axis chart:dimension="y" chart:name="primary-y" chart:style-name="ch4">
            <chart:title svg:x="0.451cm" svg:y="5.765cm" chart:style-name="ch6">
              <text:p>Length in words</text:p>
            </chart:title>
            <chart:grid chart:style-name="ch7" chart:class="major"/>
          </chart:axis>
          <chart:series chart:style-name="ch8" chart:values-cell-range-address="OnWN_angles_FastText_300d.A2:OnWN_angles_FastText_300d.A97" chart:label-cell-address="OnWN_angles_FastText_300d.A1:OnWN_angles_FastText_300d.A1" chart:class="chart:line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</text:p>
                <draw:g>
                  <svg:desc>OnWN_angles_FastText_300d.A1:OnWN_angles_FastText_300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OnWN_angles_FastText_300d.A2:OnWN_angles_FastText_300d.A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39cm" svg:height="11.103cm" xlink:href=".." xlink:type="simple" chart:class="chart:line" chart:style-name="ch1">
        <chart:title svg:x="4.349cm" svg:y="0.358cm" chart:style-name="ch2">
          <text:p>Pair-wise word embedding angle by sentence statistics</text:p>
        </chart:title>
        <chart:legend chart:legend-position="end" svg:x="16.887cm" svg:y="4.505cm" style:legend-expansion="high" chart:style-name="ch3"/>
        <chart:plot-area chart:style-name="ch4" table:cell-range-address="OnWN_angles_FastText_300d.B1:OnWN_angles_FastText_300d.E97" chart:data-source-has-labels="row" svg:x="1.405cm" svg:y="1.359cm" svg:width="15.088cm" svg:height="8.541cm">
          <chartooo:coordinate-region svg:x="2.132cm" svg:y="1.558cm" svg:width="14.361cm" svg:height="7.55cm"/>
          <chart:axis chart:dimension="x" chart:name="primary-x" chart:style-name="ch5">
            <chart:title svg:x="8.204cm" svg:y="10.122cm" chart:style-name="ch6">
              <text:p>Sentence</text:p>
            </chart:title>
          </chart:axis>
          <chart:axis chart:dimension="y" chart:name="primary-y" chart:style-name="ch5">
            <chart:title svg:x="0.451cm" svg:y="6.864cm" chart:style-name="ch7">
              <text:p>Angle in radians</text:p>
            </chart:title>
            <chart:grid chart:style-name="ch8" chart:class="major"/>
          </chart:axis>
          <chart:series chart:style-name="ch9" chart:values-cell-range-address="OnWN_angles_FastText_300d.B2:OnWN_angles_FastText_300d.B97" chart:label-cell-address="OnWN_angles_FastText_300d.B1:OnWN_angles_FastText_300d.B1" chart:class="chart:line">
            <chart:data-point chart:repeated="96"/>
          </chart:series>
          <chart:series chart:style-name="ch10" chart:values-cell-range-address="OnWN_angles_FastText_300d.C2:OnWN_angles_FastText_300d.C97" chart:label-cell-address="OnWN_angles_FastText_300d.C1:OnWN_angles_FastText_300d.C1" chart:class="chart:line">
            <chart:data-point chart:repeated="96"/>
          </chart:series>
          <chart:series chart:style-name="ch11" chart:values-cell-range-address="OnWN_angles_FastText_300d.D2:OnWN_angles_FastText_300d.D97" chart:label-cell-address="OnWN_angles_FastText_300d.D1:OnWN_angles_FastText_300d.D1" chart:class="chart:line">
            <chart:data-point chart:repeated="96"/>
          </chart:series>
          <chart:series chart:style-name="ch12" chart:values-cell-range-address="OnWN_angles_FastText_300d.E2:OnWN_angles_FastText_300d.E97" chart:label-cell-address="OnWN_angles_FastText_300d.E1:OnWN_angles_FastText_300d.E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OnWN_angles_FastText_300d.B1:OnWN_angles_FastText_300d.B1</svg:desc>
                </draw:g>
              </table:table-cell>
              <table:table-cell office:value-type="string">
                <text:p>Median</text:p>
                <draw:g>
                  <svg:desc>OnWN_angles_FastText_300d.C1:OnWN_angles_FastText_300d.C1</svg:desc>
                </draw:g>
              </table:table-cell>
              <table:table-cell office:value-type="string">
                <text:p>Maximum</text:p>
                <draw:g>
                  <svg:desc>OnWN_angles_FastText_300d.D1:OnWN_angles_FastText_300d.D1</svg:desc>
                </draw:g>
              </table:table-cell>
              <table:table-cell office:value-type="string">
                <text:p>Minimum</text:p>
                <draw:g>
                  <svg:desc>OnWN_angles_FastText_300d.E1:OnWN_angles_FastText_300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99">
                <text:p>1.3199</text:p>
                <draw:g>
                  <svg:desc>OnWN_angles_FastText_300d.B2:OnWN_angles_FastText_300d.B97</svg:desc>
                </draw:g>
              </table:table-cell>
              <table:table-cell office:value-type="float" office:value="1.3444">
                <text:p>1.3444</text:p>
                <draw:g>
                  <svg:desc>OnWN_angles_FastText_300d.C2:OnWN_angles_FastText_300d.C97</svg:desc>
                </draw:g>
              </table:table-cell>
              <table:table-cell office:value-type="float" office:value="1.4877">
                <text:p>1.4877</text:p>
                <draw:g>
                  <svg:desc>OnWN_angles_FastText_300d.D2:OnWN_angles_FastText_300d.D97</svg:desc>
                </draw:g>
              </table:table-cell>
              <table:table-cell office:value-type="float" office:value="0.5843">
                <text:p>0.5843</text:p>
                <draw:g>
                  <svg:desc>OnWN_angles_FastText_300d.E2:OnWN_angles_FastText_300d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097">
                <text:p>1.3097</text:p>
              </table:table-cell>
              <table:table-cell office:value-type="float" office:value="1.33">
                <text:p>1.33</text:p>
              </table:table-cell>
              <table:table-cell office:value-type="float" office:value="1.4648">
                <text:p>1.4648</text:p>
              </table:table-cell>
              <table:table-cell office:value-type="float" office:value="1.0636">
                <text:p>1.0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34">
                <text:p>1.2834</text:p>
              </table:table-cell>
              <table:table-cell office:value-type="float" office:value="1.3072">
                <text:p>1.3072</text:p>
              </table:table-cell>
              <table:table-cell office:value-type="float" office:value="1.4526">
                <text:p>1.452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958">
                <text:p>1.2958</text:p>
              </table:table-cell>
              <table:table-cell office:value-type="float" office:value="1.2989">
                <text:p>1.2989</text:p>
              </table:table-cell>
              <table:table-cell office:value-type="float" office:value="1.4625">
                <text:p>1.4625</text:p>
              </table:table-cell>
              <table:table-cell office:value-type="float" office:value="0.6773">
                <text:p>0.6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766">
                <text:p>1.2766</text:p>
              </table:table-cell>
              <table:table-cell office:value-type="float" office:value="1.311">
                <text:p>1.311</text:p>
              </table:table-cell>
              <table:table-cell office:value-type="float" office:value="1.4528">
                <text:p>1.452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84">
                <text:p>1.2684</text:p>
              </table:table-cell>
              <table:table-cell office:value-type="float" office:value="1.3169">
                <text:p>1.3169</text:p>
              </table:table-cell>
              <table:table-cell office:value-type="float" office:value="1.3724">
                <text:p>1.3724</text:p>
              </table:table-cell>
              <table:table-cell office:value-type="float" office:value="1.1173">
                <text:p>1.1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215">
                <text:p>1.2215</text:p>
              </table:table-cell>
              <table:table-cell office:value-type="float" office:value="1.2461">
                <text:p>1.2461</text:p>
              </table:table-cell>
              <table:table-cell office:value-type="float" office:value="1.4066">
                <text:p>1.4066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861">
                <text:p>1.2861</text:p>
              </table:table-cell>
              <table:table-cell office:value-type="float" office:value="1.3304">
                <text:p>1.3304</text:p>
              </table:table-cell>
              <table:table-cell office:value-type="float" office:value="1.4817">
                <text:p>1.481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48">
                <text:p>1.3148</text:p>
              </table:table-cell>
              <table:table-cell office:value-type="float" office:value="1.3419">
                <text:p>1.3419</text:p>
              </table:table-cell>
              <table:table-cell office:value-type="float" office:value="1.4351">
                <text:p>1.435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03">
                <text:p>1.303</text:p>
              </table:table-cell>
              <table:table-cell office:value-type="float" office:value="1.3054">
                <text:p>1.3054</text:p>
              </table:table-cell>
              <table:table-cell office:value-type="float" office:value="1.462">
                <text:p>1.462</text:p>
              </table:table-cell>
              <table:table-cell office:value-type="float" office:value="1.1623">
                <text:p>1.1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46">
                <text:p>1.2846</text:p>
              </table:table-cell>
              <table:table-cell office:value-type="float" office:value="1.3037">
                <text:p>1.3037</text:p>
              </table:table-cell>
              <table:table-cell office:value-type="float" office:value="1.4309">
                <text:p>1.4309</text:p>
              </table:table-cell>
              <table:table-cell office:value-type="float" office:value="1.0747">
                <text:p>1.0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53">
                <text:p>1.3253</text:p>
              </table:table-cell>
              <table:table-cell office:value-type="float" office:value="1.3441">
                <text:p>1.3441</text:p>
              </table:table-cell>
              <table:table-cell office:value-type="float" office:value="1.4348">
                <text:p>1.4348</text:p>
              </table:table-cell>
              <table:table-cell office:value-type="float" office:value="1.0875">
                <text:p>1.0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324">
                <text:p>1.3324</text:p>
              </table:table-cell>
              <table:table-cell office:value-type="float" office:value="1.3444">
                <text:p>1.3444</text:p>
              </table:table-cell>
              <table:table-cell office:value-type="float" office:value="1.5108">
                <text:p>1.5108</text:p>
              </table:table-cell>
              <table:table-cell office:value-type="float" office:value="1.1312">
                <text:p>1.1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552">
                <text:p>1.2552</text:p>
              </table:table-cell>
              <table:table-cell office:value-type="float" office:value="1.2709">
                <text:p>1.2709</text:p>
              </table:table-cell>
              <table:table-cell office:value-type="float" office:value="1.4644">
                <text:p>1.4644</text:p>
              </table:table-cell>
              <table:table-cell office:value-type="float" office:value="0.9953">
                <text:p>0.9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017">
                <text:p>1.3017</text:p>
              </table:table-cell>
              <table:table-cell office:value-type="float" office:value="1.3423">
                <text:p>1.3423</text:p>
              </table:table-cell>
              <table:table-cell office:value-type="float" office:value="1.4559">
                <text:p>1.455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619">
                <text:p>1.2619</text:p>
              </table:table-cell>
              <table:table-cell office:value-type="float" office:value="1.3101">
                <text:p>1.3101</text:p>
              </table:table-cell>
              <table:table-cell office:value-type="float" office:value="1.4454">
                <text:p>1.4454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81">
                <text:p>1.2781</text:p>
              </table:table-cell>
              <table:table-cell office:value-type="float" office:value="1.3173">
                <text:p>1.3173</text:p>
              </table:table-cell>
              <table:table-cell office:value-type="float" office:value="1.4349">
                <text:p>1.4349</text:p>
              </table:table-cell>
              <table:table-cell office:value-type="float" office:value="0.8756">
                <text:p>0.8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226">
                <text:p>1.3226</text:p>
              </table:table-cell>
              <table:table-cell office:value-type="float" office:value="1.3221">
                <text:p>1.3221</text:p>
              </table:table-cell>
              <table:table-cell office:value-type="float" office:value="1.4499">
                <text:p>1.4499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296">
                <text:p>1.3296</text:p>
              </table:table-cell>
              <table:table-cell office:value-type="float" office:value="1.356">
                <text:p>1.356</text:p>
              </table:table-cell>
              <table:table-cell office:value-type="float" office:value="1.4746">
                <text:p>1.4746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5">
                <text:p>1.265</text:p>
              </table:table-cell>
              <table:table-cell office:value-type="float" office:value="1.319">
                <text:p>1.319</text:p>
              </table:table-cell>
              <table:table-cell office:value-type="float" office:value="1.3927">
                <text:p>1.392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968">
                <text:p>1.2968</text:p>
              </table:table-cell>
              <table:table-cell office:value-type="float" office:value="1.3263">
                <text:p>1.3263</text:p>
              </table:table-cell>
              <table:table-cell office:value-type="float" office:value="1.4296">
                <text:p>1.4296</text:p>
              </table:table-cell>
              <table:table-cell office:value-type="float" office:value="1.1646">
                <text:p>1.1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458">
                <text:p>1.2458</text:p>
              </table:table-cell>
              <table:table-cell office:value-type="float" office:value="1.2685">
                <text:p>1.2685</text:p>
              </table:table-cell>
              <table:table-cell office:value-type="float" office:value="1.3932">
                <text:p>1.3932</text:p>
              </table:table-cell>
              <table:table-cell office:value-type="float" office:value="1.0857">
                <text:p>1.0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542">
                <text:p>1.2542</text:p>
              </table:table-cell>
              <table:table-cell office:value-type="float" office:value="1.2972">
                <text:p>1.2972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167">
                <text:p>1.2167</text:p>
              </table:table-cell>
              <table:table-cell office:value-type="float" office:value="1.219">
                <text:p>1.219</text:p>
              </table:table-cell>
              <table:table-cell office:value-type="float" office:value="1.2278">
                <text:p>1.2278</text:p>
              </table:table-cell>
              <table:table-cell office:value-type="float" office:value="1.2034">
                <text:p>1.2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154">
                <text:p>1.3154</text:p>
              </table:table-cell>
              <table:table-cell office:value-type="float" office:value="1.3416">
                <text:p>1.3416</text:p>
              </table:table-cell>
              <table:table-cell office:value-type="float" office:value="1.456">
                <text:p>1.456</text:p>
              </table:table-cell>
              <table:table-cell office:value-type="float" office:value="1.0374">
                <text:p>1.03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483">
                <text:p>1.2483</text:p>
              </table:table-cell>
              <table:table-cell office:value-type="float" office:value="1.2878">
                <text:p>1.2878</text:p>
              </table:table-cell>
              <table:table-cell office:value-type="float" office:value="1.4198">
                <text:p>1.4198</text:p>
              </table:table-cell>
              <table:table-cell office:value-type="float" office:value="0.9824">
                <text:p>0.9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368">
                <text:p>1.2368</text:p>
              </table:table-cell>
              <table:table-cell office:value-type="float" office:value="1.2896">
                <text:p>1.2896</text:p>
              </table:table-cell>
              <table:table-cell office:value-type="float" office:value="1.4157">
                <text:p>1.415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428">
                <text:p>1.2428</text:p>
              </table:table-cell>
              <table:table-cell office:value-type="float" office:value="1.2972">
                <text:p>1.2972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368">
                <text:p>1.2368</text:p>
              </table:table-cell>
              <table:table-cell office:value-type="float" office:value="1.2896">
                <text:p>1.2896</text:p>
              </table:table-cell>
              <table:table-cell office:value-type="float" office:value="1.4157">
                <text:p>1.415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39">
                <text:p>1.2739</text:p>
              </table:table-cell>
              <table:table-cell office:value-type="float" office:value="1.2697">
                <text:p>1.2697</text:p>
              </table:table-cell>
              <table:table-cell office:value-type="float" office:value="1.4309">
                <text:p>1.4309</text:p>
              </table:table-cell>
              <table:table-cell office:value-type="float" office:value="1.1167">
                <text:p>1.1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707">
                <text:p>1.2707</text:p>
              </table:table-cell>
              <table:table-cell office:value-type="float" office:value="1.305">
                <text:p>1.305</text:p>
              </table:table-cell>
              <table:table-cell office:value-type="float" office:value="1.4471">
                <text:p>1.447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368">
                <text:p>1.2368</text:p>
              </table:table-cell>
              <table:table-cell office:value-type="float" office:value="1.2896">
                <text:p>1.2896</text:p>
              </table:table-cell>
              <table:table-cell office:value-type="float" office:value="1.4157">
                <text:p>1.4157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456">
                <text:p>1.3456</text:p>
              </table:table-cell>
              <table:table-cell office:value-type="float" office:value="1.3862">
                <text:p>1.3862</text:p>
              </table:table-cell>
              <table:table-cell office:value-type="float" office:value="1.4709">
                <text:p>1.4709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355">
                <text:p>1.2355</text:p>
              </table:table-cell>
              <table:table-cell office:value-type="float" office:value="1.2892">
                <text:p>1.2892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965">
                <text:p>1.2965</text:p>
              </table:table-cell>
              <table:table-cell office:value-type="float" office:value="1.3286">
                <text:p>1.3286</text:p>
              </table:table-cell>
              <table:table-cell office:value-type="float" office:value="1.4456">
                <text:p>1.4456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453">
                <text:p>1.3453</text:p>
              </table:table-cell>
              <table:table-cell office:value-type="float" office:value="1.2856">
                <text:p>1.2856</text:p>
              </table:table-cell>
              <table:table-cell office:value-type="float" office:value="1.4704">
                <text:p>1.4704</text:p>
              </table:table-cell>
              <table:table-cell office:value-type="float" office:value="1.2801">
                <text:p>1.2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489">
                <text:p>1.2489</text:p>
              </table:table-cell>
              <table:table-cell office:value-type="float" office:value="1.2972">
                <text:p>1.2972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947">
                <text:p>1.2947</text:p>
              </table:table-cell>
              <table:table-cell office:value-type="float" office:value="1.2771">
                <text:p>1.2771</text:p>
              </table:table-cell>
              <table:table-cell office:value-type="float" office:value="1.5138">
                <text:p>1.5138</text:p>
              </table:table-cell>
              <table:table-cell office:value-type="float" office:value="1.1539">
                <text:p>1.1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476">
                <text:p>1.2476</text:p>
              </table:table-cell>
              <table:table-cell office:value-type="float" office:value="1.2892">
                <text:p>1.2892</text:p>
              </table:table-cell>
              <table:table-cell office:value-type="float" office:value="1.4774">
                <text:p>1.4774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664">
                <text:p>1.2664</text:p>
              </table:table-cell>
              <table:table-cell office:value-type="float" office:value="1.3185">
                <text:p>1.3185</text:p>
              </table:table-cell>
              <table:table-cell office:value-type="float" office:value="1.4703">
                <text:p>1.4703</text:p>
              </table:table-cell>
              <table:table-cell office:value-type="float" office:value="1.0004">
                <text:p>1.0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717">
                <text:p>1.2717</text:p>
              </table:table-cell>
              <table:table-cell office:value-type="float" office:value="1.2813">
                <text:p>1.2813</text:p>
              </table:table-cell>
              <table:table-cell office:value-type="float" office:value="1.4061">
                <text:p>1.4061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489">
                <text:p>1.2489</text:p>
              </table:table-cell>
              <table:table-cell office:value-type="float" office:value="1.2972">
                <text:p>1.2972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646">
                <text:p>1.2646</text:p>
              </table:table-cell>
              <table:table-cell office:value-type="float" office:value="1.2723">
                <text:p>1.2723</text:p>
              </table:table-cell>
              <table:table-cell office:value-type="float" office:value="1.4061">
                <text:p>1.4061</text:p>
              </table:table-cell>
              <table:table-cell office:value-type="float" office:value="1.0292">
                <text:p>1.0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202">
                <text:p>1.3202</text:p>
              </table:table-cell>
              <table:table-cell office:value-type="float" office:value="1.3359">
                <text:p>1.3359</text:p>
              </table:table-cell>
              <table:table-cell office:value-type="float" office:value="1.4418">
                <text:p>1.4418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418">
                <text:p>1.2418</text:p>
              </table:table-cell>
              <table:table-cell office:value-type="float" office:value="1.2602">
                <text:p>1.2602</text:p>
              </table:table-cell>
              <table:table-cell office:value-type="float" office:value="1.4246">
                <text:p>1.4246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486">
                <text:p>1.2486</text:p>
              </table:table-cell>
              <table:table-cell office:value-type="float" office:value="1.2757">
                <text:p>1.2757</text:p>
              </table:table-cell>
              <table:table-cell office:value-type="float" office:value="1.3879">
                <text:p>1.3879</text:p>
              </table:table-cell>
              <table:table-cell office:value-type="float" office:value="0.9262">
                <text:p>0.9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275">
                <text:p>1.275</text:p>
              </table:table-cell>
              <table:table-cell office:value-type="float" office:value="1.3094">
                <text:p>1.3094</text:p>
              </table:table-cell>
              <table:table-cell office:value-type="float" office:value="1.4562">
                <text:p>1.4562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595">
                <text:p>1.2595</text:p>
              </table:table-cell>
              <table:table-cell office:value-type="float" office:value="1.2666">
                <text:p>1.2666</text:p>
              </table:table-cell>
              <table:table-cell office:value-type="float" office:value="1.3286">
                <text:p>1.3286</text:p>
              </table:table-cell>
              <table:table-cell office:value-type="float" office:value="1.1446">
                <text:p>1.14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708">
                <text:p>1.2708</text:p>
              </table:table-cell>
              <table:table-cell office:value-type="float" office:value="1.3071">
                <text:p>1.3071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648">
                <text:p>1.2648</text:p>
              </table:table-cell>
              <table:table-cell office:value-type="float" office:value="1.2892">
                <text:p>1.2892</text:p>
              </table:table-cell>
              <table:table-cell office:value-type="float" office:value="1.4293">
                <text:p>1.429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781">
                <text:p>1.2781</text:p>
              </table:table-cell>
              <table:table-cell office:value-type="float" office:value="1.2851">
                <text:p>1.2851</text:p>
              </table:table-cell>
              <table:table-cell office:value-type="float" office:value="1.3705">
                <text:p>1.3705</text:p>
              </table:table-cell>
              <table:table-cell office:value-type="float" office:value="1.1342">
                <text:p>1.1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351">
                <text:p>1.3351</text:p>
              </table:table-cell>
              <table:table-cell office:value-type="float" office:value="1.3392">
                <text:p>1.3392</text:p>
              </table:table-cell>
              <table:table-cell office:value-type="float" office:value="1.5112">
                <text:p>1.5112</text:p>
              </table:table-cell>
              <table:table-cell office:value-type="float" office:value="1.0922">
                <text:p>1.09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423">
                <text:p>1.3423</text:p>
              </table:table-cell>
              <table:table-cell office:value-type="float" office:value="1.3556">
                <text:p>1.3556</text:p>
              </table:table-cell>
              <table:table-cell office:value-type="float" office:value="1.475">
                <text:p>1.475</text:p>
              </table:table-cell>
              <table:table-cell office:value-type="float" office:value="1.1092">
                <text:p>1.10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489">
                <text:p>1.2489</text:p>
              </table:table-cell>
              <table:table-cell office:value-type="float" office:value="1.2972">
                <text:p>1.2972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158">
                <text:p>1.3158</text:p>
              </table:table-cell>
              <table:table-cell office:value-type="float" office:value="1.3251">
                <text:p>1.3251</text:p>
              </table:table-cell>
              <table:table-cell office:value-type="float" office:value="1.5369">
                <text:p>1.5369</text:p>
              </table:table-cell>
              <table:table-cell office:value-type="float" office:value="1.1094">
                <text:p>1.10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78">
                <text:p>1.1178</text:p>
              </table:table-cell>
              <table:table-cell office:value-type="float" office:value="1.1384">
                <text:p>1.1384</text:p>
              </table:table-cell>
              <table:table-cell office:value-type="float" office:value="1.2664">
                <text:p>1.2664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656">
                <text:p>1.3656</text:p>
              </table:table-cell>
              <table:table-cell office:value-type="float" office:value="1.3674">
                <text:p>1.3674</text:p>
              </table:table-cell>
              <table:table-cell office:value-type="float" office:value="1.4952">
                <text:p>1.4952</text:p>
              </table:table-cell>
              <table:table-cell office:value-type="float" office:value="1.0837">
                <text:p>1.0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357">
                <text:p>1.2357</text:p>
              </table:table-cell>
              <table:table-cell office:value-type="float" office:value="1.2473">
                <text:p>1.2473</text:p>
              </table:table-cell>
              <table:table-cell office:value-type="float" office:value="1.3098">
                <text:p>1.3098</text:p>
              </table:table-cell>
              <table:table-cell office:value-type="float" office:value="1.1354">
                <text:p>1.13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622">
                <text:p>1.2622</text:p>
              </table:table-cell>
              <table:table-cell office:value-type="float" office:value="1.305">
                <text:p>1.305</text:p>
              </table:table-cell>
              <table:table-cell office:value-type="float" office:value="1.4488">
                <text:p>1.448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79">
                <text:p>1.2179</text:p>
              </table:table-cell>
              <table:table-cell office:value-type="float" office:value="1.2611">
                <text:p>1.2611</text:p>
              </table:table-cell>
              <table:table-cell office:value-type="float" office:value="1.448">
                <text:p>1.44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07">
                <text:p>1.307</text:p>
              </table:table-cell>
              <table:table-cell office:value-type="float" office:value="1.3302">
                <text:p>1.3302</text:p>
              </table:table-cell>
              <table:table-cell office:value-type="float" office:value="1.4559">
                <text:p>1.4559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827">
                <text:p>1.2827</text:p>
              </table:table-cell>
              <table:table-cell office:value-type="float" office:value="1.3241">
                <text:p>1.3241</text:p>
              </table:table-cell>
              <table:table-cell office:value-type="float" office:value="1.4061">
                <text:p>1.4061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696">
                <text:p>1.2696</text:p>
              </table:table-cell>
              <table:table-cell office:value-type="float" office:value="1.3119">
                <text:p>1.3119</text:p>
              </table:table-cell>
              <table:table-cell office:value-type="float" office:value="1.3948">
                <text:p>1.394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387">
                <text:p>1.2387</text:p>
              </table:table-cell>
              <table:table-cell office:value-type="float" office:value="1.289">
                <text:p>1.289</text:p>
              </table:table-cell>
              <table:table-cell office:value-type="float" office:value="1.3842">
                <text:p>1.3842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331">
                <text:p>1.3331</text:p>
              </table:table-cell>
              <table:table-cell office:value-type="float" office:value="1.3273">
                <text:p>1.3273</text:p>
              </table:table-cell>
              <table:table-cell office:value-type="float" office:value="1.4084">
                <text:p>1.4084</text:p>
              </table:table-cell>
              <table:table-cell office:value-type="float" office:value="1.2369">
                <text:p>1.23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838">
                <text:p>1.2838</text:p>
              </table:table-cell>
              <table:table-cell office:value-type="float" office:value="1.2674">
                <text:p>1.2674</text:p>
              </table:table-cell>
              <table:table-cell office:value-type="float" office:value="1.4924">
                <text:p>1.4924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2715">
                <text:p>1.2715</text:p>
              </table:table-cell>
              <table:table-cell office:value-type="float" office:value="1.305">
                <text:p>1.305</text:p>
              </table:table-cell>
              <table:table-cell office:value-type="float" office:value="1.432">
                <text:p>1.432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476">
                <text:p>1.2476</text:p>
              </table:table-cell>
              <table:table-cell office:value-type="float" office:value="1.301">
                <text:p>1.301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056">
                <text:p>1.2056</text:p>
              </table:table-cell>
              <table:table-cell office:value-type="float" office:value="1.3011">
                <text:p>1.3011</text:p>
              </table:table-cell>
              <table:table-cell office:value-type="float" office:value="1.3543">
                <text:p>1.354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04">
                <text:p>1.304</text:p>
              </table:table-cell>
              <table:table-cell office:value-type="float" office:value="1.36">
                <text:p>1.36</text:p>
              </table:table-cell>
              <table:table-cell office:value-type="float" office:value="1.463">
                <text:p>1.463</text:p>
              </table:table-cell>
              <table:table-cell office:value-type="float" office:value="1.0116">
                <text:p>1.01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38">
                <text:p>1.2138</text:p>
              </table:table-cell>
              <table:table-cell office:value-type="float" office:value="1.2757">
                <text:p>1.2757</text:p>
              </table:table-cell>
              <table:table-cell office:value-type="float" office:value="1.4488">
                <text:p>1.4488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96">
                <text:p>1.296</text:p>
              </table:table-cell>
              <table:table-cell office:value-type="float" office:value="1.31">
                <text:p>1.31</text:p>
              </table:table-cell>
              <table:table-cell office:value-type="float" office:value="1.4439">
                <text:p>1.4439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039">
                <text:p>1.3039</text:p>
              </table:table-cell>
              <table:table-cell office:value-type="float" office:value="1.3221">
                <text:p>1.3221</text:p>
              </table:table-cell>
              <table:table-cell office:value-type="float" office:value="1.4246">
                <text:p>1.4246</text:p>
              </table:table-cell>
              <table:table-cell office:value-type="float" office:value="1.1882">
                <text:p>1.18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968">
                <text:p>1.2968</text:p>
              </table:table-cell>
              <table:table-cell office:value-type="float" office:value="1.3606">
                <text:p>1.3606</text:p>
              </table:table-cell>
              <table:table-cell office:value-type="float" office:value="1.4198">
                <text:p>1.4198</text:p>
              </table:table-cell>
              <table:table-cell office:value-type="float" office:value="1.0957">
                <text:p>1.09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607">
                <text:p>1.2607</text:p>
              </table:table-cell>
              <table:table-cell office:value-type="float" office:value="1.328">
                <text:p>1.328</text:p>
              </table:table-cell>
              <table:table-cell office:value-type="float" office:value="1.453">
                <text:p>1.45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993">
                <text:p>1.2993</text:p>
              </table:table-cell>
              <table:table-cell office:value-type="float" office:value="1.3191">
                <text:p>1.3191</text:p>
              </table:table-cell>
              <table:table-cell office:value-type="float" office:value="1.3886">
                <text:p>1.3886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596">
                <text:p>1.2596</text:p>
              </table:table-cell>
              <table:table-cell office:value-type="float" office:value="1.2656">
                <text:p>1.2656</text:p>
              </table:table-cell>
              <table:table-cell office:value-type="float" office:value="1.3679">
                <text:p>1.3679</text:p>
              </table:table-cell>
              <table:table-cell office:value-type="float" office:value="1.1683">
                <text:p>1.16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678">
                <text:p>1.2678</text:p>
              </table:table-cell>
              <table:table-cell office:value-type="float" office:value="1.3088">
                <text:p>1.3088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05">
                <text:p>1.205</text:p>
              </table:table-cell>
              <table:table-cell office:value-type="float" office:value="1.2403">
                <text:p>1.2403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586">
                <text:p>1.3586</text:p>
              </table:table-cell>
              <table:table-cell office:value-type="float" office:value="1.367">
                <text:p>1.367</text:p>
              </table:table-cell>
              <table:table-cell office:value-type="float" office:value="1.4037">
                <text:p>1.4037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2916">
                <text:p>1.2916</text:p>
              </table:table-cell>
              <table:table-cell office:value-type="float" office:value="1.299">
                <text:p>1.299</text:p>
              </table:table-cell>
              <table:table-cell office:value-type="float" office:value="1.4061">
                <text:p>1.4061</text:p>
              </table:table-cell>
              <table:table-cell office:value-type="float" office:value="1.1951">
                <text:p>1.1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751">
                <text:p>1.2751</text:p>
              </table:table-cell>
              <table:table-cell office:value-type="float" office:value="1.2611">
                <text:p>1.2611</text:p>
              </table:table-cell>
              <table:table-cell office:value-type="float" office:value="1.3432">
                <text:p>1.3432</text:p>
              </table:table-cell>
              <table:table-cell office:value-type="float" office:value="1.2211">
                <text:p>1.2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2897">
                <text:p>1.2897</text:p>
              </table:table-cell>
              <table:table-cell office:value-type="float" office:value="1.2934">
                <text:p>1.2934</text:p>
              </table:table-cell>
              <table:table-cell office:value-type="float" office:value="1.4077">
                <text:p>1.4077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978">
                <text:p>1.2978</text:p>
              </table:table-cell>
              <table:table-cell office:value-type="float" office:value="1.2562">
                <text:p>1.2562</text:p>
              </table:table-cell>
              <table:table-cell office:value-type="float" office:value="1.3993">
                <text:p>1.3993</text:p>
              </table:table-cell>
              <table:table-cell office:value-type="float" office:value="1.2379">
                <text:p>1.23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2678">
                <text:p>1.2678</text:p>
              </table:table-cell>
              <table:table-cell office:value-type="float" office:value="1.3088">
                <text:p>1.3088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251">
                <text:p>1.3251</text:p>
              </table:table-cell>
              <table:table-cell office:value-type="float" office:value="1.3496">
                <text:p>1.3496</text:p>
              </table:table-cell>
              <table:table-cell office:value-type="float" office:value="1.4243">
                <text:p>1.4243</text:p>
              </table:table-cell>
              <table:table-cell office:value-type="float" office:value="1.1751">
                <text:p>1.1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2929">
                <text:p>1.2929</text:p>
              </table:table-cell>
              <table:table-cell office:value-type="float" office:value="1.3191">
                <text:p>1.3191</text:p>
              </table:table-cell>
              <table:table-cell office:value-type="float" office:value="1.3971">
                <text:p>1.3971</text:p>
              </table:table-cell>
              <table:table-cell office:value-type="float" office:value="1.1312">
                <text:p>1.1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2933">
                <text:p>1.2933</text:p>
              </table:table-cell>
              <table:table-cell office:value-type="float" office:value="1.3096">
                <text:p>1.3096</text:p>
              </table:table-cell>
              <table:table-cell office:value-type="float" office:value="1.3943">
                <text:p>1.3943</text:p>
              </table:table-cell>
              <table:table-cell office:value-type="float" office:value="1.1704">
                <text:p>1.17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2853">
                <text:p>1.2853</text:p>
              </table:table-cell>
              <table:table-cell office:value-type="float" office:value="1.2661">
                <text:p>1.2661</text:p>
              </table:table-cell>
              <table:table-cell office:value-type="float" office:value="1.398">
                <text:p>1.398</text:p>
              </table:table-cell>
              <table:table-cell office:value-type="float" office:value="1.2039">
                <text:p>1.20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2678">
                <text:p>1.2678</text:p>
              </table:table-cell>
              <table:table-cell office:value-type="float" office:value="1.3088">
                <text:p>1.3088</text:p>
              </table:table-cell>
              <table:table-cell office:value-type="float" office:value="1.4061">
                <text:p>1.4061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2009">
                <text:p>1.2009</text:p>
              </table:table-cell>
              <table:table-cell office:value-type="float" office:value="1.3001">
                <text:p>1.3001</text:p>
              </table:table-cell>
              <table:table-cell office:value-type="float" office:value="1.403">
                <text:p>1.403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2906">
                <text:p>1.2906</text:p>
              </table:table-cell>
              <table:table-cell office:value-type="float" office:value="1.297">
                <text:p>1.297</text:p>
              </table:table-cell>
              <table:table-cell office:value-type="float" office:value="1.3381">
                <text:p>1.3381</text:p>
              </table:table-cell>
              <table:table-cell office:value-type="float" office:value="1.2366">
                <text:p>1.2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984">
                <text:p>1.2984</text:p>
              </table:table-cell>
              <table:table-cell office:value-type="float" office:value="1.3097">
                <text:p>1.3097</text:p>
              </table:table-cell>
              <table:table-cell office:value-type="float" office:value="1.415">
                <text:p>1.415</text:p>
              </table:table-cell>
              <table:table-cell office:value-type="float" office:value="1.1247">
                <text:p>1.1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2252">
                <text:p>1.2252</text:p>
              </table:table-cell>
              <table:table-cell office:value-type="float" office:value="1.2703">
                <text:p>1.2703</text:p>
              </table:table-cell>
              <table:table-cell office:value-type="float" office:value="1.3754">
                <text:p>1.3754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2252">
                <text:p>1.2252</text:p>
              </table:table-cell>
              <table:table-cell office:value-type="float" office:value="1.2703">
                <text:p>1.2703</text:p>
              </table:table-cell>
              <table:table-cell office:value-type="float" office:value="1.3754">
                <text:p>1.3754</text:p>
              </table:table-cell>
              <table:table-cell office:value-type="float" office:value="0.7021">
                <text:p>0.7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2555">
                <text:p>1.2555</text:p>
              </table:table-cell>
              <table:table-cell office:value-type="float" office:value="1.2599">
                <text:p>1.2599</text:p>
              </table:table-cell>
              <table:table-cell office:value-type="float" office:value="1.3985">
                <text:p>1.3985</text:p>
              </table:table-cell>
              <table:table-cell office:value-type="float" office:value="1.0957">
                <text:p>1.0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